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to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Resistance</text:p>
          </table:table-cell>
          <table:table-cell office:value-type="string">
            <text:p>dif</text:p>
          </table:table-cell>
          <table:table-cell office:value-type="string">
            <text:p>ln(Resistance)</text:p>
          </table:table-cell>
          <table:table-cell office:value-type="string">
            <text:p>ln(dif)</text:p>
          </table:table-cell>
          <table:table-cell/>
          <table:table-cell>
            <draw:frame table:end-cell-address="Sheet1.M20" table:end-x="0.8126in" table:end-y="0.1677in" draw:z-index="0" draw:name="=A1" draw:style-name="gr1" draw:text-style-name="P1" svg:width="6.3in" svg:height="3.5457in" svg:x="0.7358in" svg:y="0in">
              <draw:object draw:notify-on-update-of-ranges="Sheet1.A2:Sheet1.A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=A1</svg:title>
            </draw:frame>
          </table:table-cell>
          <table:table-cell/>
        </table:table-row>
        <table:table-row table:style-name="ro1">
          <table:table-cell office:value-type="float" office:value="0.333333333333333">
            <text:p>0.3333333333</text:p>
          </table:table-cell>
          <table:table-cell/>
          <table:table-cell table:formula="of:=LN([.A2])" office:value-type="float" office:value="-1.09861228866811">
            <text:p>-1.0986122887</text:p>
          </table:table-cell>
          <table:table-cell table:number-columns-repeated="4"/>
        </table:table-row>
        <table:table-row table:style-name="ro1">
          <table:table-cell office:value-type="float" office:value="0.372093023255814">
            <text:p>0.3720930233</text:p>
          </table:table-cell>
          <table:table-cell table:formula="of:=[.A3]-[.A2]" office:value-type="float" office:value="0.038759689922481">
            <text:p>0.0387596899</text:p>
          </table:table-cell>
          <table:table-cell table:formula="of:=LN([.A3])" office:value-type="float" office:value="-0.988611393453781">
            <text:p>-0.9886113935</text:p>
          </table:table-cell>
          <table:table-cell table:formula="of:=LN([.B3])" office:value-type="float" office:value="-3.25037449192756">
            <text:p>-3.2503744919</text:p>
          </table:table-cell>
          <table:table-cell table:number-columns-repeated="3"/>
        </table:table-row>
        <table:table-row table:style-name="ro1">
          <table:table-cell office:value-type="float" office:value="0.396131528046422">
            <text:p>0.396131528</text:p>
          </table:table-cell>
          <table:table-cell table:formula="of:=[.A4]-[.A3]" office:value-type="float" office:value="0.024038504790608">
            <text:p>0.0240385048</text:p>
          </table:table-cell>
          <table:table-cell table:formula="of:=LN([.A4])" office:value-type="float" office:value="-0.926008981343075">
            <text:p>-0.9260089813</text:p>
          </table:table-cell>
          <table:table-cell table:formula="of:=LN([.B4])" office:value-type="float" office:value="-3.72809836797954">
            <text:p>-3.728098368</text:p>
          </table:table-cell>
          <table:table-cell table:number-columns-repeated="3"/>
        </table:table-row>
        <table:table-row table:style-name="ro1">
          <table:table-cell office:value-type="float" office:value="0.412944853311826">
            <text:p>0.4129448533</text:p>
          </table:table-cell>
          <table:table-cell table:formula="of:=[.A5]-[.A4]" office:value-type="float" office:value="0.016813325265404">
            <text:p>0.0168133253</text:p>
          </table:table-cell>
          <table:table-cell table:formula="of:=LN([.A5])" office:value-type="float" office:value="-0.88444122202665">
            <text:p>-0.884441222</text:p>
          </table:table-cell>
          <table:table-cell table:formula="of:=LN([.B5])" office:value-type="float" office:value="-4.0855835364067">
            <text:p>-4.0855835364</text:p>
          </table:table-cell>
          <table:table-cell table:number-columns-repeated="3"/>
        </table:table-row>
        <table:table-row table:style-name="ro1">
          <table:table-cell office:value-type="float" office:value="0.425590222646496">
            <text:p>0.4255902226</text:p>
          </table:table-cell>
          <table:table-cell table:formula="of:=[.A6]-[.A5]" office:value-type="float" office:value="0.01264536933467">
            <text:p>0.0126453693</text:p>
          </table:table-cell>
          <table:table-cell table:formula="of:=LN([.A6])" office:value-type="float" office:value="-0.854278314323626">
            <text:p>-0.8542783143</text:p>
          </table:table-cell>
          <table:table-cell table:formula="of:=LN([.B6])" office:value-type="float" office:value="-4.3704641913255">
            <text:p>-4.3704641913</text:p>
          </table:table-cell>
          <table:table-cell table:number-columns-repeated="3"/>
        </table:table-row>
        <table:table-row table:style-name="ro1">
          <table:table-cell office:value-type="float" office:value="0.435579374641003">
            <text:p>0.4355793746</text:p>
          </table:table-cell>
          <table:table-cell table:formula="of:=[.A7]-[.A6]" office:value-type="float" office:value="0.00998915199450701">
            <text:p>0.009989152</text:p>
          </table:table-cell>
          <table:table-cell table:formula="of:=LN([.A7])" office:value-type="float" office:value="-0.831078238353338">
            <text:p>-0.8310782384</text:p>
          </table:table-cell>
          <table:table-cell table:formula="of:=LN([.B7])" office:value-type="float" office:value="-4.60625557535938">
            <text:p>-4.6062555754</text:p>
          </table:table-cell>
          <table:table-cell table:number-columns-repeated="3"/>
        </table:table-row>
        <table:table-row table:style-name="ro1">
          <table:table-cell office:value-type="float" office:value="0.443753338662299">
            <text:p>0.4437533387</text:p>
          </table:table-cell>
          <table:table-cell table:formula="of:=[.A8]-[.A7]" office:value-type="float" office:value="0.008173964021296">
            <text:p>0.008173964</text:p>
          </table:table-cell>
          <table:table-cell table:formula="of:=LN([.A8])" office:value-type="float" office:value="-0.812486414474789">
            <text:p>-0.8124864145</text:p>
          </table:table-cell>
          <table:table-cell table:formula="of:=LN([.B8])" office:value-type="float" office:value="-4.80680129545287">
            <text:p>-4.8068012955</text:p>
          </table:table-cell>
          <table:table-cell table:number-columns-repeated="3"/>
        </table:table-row>
        <table:table-row table:style-name="ro1">
          <table:table-cell office:value-type="float" office:value="0.450620857744027">
            <text:p>0.4506208577</text:p>
          </table:table-cell>
          <table:table-cell table:formula="of:=[.A9]-[.A8]" office:value-type="float" office:value="0.006867519081728">
            <text:p>0.0068675191</text:p>
          </table:table-cell>
          <table:table-cell table:formula="of:=LN([.A9])" office:value-type="float" office:value="-0.797128963231437">
            <text:p>-0.7971289632</text:p>
          </table:table-cell>
          <table:table-cell table:formula="of:=LN([.B9])" office:value-type="float" office:value="-4.98095236144348">
            <text:p>-4.9809523614</text:p>
          </table:table-cell>
          <table:table-cell table:number-columns-repeated="3"/>
        </table:table-row>
        <table:table-row table:style-name="ro1">
          <table:table-cell office:value-type="float" office:value="0.456509811920149">
            <text:p>0.4565098119</text:p>
          </table:table-cell>
          <table:table-cell table:formula="of:=[.A10]-[.A9]" office:value-type="float" office:value="0.00588895417612201">
            <text:p>0.0058889542</text:p>
          </table:table-cell>
          <table:table-cell table:formula="of:=LN([.A10])" office:value-type="float" office:value="-0.784145085377119">
            <text:p>-0.7841450854</text:p>
          </table:table-cell>
          <table:table-cell table:formula="of:=LN([.B10])" office:value-type="float" office:value="-5.13467685631641">
            <text:p>-5.1346768563</text:p>
          </table:table-cell>
          <table:table-cell table:number-columns-repeated="3"/>
        </table:table-row>
        <table:table-row table:style-name="ro1">
          <table:table-cell office:value-type="float" office:value="0.461642294469456">
            <text:p>0.4616422945</text:p>
          </table:table-cell>
          <table:table-cell table:formula="of:=[.A11]-[.A10]" office:value-type="float" office:value="0.00513248254930698">
            <text:p>0.0051324825</text:p>
          </table:table-cell>
          <table:table-cell table:formula="of:=LN([.A11])" office:value-type="float" office:value="-0.772964942185253">
            <text:p>-0.7729649422</text:p>
          </table:table-cell>
          <table:table-cell table:formula="of:=LN([.B11])" office:value-type="float" office:value="-5.27216580911457">
            <text:p>-5.2721658091</text:p>
          </table:table-cell>
          <table:table-cell table:number-columns-repeated="3"/>
        </table:table-row>
        <table:table-row table:style-name="ro1">
          <table:table-cell office:value-type="float" office:value="0.466174883198782">
            <text:p>0.4661748832</text:p>
          </table:table-cell>
          <table:table-cell table:formula="of:=[.A12]-[.A11]" office:value-type="float" office:value="0.00453258872932599">
            <text:p>0.0045325887</text:p>
          </table:table-cell>
          <table:table-cell table:formula="of:=LN([.A12])" office:value-type="float" office:value="-0.76319442942431">
            <text:p>-0.7631944294</text:p>
          </table:table-cell>
          <table:table-cell table:formula="of:=LN([.B12])" office:value-type="float" office:value="-5.39646203928287">
            <text:p>-5.3964620393</text:p>
          </table:table-cell>
          <table:table-cell table:number-columns-repeated="3"/>
        </table:table-row>
        <table:table-row table:style-name="ro1">
          <table:table-cell office:value-type="float" office:value="0.47022164720619">
            <text:p>0.4702216472</text:p>
          </table:table-cell>
          <table:table-cell table:formula="of:=[.A13]-[.A12]" office:value-type="float" office:value="0.00404676400740794">
            <text:p>0.004046764</text:p>
          </table:table-cell>
          <table:table-cell table:formula="of:=LN([.A13])" office:value-type="float" office:value="-0.754551105641151">
            <text:p>-0.7545511056</text:p>
          </table:table-cell>
          <table:table-cell table:formula="of:=LN([.B13])" office:value-type="float" office:value="-5.50983772775929">
            <text:p>-5.5098377278</text:p>
          </table:table-cell>
          <table:table-cell table:number-columns-repeated="2"/>
          <table:table-cell>
            <draw:frame table:end-cell-address="Sheet1.N33" table:end-x="0.8114in" table:end-y="0.0394in" draw:z-index="1" draw:style-name="gr2" draw:text-style-name="P1" svg:width="6.2988in" svg:height="3.5429in" svg:x="0.7358in" svg:y="0.052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473867988911859">
            <text:p>0.4738679889</text:p>
          </table:table-cell>
          <table:table-cell table:formula="of:=[.A14]-[.A13]" office:value-type="float" office:value="0.00364634170566908">
            <text:p>0.0036463417</text:p>
          </table:table-cell>
          <table:table-cell table:formula="of:=LN([.A14])" office:value-type="float" office:value="-0.746826500481975">
            <text:p>-0.7468265005</text:p>
          </table:table-cell>
          <table:table-cell table:formula="of:=LN([.B14])" office:value-type="float" office:value="-5.61403088641803">
            <text:p>-5.6140308864</text:p>
          </table:table-cell>
          <table:table-cell table:number-columns-repeated="3"/>
        </table:table-row>
        <table:table-row table:style-name="ro1">
          <table:table-cell office:value-type="float" office:value="0.477179340667915">
            <text:p>0.4771793407</text:p>
          </table:table-cell>
          <table:table-cell table:formula="of:=[.A15]-[.A14]" office:value-type="float" office:value="0.00331135175605601">
            <text:p>0.0033113518</text:p>
          </table:table-cell>
          <table:table-cell table:formula="of:=LN([.A15])" office:value-type="float" office:value="-0.739862882512144">
            <text:p>-0.7398628825</text:p>
          </table:table-cell>
          <table:table-cell table:formula="of:=LN([.B15])" office:value-type="float" office:value="-5.71039878744442">
            <text:p>-5.7103987874</text:p>
          </table:table-cell>
          <table:table-cell table:number-columns-repeated="3"/>
        </table:table-row>
        <table:table-row table:style-name="ro1">
          <table:table-cell office:value-type="float" office:value="0.480206832993252">
            <text:p>0.480206833</text:p>
          </table:table-cell>
          <table:table-cell table:formula="of:=[.A16]-[.A15]" office:value-type="float" office:value="0.003027492325337">
            <text:p>0.0030274923</text:p>
          </table:table-cell>
          <table:table-cell table:formula="of:=LN([.A16])" office:value-type="float" office:value="-0.733538365822561">
            <text:p>-0.7335383658</text:p>
          </table:table-cell>
          <table:table-cell table:formula="of:=LN([.B16])" office:value-type="float" office:value="-5.80002061752389">
            <text:p>-5.8000206175</text:p>
          </table:table-cell>
          <table:table-cell table:number-columns-repeated="3"/>
        </table:table-row>
        <table:table-row table:style-name="ro1">
          <table:table-cell office:value-type="float" office:value="0.482991107205033">
            <text:p>0.4829911072</text:p>
          </table:table-cell>
          <table:table-cell table:formula="of:=[.A17]-[.A16]" office:value-type="float" office:value="0.00278427421178096">
            <text:p>0.0027842742</text:p>
          </table:table-cell>
          <table:table-cell table:formula="of:=LN([.A17])" office:value-type="float" office:value="-0.727757037082842">
            <text:p>-0.7277570371</text:p>
          </table:table-cell>
          <table:table-cell table:formula="of:=LN([.B17])" office:value-type="float" office:value="-5.88376804574936">
            <text:p>-5.8837680457</text:p>
          </table:table-cell>
          <table:table-cell table:number-columns-repeated="3"/>
        </table:table-row>
        <table:table-row table:style-name="ro1">
          <table:table-cell office:value-type="float" office:value="0.485564950848015">
            <text:p>0.4855649508</text:p>
          </table:table-cell>
          <table:table-cell table:formula="of:=[.A18]-[.A17]" office:value-type="float" office:value="0.00257384364298202">
            <text:p>0.0025738436</text:p>
          </table:table-cell>
          <table:table-cell table:formula="of:=LN([.A18])" office:value-type="float" office:value="-0.72244221884335">
            <text:p>-0.7224422188</text:p>
          </table:table-cell>
          <table:table-cell table:formula="of:=LN([.B18])" office:value-type="float" office:value="-5.96235491641547">
            <text:p>-5.9623549164</text:p>
          </table:table-cell>
          <table:table-cell table:number-columns-repeated="3"/>
        </table:table-row>
        <table:table-row table:style-name="ro1">
          <table:table-cell office:value-type="float" office:value="0.487955163353999">
            <text:p>0.4879551634</text:p>
          </table:table-cell>
          <table:table-cell table:formula="of:=[.A19]-[.A18]" office:value-type="float" office:value="0.00239021250598398">
            <text:p>0.0023902125</text:p>
          </table:table-cell>
          <table:table-cell table:formula="of:=LN([.A19])" office:value-type="float" office:value="-0.717531755723019">
            <text:p>-0.7175317557</text:p>
          </table:table-cell>
          <table:table-cell table:formula="of:=LN([.B19])" office:value-type="float" office:value="-6.03637300235374">
            <text:p>-6.0363730024</text:p>
          </table:table-cell>
          <table:table-cell table:number-columns-repeated="3"/>
        </table:table-row>
        <table:table-row table:style-name="ro1">
          <table:table-cell office:value-type="float" office:value="0.490183904794171">
            <text:p>0.4901839048</text:p>
          </table:table-cell>
          <table:table-cell table:formula="of:=[.A20]-[.A19]" office:value-type="float" office:value="0.00222874144017199">
            <text:p>0.0022287414</text:p>
          </table:table-cell>
          <table:table-cell table:formula="of:=LN([.A20])" office:value-type="float" office:value="-0.71297464238439">
            <text:p>-0.7129746424</text:p>
          </table:table-cell>
          <table:table-cell table:formula="of:=LN([.B20])" office:value-type="float" office:value="-6.10631822943502">
            <text:p>-6.1063182294</text:p>
          </table:table-cell>
          <table:table-cell table:number-columns-repeated="3"/>
        </table:table-row>
        <table:table-row table:style-name="ro1">
          <table:table-cell office:value-type="float" office:value="0.492269689268237">
            <text:p>0.4922696893</text:p>
          </table:table-cell>
          <table:table-cell table:formula="of:=[.A21]-[.A20]" office:value-type="float" office:value="0.00208578447406604">
            <text:p>0.0020857845</text:p>
          </table:table-cell>
          <table:table-cell table:formula="of:=LN([.A21])" office:value-type="float" office:value="-0.708728563749389">
            <text:p>-0.7087285637</text:p>
          </table:table-cell>
          <table:table-cell table:formula="of:=LN([.B21])" office:value-type="float" office:value="-6.1726102479399">
            <text:p>-6.1726102479</text:p>
          </table:table-cell>
          <table:table-cell table:number-columns-repeated="3"/>
        </table:table-row>
        <table:table-row table:style-name="ro1">
          <table:table-cell office:value-type="float" office:value="0.49422812882232">
            <text:p>0.4942281288</text:p>
          </table:table-cell>
          <table:table-cell table:formula="of:=[.A22]-[.A21]" office:value-type="float" office:value="0.00195843955408292">
            <text:p>0.0019584396</text:p>
          </table:table-cell>
          <table:table-cell table:formula="of:=LN([.A22])" office:value-type="float" office:value="-0.7047580691552">
            <text:p>-0.7047580692</text:p>
          </table:table-cell>
          <table:table-cell table:formula="of:=LN([.B22])" office:value-type="float" office:value="-6.23560726870821">
            <text:p>-6.2356072687</text:p>
          </table:table-cell>
          <table:table-cell table:number-columns-repeated="3"/>
        </table:table-row>
        <table:table-row table:style-name="ro1">
          <table:table-cell office:value-type="float" office:value="0.496072498920627">
            <text:p>0.4960724989</text:p>
          </table:table-cell>
          <table:table-cell table:formula="of:=[.A23]-[.A22]" office:value-type="float" office:value="0.00184437009830707">
            <text:p>0.0018443701</text:p>
          </table:table-cell>
          <table:table-cell table:formula="of:=LN([.A23])" office:value-type="float" office:value="-0.701033195759907">
            <text:p>-0.7010331958</text:p>
          </table:table-cell>
          <table:table-cell table:formula="of:=LN([.B23])" office:value-type="float" office:value="-6.29561746991502">
            <text:p>-6.2956174699</text:p>
          </table:table-cell>
          <table:table-cell table:number-columns-repeated="3"/>
        </table:table-row>
        <table:table-row table:style-name="ro1">
          <table:table-cell office:value-type="float" office:value="0.497814174102873">
            <text:p>0.4978141741</text:p>
          </table:table-cell>
          <table:table-cell table:formula="of:=[.A24]-[.A23]" office:value-type="float" office:value="0.00174167518224599">
            <text:p>0.0017416752</text:p>
          </table:table-cell>
          <table:table-cell table:formula="of:=LN([.A24])" office:value-type="float" office:value="-0.697528415964909">
            <text:p>-0.697528416</text:p>
          </table:table-cell>
          <table:table-cell table:formula="of:=LN([.B24])" office:value-type="float" office:value="-6.35290788048348">
            <text:p>-6.3529078805</text:p>
          </table:table-cell>
          <table:table-cell table:number-columns-repeated="3"/>
        </table:table-row>
        <table:table-row table:style-name="ro1">
          <table:table-cell office:value-type="float" office:value="0.499462967752769">
            <text:p>0.4994629678</text:p>
          </table:table-cell>
          <table:table-cell table:formula="of:=[.A25]-[.A24]" office:value-type="float" office:value="0.00164879364989601">
            <text:p>0.0016487936</text:p>
          </table:table-cell>
          <table:table-cell table:formula="of:=LN([.A25])" office:value-type="float" office:value="-0.694221822275028">
            <text:p>-0.6942218223</text:p>
          </table:table-cell>
          <table:table-cell table:formula="of:=LN([.B25])" office:value-type="float" office:value="-6.4077113797443">
            <text:p>-6.4077113797</text:p>
          </table:table-cell>
          <table:table-cell table:number-columns-repeated="3"/>
        </table:table-row>
        <table:table-row table:style-name="ro1">
          <table:table-cell office:value-type="float" office:value="0.501027400047042">
            <text:p>0.5010274</text:p>
          </table:table-cell>
          <table:table-cell table:formula="of:=[.A26]-[.A25]" office:value-type="float" office:value="0.001564432294273">
            <text:p>0.0015644323</text:p>
          </table:table-cell>
          <table:table-cell table:formula="of:=LN([.A26])" office:value-type="float" office:value="-0.691094488680096">
            <text:p>-0.6910944887</text:p>
          </table:table-cell>
          <table:table-cell table:formula="of:=LN([.B26])" office:value-type="float" office:value="-6.46023227206343">
            <text:p>-6.4602322721</text:p>
          </table:table-cell>
          <table:table-cell table:number-columns-repeated="3"/>
        </table:table-row>
        <table:table-row table:style-name="ro1">
          <table:table-cell office:value-type="float" office:value="0.502514911426869">
            <text:p>0.5025149114</text:p>
          </table:table-cell>
          <table:table-cell table:formula="of:=[.A27]-[.A26]" office:value-type="float" office:value="0.00148751137982694">
            <text:p>0.0014875114</text:p>
          </table:table-cell>
          <table:table-cell table:formula="of:=LN([.A27])" office:value-type="float" office:value="-0.688129965007854">
            <text:p>-0.688129965</text:p>
          </table:table-cell>
          <table:table-cell table:formula="of:=LN([.B27])" office:value-type="float" office:value="-6.51065077026992">
            <text:p>-6.5106507703</text:p>
          </table:table-cell>
          <table:table-cell table:number-columns-repeated="3"/>
        </table:table-row>
        <table:table-row table:style-name="ro1">
          <table:table-cell office:value-type="float" office:value="0.50393203426365">
            <text:p>0.5039320343</text:p>
          </table:table-cell>
          <table:table-cell table:formula="of:=[.A28]-[.A27]" office:value-type="float" office:value="0.00141712283678097">
            <text:p>0.0014171228</text:p>
          </table:table-cell>
          <table:table-cell table:formula="of:=LN([.A28])" office:value-type="float" office:value="-0.685313872655693">
            <text:p>-0.6853138727</text:p>
          </table:table-cell>
          <table:table-cell table:formula="of:=LN([.B28])" office:value-type="float" office:value="-6.55912663411195">
            <text:p>-6.5591266341</text:p>
          </table:table-cell>
          <table:table-cell table:number-columns-repeated="3"/>
        </table:table-row>
        <table:table-row table:style-name="ro1">
          <table:table-cell office:value-type="float" office:value="0.505284532099114">
            <text:p>0.5052845321</text:p>
          </table:table-cell>
          <table:table-cell table:formula="of:=[.A29]-[.A28]" office:value-type="float" office:value="0.00135249783546409">
            <text:p>0.0013524978</text:p>
          </table:table-cell>
          <table:table-cell table:formula="of:=LN([.A29])" office:value-type="float" office:value="-0.682633578474571">
            <text:p>-0.6826335785</text:p>
          </table:table-cell>
          <table:table-cell table:formula="of:=LN([.B29])" office:value-type="float" office:value="-6.60580214764115">
            <text:p>-6.6058021476</text:p>
          </table:table-cell>
          <table:table-cell table:number-columns-repeated="3"/>
        </table:table-row>
        <table:table-row table:style-name="ro1">
          <table:table-cell office:value-type="float" office:value="0.50657751348624">
            <text:p>0.5065775135</text:p>
          </table:table-cell>
          <table:table-cell table:formula="of:=[.A30]-[.A29]" office:value-type="float" office:value="0.00129298138712597">
            <text:p>0.0012929814</text:p>
          </table:table-cell>
          <table:table-cell table:formula="of:=LN([.A30])" office:value-type="float" office:value="-0.680077929517268">
            <text:p>-0.6800779295</text:p>
          </table:table-cell>
          <table:table-cell table:formula="of:=LN([.B30])" office:value-type="float" office:value="-6.65080457440355">
            <text:p>-6.6508045744</text:p>
          </table:table-cell>
          <table:table-cell table:number-columns-repeated="3"/>
        </table:table-row>
        <table:table-row table:style-name="ro1">
          <table:table-cell office:value-type="float" office:value="0.507815525752637">
            <text:p>0.5078155258</text:p>
          </table:table-cell>
          <table:table-cell table:formula="of:=[.A31]-[.A30]" office:value-type="float" office:value="0.00123801226639697">
            <text:p>0.0012380123</text:p>
          </table:table-cell>
          <table:table-cell table:formula="of:=LN([.A31])" office:value-type="float" office:value="-0.677637035636538">
            <text:p>-0.6776370356</text:p>
          </table:table-cell>
          <table:table-cell table:formula="of:=LN([.B31])" office:value-type="float" office:value="-6.69424819653217">
            <text:p>-6.6942481965</text:p>
          </table:table-cell>
          <table:table-cell table:number-columns-repeated="3"/>
        </table:table-row>
        <table:table-row table:style-name="ro1">
          <table:table-cell office:value-type="float" office:value="0.509002632758237">
            <text:p>0.5090026328</text:p>
          </table:table-cell>
          <table:table-cell table:formula="of:=[.A32]-[.A31]" office:value-type="float" office:value="0.0011871070056001">
            <text:p>0.001187107</text:p>
          </table:table-cell>
          <table:table-cell table:formula="of:=LN([.A32])" office:value-type="float" office:value="-0.675302090031952">
            <text:p>-0.67530209</text:p>
          </table:table-cell>
          <table:table-cell table:formula="of:=LN([.B32])" office:value-type="float" office:value="-6.73623601948163">
            <text:p>-6.7362360195</text:p>
          </table:table-cell>
          <table:table-cell table:number-columns-repeated="3"/>
        </table:table-row>
        <table:table-row table:style-name="ro1">
          <table:table-cell office:value-type="float" office:value="0.510142479792475">
            <text:p>0.5101424798</text:p>
          </table:table-cell>
          <table:table-cell table:formula="of:=[.A33]-[.A32]" office:value-type="float" office:value="0.00113984703423797">
            <text:p>0.001139847</text:p>
          </table:table-cell>
          <table:table-cell table:formula="of:=LN([.A33])" office:value-type="float" office:value="-0.673065220138788">
            <text:p>-0.6730652201</text:p>
          </table:table-cell>
          <table:table-cell table:formula="of:=LN([.B33])" office:value-type="float" office:value="-6.77686120607175">
            <text:p>-6.7768612061</text:p>
          </table:table-cell>
          <table:table-cell table:number-columns-repeated="3"/>
        </table:table-row>
        <table:table-row table:style-name="ro1">
          <table:table-cell office:value-type="float" office:value="0.511238348061919">
            <text:p>0.5112383481</text:p>
          </table:table-cell>
          <table:table-cell table:formula="of:=[.A34]-[.A33]" office:value-type="float" office:value="0.00109586826944397">
            <text:p>0.0010958683</text:p>
          </table:table-cell>
          <table:table-cell table:formula="of:=LN([.A34])" office:value-type="float" office:value="-0.670919362961777">
            <text:p>-0.670919363</text:p>
          </table:table-cell>
          <table:table-cell table:formula="of:=LN([.B34])" office:value-type="float" office:value="-6.81620828979313">
            <text:p>-6.8162082898</text:p>
          </table:table-cell>
          <table:table-cell table:number-columns-repeated="3"/>
        </table:table-row>
        <table:table-row table:style-name="ro1">
          <table:table-cell office:value-type="float" office:value="0.512293200694157">
            <text:p>0.5122932007</text:p>
          </table:table-cell>
          <table:table-cell table:formula="of:=[.A35]-[.A34]" office:value-type="float" office:value="0.00105485263223803">
            <text:p>0.0010548526</text:p>
          </table:table-cell>
          <table:table-cell table:formula="of:=LN([.A35])" office:value-type="float" office:value="-0.668858160242649">
            <text:p>-0.6688581602</text:p>
          </table:table-cell>
          <table:table-cell table:formula="of:=LN([.B35])" office:value-type="float" office:value="-6.85435420689341">
            <text:p>-6.8543542069</text:p>
          </table:table-cell>
          <table:table-cell table:number-columns-repeated="3"/>
        </table:table-row>
        <table:table-row table:style-name="ro1">
          <table:table-cell office:value-type="float" office:value="0.513309721782815">
            <text:p>0.5133097218</text:p>
          </table:table-cell>
          <table:table-cell table:formula="of:=[.A36]-[.A35]" office:value-type="float" office:value="0.00101652108865802">
            <text:p>0.0010165211</text:p>
          </table:table-cell>
          <table:table-cell table:formula="of:=LN([.A36])" office:value-type="float" office:value="-0.666875869827428">
            <text:p>-0.6668758698</text:p>
          </table:table-cell>
          <table:table-cell table:formula="of:=LN([.B36])" office:value-type="float" office:value="-6.89136917876772">
            <text:p>-6.8913691788</text:p>
          </table:table-cell>
          <table:table-cell table:number-columns-repeated="3"/>
        </table:table-row>
        <table:table-row table:style-name="ro1">
          <table:table-cell office:value-type="float" office:value="0.514290349689888">
            <text:p>0.5142903497</text:p>
          </table:table-cell>
          <table:table-cell table:formula="of:=[.A37]-[.A36]" office:value-type="float" office:value="0.000980627907072984">
            <text:p>0.0009806279</text:p>
          </table:table-cell>
          <table:table-cell table:formula="of:=LN([.A37])" office:value-type="float" office:value="-0.664967290347975">
            <text:p>-0.6649672903</text:p>
          </table:table-cell>
          <table:table-cell table:formula="of:=LN([.B37])" office:value-type="float" office:value="-6.927317469971">
            <text:p>-6.92731747</text:p>
          </table:table-cell>
          <table:table-cell table:number-columns-repeated="3"/>
        </table:table-row>
        <table:table-row table:style-name="ro1">
          <table:table-cell office:value-type="float" office:value="0.515237305582023">
            <text:p>0.5152373056</text:p>
          </table:table-cell>
          <table:table-cell table:formula="of:=[.A38]-[.A37]" office:value-type="float" office:value="0.000946955892135004">
            <text:p>0.0009469559</text:p>
          </table:table-cell>
          <table:table-cell table:formula="of:=LN([.A38])" office:value-type="float" office:value="-0.663127696910469">
            <text:p>-0.6631276969</text:p>
          </table:table-cell>
          <table:table-cell table:formula="of:=LN([.B38])" office:value-type="float" office:value="-6.9622580422779">
            <text:p>-6.9622580423</text:p>
          </table:table-cell>
          <table:table-cell table:number-columns-repeated="3"/>
        </table:table-row>
        <table:table-row table:style-name="ro1">
          <table:table-cell office:value-type="float" office:value="0.516152617990027">
            <text:p>0.516152618</text:p>
          </table:table-cell>
          <table:table-cell table:formula="of:=[.A39]-[.A38]" office:value-type="float" office:value="0.00091531240800391">
            <text:p>0.0009153124</text:p>
          </table:table-cell>
          <table:table-cell table:formula="of:=LN([.A39])" office:value-type="float" office:value="-0.66135278593378">
            <text:p>-0.6613527859</text:p>
          </table:table-cell>
          <table:table-cell table:formula="of:=LN([.B39])" office:value-type="float" office:value="-6.99624512145008">
            <text:p>-6.9962451215</text:p>
          </table:table-cell>
          <table:table-cell table:number-columns-repeated="3"/>
        </table:table-row>
        <table:table-row table:style-name="ro1">
          <table:table-cell office:value-type="float" office:value="0.51703814403334">
            <text:p>0.517038144</text:p>
          </table:table-cell>
          <table:table-cell table:formula="of:=[.A40]-[.A39]" office:value-type="float" office:value="0.000885526043313045">
            <text:p>0.000885526</text:p>
          </table:table-cell>
          <table:table-cell table:formula="of:=LN([.A40])" office:value-type="float" office:value="-0.6596386276337">
            <text:p>-0.6596386276</text:p>
          </table:table-cell>
          <table:table-cell table:formula="of:=LN([.B40])" office:value-type="float" office:value="-7.02932869031781">
            <text:p>-7.0293286903</text:p>
          </table:table-cell>
          <table:table-cell table:number-columns-repeated="3"/>
        </table:table-row>
        <table:table-row table:style-name="ro1">
          <table:table-cell office:value-type="float" office:value="0.517895587834245">
            <text:p>0.5178955878</text:p>
          </table:table-cell>
          <table:table-cell table:formula="of:=[.A41]-[.A40]" office:value-type="float" office:value="0.000857443800905022">
            <text:p>0.0008574438</text:p>
          </table:table-cell>
          <table:table-cell table:formula="of:=LN([.A41])" office:value-type="float" office:value="-0.657981624927749">
            <text:p>-0.6579816249</text:p>
          </table:table-cell>
          <table:table-cell table:formula="of:=LN([.B41])" office:value-type="float" office:value="-7.06155491937509">
            <text:p>-7.0615549194</text:p>
          </table:table-cell>
          <table:table-cell table:number-columns-repeated="3"/>
        </table:table-row>
        <table:table-row table:style-name="ro1">
          <table:table-cell office:value-type="float" office:value="0.518726516553265">
            <text:p>0.5187265166</text:p>
          </table:table-cell>
          <table:table-cell table:formula="of:=[.A42]-[.A41]" office:value-type="float" office:value="0.000830928719020019">
            <text:p>0.0008309287</text:p>
          </table:table-cell>
          <table:table-cell table:formula="of:=LN([.A42])" office:value-type="float" office:value="-0.656378477756825">
            <text:p>-0.6563784778</text:p>
          </table:table-cell>
          <table:table-cell table:formula="of:=LN([.B42])" office:value-type="float" office:value="-7.09296654414048">
            <text:p>-7.0929665441</text:p>
          </table:table-cell>
          <table:table-cell table:number-columns-repeated="3"/>
        </table:table-row>
        <table:table-row table:style-name="ro1">
          <table:table-cell office:value-type="float" office:value="0.519532374402274">
            <text:p>0.5195323744</text:p>
          </table:table-cell>
          <table:table-cell table:formula="of:=[.A43]-[.A42]" office:value-type="float" office:value="0.000805857849008995">
            <text:p>0.0008058578</text:p>
          </table:table-cell>
          <table:table-cell table:formula="of:=LN([.A43])" office:value-type="float" office:value="-0.654826151997127">
            <text:p>-0.654826152</text:p>
          </table:table-cell>
          <table:table-cell table:formula="of:=LN([.B43])" office:value-type="float" office:value="-7.12360319700576">
            <text:p>-7.123603197</text:p>
          </table:table-cell>
          <table:table-cell table:number-columns-repeated="3"/>
        </table:table-row>
        <table:table-row table:style-name="ro1">
          <table:table-cell office:value-type="float" office:value="0.520314494931396">
            <text:p>0.5203144949</text:p>
          </table:table-cell>
          <table:table-cell table:formula="of:=[.A44]-[.A43]" office:value-type="float" office:value="0.000782120529121966">
            <text:p>0.0007821205</text:p>
          </table:table-cell>
          <table:table-cell table:formula="of:=LN([.A44])" office:value-type="float" office:value="-0.653321852278241">
            <text:p>-0.6533218523</text:p>
          </table:table-cell>
          <table:table-cell table:formula="of:=LN([.B44])" office:value-type="float" office:value="-7.15350169998369">
            <text:p>-7.1535017</text:p>
          </table:table-cell>
          <table:table-cell table:number-columns-repeated="3"/>
        </table:table-row>
        <table:table-row table:style-name="ro1">
          <table:table-cell office:value-type="float" office:value="0.521074111836679">
            <text:p>0.5210741118</text:p>
          </table:table-cell>
          <table:table-cell table:formula="of:=[.A45]-[.A44]" office:value-type="float" office:value="0.000759616905283034">
            <text:p>0.0007596169</text:p>
          </table:table-cell>
          <table:table-cell table:formula="of:=LN([.A45])" office:value-type="float" office:value="-0.651862998138552">
            <text:p>-0.6518629981</text:p>
          </table:table-cell>
          <table:table-cell table:formula="of:=LN([.B45])" office:value-type="float" office:value="-7.1826963237669">
            <text:p>-7.1826963238</text:p>
          </table:table-cell>
          <table:table-cell table:number-columns-repeated="3"/>
        </table:table-row>
        <table:table-row table:style-name="ro1">
          <table:table-cell office:value-type="float" office:value="0.521812368495508">
            <text:p>0.5218123685</text:p>
          </table:table-cell>
          <table:table-cell table:formula="of:=[.A46]-[.A45]" office:value-type="float" office:value="0.000738256658828984">
            <text:p>0.0007382567</text:p>
          </table:table-cell>
          <table:table-cell table:formula="of:=LN([.A46])" office:value-type="float" office:value="-0.650447203042786">
            <text:p>-0.650447203</text:p>
          </table:table-cell>
          <table:table-cell table:formula="of:=LN([.B46])" office:value-type="float" office:value="-7.21121901763289">
            <text:p>-7.2112190176</text:p>
          </table:table-cell>
          <table:table-cell table:number-columns-repeated="3"/>
        </table:table-row>
        <table:table-row table:style-name="ro1">
          <table:table-cell office:value-type="float" office:value="0.522530326403898">
            <text:p>0.5225303264</text:p>
          </table:table-cell>
          <table:table-cell table:formula="of:=[.A47]-[.A46]" office:value-type="float" office:value="0.000717957908390021">
            <text:p>0.0007179579</text:p>
          </table:table-cell>
          <table:table-cell table:formula="of:=LN([.A47])" office:value-type="float" office:value="-0.649072255863084">
            <text:p>-0.6490722559</text:p>
          </table:table-cell>
          <table:table-cell table:formula="of:=LN([.B47])" office:value-type="float" office:value="-7.2390996140467">
            <text:p>-7.239099614</text:p>
          </table:table-cell>
          <table:table-cell table:number-columns-repeated="3"/>
        </table:table-row>
        <table:table-row table:style-name="ro1">
          <table:table-cell office:value-type="float" office:value="0.523228972662775">
            <text:p>0.5232289727</text:p>
          </table:table-cell>
          <table:table-cell table:formula="of:=[.A48]-[.A47]" office:value-type="float" office:value="0.000698646258876945">
            <text:p>0.0006986463</text:p>
          </table:table-cell>
          <table:table-cell table:formula="of:=LN([.A48])" office:value-type="float" office:value="-0.647736104487827">
            <text:p>-0.6477361045</text:p>
          </table:table-cell>
          <table:table-cell table:formula="of:=LN([.B48])" office:value-type="float" office:value="-7.26636601124075">
            <text:p>-7.2663660112</text:p>
          </table:table-cell>
          <table:table-cell table:number-columns-repeated="3"/>
        </table:table-row>
        <table:table-row table:style-name="ro1">
          <table:table-cell office:value-type="float" office:value="0.523909226638012">
            <text:p>0.5239092266</text:p>
          </table:table-cell>
          <table:table-cell table:formula="of:=[.A49]-[.A48]" office:value-type="float" office:value="0.000680253975237077">
            <text:p>0.000680254</text:p>
          </table:table-cell>
          <table:table-cell table:formula="of:=LN([.A49])" office:value-type="float" office:value="-0.64643684127427">
            <text:p>-0.6464368413</text:p>
          </table:table-cell>
          <table:table-cell table:formula="of:=LN([.B49])" office:value-type="float" office:value="-7.29304433652957">
            <text:p>-7.2930443365</text:p>
          </table:table-cell>
          <table:table-cell>
            <draw:frame table:end-cell-address="Sheet1.L69" table:end-x="0.1154in" table:end-y="0.0189in" draw:z-index="2" draw:style-name="gr2" draw:text-style-name="P1" svg:width="6.2988in" svg:height="3.5429in" svg:x="0.0398in" svg:y="0.0319in">
              <draw:object draw:notify-on-update-of-ranges="Sheet1.D1:Sheet1.D2 Sheet1.D3:Sheet1.D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.524571945900396">
            <text:p>0.5245719459</text:p>
          </table:table-cell>
          <table:table-cell table:formula="of:=[.A50]-[.A49]" office:value-type="float" office:value="0.000662719262383926">
            <text:p>0.0006627193</text:p>
          </table:table-cell>
          <table:table-cell table:formula="of:=LN([.A50])" office:value-type="float" office:value="-0.64517269010399">
            <text:p>-0.6451726901</text:p>
          </table:table-cell>
          <table:table-cell table:formula="of:=LN([.B50])" office:value-type="float" office:value="-7.31915909277082">
            <text:p>-7.3191590928</text:p>
          </table:table-cell>
          <table:table-cell table:number-columns-repeated="3"/>
        </table:table-row>
        <table:table-row table:style-name="ro1">
          <table:table-cell office:value-type="float" office:value="0.525217931536208">
            <text:p>0.5252179315</text:p>
          </table:table-cell>
          <table:table-cell table:formula="of:=[.A51]-[.A50]" office:value-type="float" office:value="0.000645985635811974">
            <text:p>0.0006459856</text:p>
          </table:table-cell>
          <table:table-cell table:formula="of:=LN([.A51])" office:value-type="float" office:value="-0.643941994835859">
            <text:p>-0.6439419948</text:p>
          </table:table-cell>
          <table:table-cell table:formula="of:=LN([.B51])" office:value-type="float" office:value="-7.34473329001407">
            <text:p>-7.34473329</text:p>
          </table:table-cell>
          <table:table-cell table:number-columns-repeated="3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2">
          <table:table-cell office:value-type="string">
            <text:p>R</text:p>
          </table:table-cell>
          <table:table-cell office:value-type="string">
            <text:p>dif R</text:p>
          </table:table-cell>
          <table:table-cell office:value-type="string">
            <text:p>dif2 R</text:p>
          </table:table-cell>
          <table:table-cell table:style-name="ce1" office:value-type="string">
            <text:p>1/R</text:p>
          </table:table-cell>
          <table:table-cell office:value-type="string">
            <text:p>Dif 1/R</text:p>
          </table:table-cell>
          <table:table-cell office:value-type="string">
            <text:p>Dif2 1/R</text:p>
          </table:table-cell>
          <table:table-cell office:value-type="string">
            <text:p>ln(1/R)</text:p>
          </table:table-cell>
          <table:table-cell office:value-type="string">
            <text:p>dif ln(1/R)</text:p>
          </table:table-cell>
          <table:table-cell>
            <draw:frame table:end-cell-address="Sheet2.M13" table:end-x="0.1642in" table:end-y="0.1496in" draw:z-index="0" draw:style-name="gr2" draw:text-style-name="P1" svg:width="3.6323in" svg:height="2.1854in" svg:x="0.0878in" svg:y="0.1051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333333333333333">
            <text:p>0.3333333333</text:p>
          </table:table-cell>
          <table:table-cell table:number-columns-repeated="2"/>
          <table:table-cell table:formula="of:=1/[.A2]" office:value-type="float" office:value="3">
            <text:p>3</text:p>
          </table:table-cell>
          <table:table-cell table:number-columns-repeated="2"/>
          <table:table-cell table:formula="of:=LN([.D2])" office:value-type="float" office:value="1.09861228866811">
            <text:p>1.0986122887</text:p>
          </table:table-cell>
          <table:table-cell table:number-columns-repeated="2"/>
        </table:table-row>
        <table:table-row table:style-name="ro1">
          <table:table-cell office:value-type="float" office:value="0.372093023255814">
            <text:p>0.3720930233</text:p>
          </table:table-cell>
          <table:table-cell table:formula="of:=[.A3]-[.A2]" office:value-type="float" office:value="0.0387596899224807">
            <text:p>0.0387596899</text:p>
          </table:table-cell>
          <table:table-cell/>
          <table:table-cell table:formula="of:=1/[.A3]" office:value-type="float" office:value="2.6875">
            <text:p>2.6875</text:p>
          </table:table-cell>
          <table:table-cell table:formula="of:=[.D2]-[.D3]" office:value-type="float" office:value="0.3125">
            <text:p>0.3125</text:p>
          </table:table-cell>
          <table:table-cell/>
          <table:table-cell table:formula="of:=LN([.D3])" office:value-type="float" office:value="0.988611393453781">
            <text:p>0.9886113935</text:p>
          </table:table-cell>
          <table:table-cell table:formula="of:=[.G2]-[.G3]" office:value-type="float" office:value="0.110000895214329">
            <text:p>0.1100008952</text:p>
          </table:table-cell>
          <table:table-cell/>
        </table:table-row>
        <table:table-row table:style-name="ro1">
          <table:table-cell office:value-type="float" office:value="0.396131528046422">
            <text:p>0.396131528</text:p>
          </table:table-cell>
          <table:table-cell table:formula="of:=[.A4]-[.A3]" office:value-type="float" office:value="0.0240385047906077">
            <text:p>0.0240385048</text:p>
          </table:table-cell>
          <table:table-cell table:formula="of:=[.B3]-[.B4]" office:value-type="float" office:value="0.014721185131873">
            <text:p>0.0147211851</text:p>
          </table:table-cell>
          <table:table-cell table:formula="of:=1/[.A4]" office:value-type="float" office:value="2.5244140625">
            <text:p>2.5244140625</text:p>
          </table:table-cell>
          <table:table-cell table:formula="of:=[.D3]-[.D4]" office:value-type="float" office:value="0.1630859375">
            <text:p>0.1630859375</text:p>
          </table:table-cell>
          <table:table-cell table:formula="of:=[.E3]-[.E4]" office:value-type="float" office:value="0.1494140625">
            <text:p>0.1494140625</text:p>
          </table:table-cell>
          <table:table-cell table:formula="of:=LN([.D4])" office:value-type="float" office:value="0.926008981343076">
            <text:p>0.9260089813</text:p>
          </table:table-cell>
          <table:table-cell table:formula="of:=[.G3]-[.G4]" office:value-type="float" office:value="0.0626024121107048">
            <text:p>0.0626024121</text:p>
          </table:table-cell>
          <table:table-cell/>
        </table:table-row>
        <table:table-row table:style-name="ro1">
          <table:table-cell office:value-type="float" office:value="0.412944853311826">
            <text:p>0.4129448533</text:p>
          </table:table-cell>
          <table:table-cell table:formula="of:=[.A5]-[.A4]" office:value-type="float" office:value="0.0168133252654041">
            <text:p>0.0168133253</text:p>
          </table:table-cell>
          <table:table-cell table:formula="of:=[.B4]-[.B5]" office:value-type="float" office:value="0.00722517952520363">
            <text:p>0.0072251795</text:p>
          </table:table-cell>
          <table:table-cell table:formula="of:=1/[.A5]" office:value-type="float" office:value="2.421630859375">
            <text:p>2.4216308594</text:p>
          </table:table-cell>
          <table:table-cell table:formula="of:=[.D4]-[.D5]" office:value-type="float" office:value="0.102783203125">
            <text:p>0.1027832031</text:p>
          </table:table-cell>
          <table:table-cell table:formula="of:=[.E4]-[.E5]" office:value-type="float" office:value="0.0603027343750004">
            <text:p>0.0603027344</text:p>
          </table:table-cell>
          <table:table-cell table:formula="of:=LN([.D5])" office:value-type="float" office:value="0.88444122202665">
            <text:p>0.884441222</text:p>
          </table:table-cell>
          <table:table-cell table:formula="of:=[.G4]-[.G5]" office:value-type="float" office:value="0.0415677593164262">
            <text:p>0.0415677593</text:p>
          </table:table-cell>
          <table:table-cell/>
        </table:table-row>
        <table:table-row table:style-name="ro1">
          <table:table-cell office:value-type="float" office:value="0.425590222646496">
            <text:p>0.4255902226</text:p>
          </table:table-cell>
          <table:table-cell table:formula="of:=[.A6]-[.A5]" office:value-type="float" office:value="0.0126453693346705">
            <text:p>0.0126453693</text:p>
          </table:table-cell>
          <table:table-cell table:formula="of:=[.B5]-[.B6]" office:value-type="float" office:value="0.0041679559307336">
            <text:p>0.0041679559</text:p>
          </table:table-cell>
          <table:table-cell table:formula="of:=1/[.A6]" office:value-type="float" office:value="2.34967803955078">
            <text:p>2.3496780396</text:p>
          </table:table-cell>
          <table:table-cell table:formula="of:=[.D5]-[.D6]" office:value-type="float" office:value="0.0719528198242183">
            <text:p>0.0719528198</text:p>
          </table:table-cell>
          <table:table-cell table:formula="of:=[.E5]-[.E6]" office:value-type="float" office:value="0.0308303833007812">
            <text:p>0.0308303833</text:p>
          </table:table-cell>
          <table:table-cell table:formula="of:=LN([.D6])" office:value-type="float" office:value="0.854278314323625">
            <text:p>0.8542783143</text:p>
          </table:table-cell>
          <table:table-cell table:formula="of:=[.G5]-[.G6]" office:value-type="float" office:value="0.0301629077030248">
            <text:p>0.0301629077</text:p>
          </table:table-cell>
          <table:table-cell/>
        </table:table-row>
        <table:table-row table:style-name="ro1">
          <table:table-cell office:value-type="float" office:value="0.435579374641003">
            <text:p>0.4355793746</text:p>
          </table:table-cell>
          <table:table-cell table:formula="of:=[.A7]-[.A6]" office:value-type="float" office:value="0.00998915199450656">
            <text:p>0.009989152</text:p>
          </table:table-cell>
          <table:table-cell table:formula="of:=[.B6]-[.B7]" office:value-type="float" office:value="0.00265621734016391">
            <text:p>0.0026562173</text:p>
          </table:table-cell>
          <table:table-cell table:formula="of:=1/[.A7]" office:value-type="float" office:value="2.29579281806946">
            <text:p>2.2957928181</text:p>
          </table:table-cell>
          <table:table-cell table:formula="of:=[.D6]-[.D7]" office:value-type="float" office:value="0.0538852214813237">
            <text:p>0.0538852215</text:p>
          </table:table-cell>
          <table:table-cell table:formula="of:=[.E6]-[.E7]" office:value-type="float" office:value="0.0180675983428946">
            <text:p>0.0180675983</text:p>
          </table:table-cell>
          <table:table-cell table:formula="of:=LN([.D7])" office:value-type="float" office:value="0.831078238353338">
            <text:p>0.8310782384</text:p>
          </table:table-cell>
          <table:table-cell table:formula="of:=[.G6]-[.G7]" office:value-type="float" office:value="0.0232000759702869">
            <text:p>0.023200076</text:p>
          </table:table-cell>
          <table:table-cell/>
        </table:table-row>
        <table:table-row table:style-name="ro1">
          <table:table-cell office:value-type="float" office:value="0.443753338662299">
            <text:p>0.4437533387</text:p>
          </table:table-cell>
          <table:table-cell table:formula="of:=[.A8]-[.A7]" office:value-type="float" office:value="0.008173964021296">
            <text:p>0.008173964</text:p>
          </table:table-cell>
          <table:table-cell table:formula="of:=[.B7]-[.B8]" office:value-type="float" office:value="0.00181518797321056">
            <text:p>0.001815188</text:p>
          </table:table-cell>
          <table:table-cell table:formula="of:=1/[.A8]" office:value-type="float" office:value="2.25350417196751">
            <text:p>2.253504172</text:p>
          </table:table-cell>
          <table:table-cell table:formula="of:=[.D7]-[.D8]" office:value-type="float" office:value="0.042288646101952">
            <text:p>0.0422886461</text:p>
          </table:table-cell>
          <table:table-cell table:formula="of:=[.E7]-[.E8]" office:value-type="float" office:value="0.0115965753793716">
            <text:p>0.0115965754</text:p>
          </table:table-cell>
          <table:table-cell table:formula="of:=LN([.D8])" office:value-type="float" office:value="0.812486414474789">
            <text:p>0.8124864145</text:p>
          </table:table-cell>
          <table:table-cell table:formula="of:=[.G7]-[.G8]" office:value-type="float" office:value="0.0185918238785491">
            <text:p>0.0185918239</text:p>
          </table:table-cell>
          <table:table-cell/>
        </table:table-row>
        <table:table-row table:style-name="ro1">
          <table:table-cell office:value-type="float" office:value="0.450620857744027">
            <text:p>0.4506208577</text:p>
          </table:table-cell>
          <table:table-cell table:formula="of:=[.A9]-[.A8]" office:value-type="float" office:value="0.00686751908172834">
            <text:p>0.0068675191</text:p>
          </table:table-cell>
          <table:table-cell table:formula="of:=[.B8]-[.B9]" office:value-type="float" office:value="0.00130644493956766">
            <text:p>0.0013064449</text:p>
          </table:table-cell>
          <table:table-cell table:formula="of:=1/[.A9]" office:value-type="float" office:value="2.21916048228741">
            <text:p>2.2191604823</text:p>
          </table:table-cell>
          <table:table-cell table:formula="of:=[.D8]-[.D9]" office:value-type="float" office:value="0.0343436896800995">
            <text:p>0.0343436897</text:p>
          </table:table-cell>
          <table:table-cell table:formula="of:=[.E8]-[.E9]" office:value-type="float" office:value="0.00794495642185256">
            <text:p>0.0079449564</text:p>
          </table:table-cell>
          <table:table-cell table:formula="of:=LN([.D9])" office:value-type="float" office:value="0.797128963231437">
            <text:p>0.7971289632</text:p>
          </table:table-cell>
          <table:table-cell table:formula="of:=[.G8]-[.G9]" office:value-type="float" office:value="0.0153574512433523">
            <text:p>0.0153574512</text:p>
          </table:table-cell>
          <table:table-cell/>
        </table:table-row>
        <table:table-row table:style-name="ro1">
          <table:table-cell office:value-type="float" office:value="0.456509811920149">
            <text:p>0.4565098119</text:p>
          </table:table-cell>
          <table:table-cell table:formula="of:=[.A10]-[.A9]" office:value-type="float" office:value="0.00588895417612134">
            <text:p>0.0058889542</text:p>
          </table:table-cell>
          <table:table-cell table:formula="of:=[.B9]-[.B10]" office:value-type="float" office:value="0.000978564905606993">
            <text:p>0.0009785649</text:p>
          </table:table-cell>
          <table:table-cell table:formula="of:=1/[.A10]" office:value-type="float" office:value="2.19053342094412">
            <text:p>2.1905334209</text:p>
          </table:table-cell>
          <table:table-cell table:formula="of:=[.D9]-[.D10]" office:value-type="float" office:value="0.0286270613432857">
            <text:p>0.0286270613</text:p>
          </table:table-cell>
          <table:table-cell table:formula="of:=[.E9]-[.E10]" office:value-type="float" office:value="0.00571662833681375">
            <text:p>0.0057166283</text:p>
          </table:table-cell>
          <table:table-cell table:formula="of:=LN([.D10])" office:value-type="float" office:value="0.78414508537712">
            <text:p>0.7841450854</text:p>
          </table:table-cell>
          <table:table-cell table:formula="of:=[.G9]-[.G10]" office:value-type="float" office:value="0.012983877854317">
            <text:p>0.0129838779</text:p>
          </table:table-cell>
          <table:table-cell/>
        </table:table-row>
        <table:table-row table:style-name="ro1">
          <table:table-cell office:value-type="float" office:value="0.461642294469456">
            <text:p>0.4616422945</text:p>
          </table:table-cell>
          <table:table-cell table:formula="of:=[.A11]-[.A10]" office:value-type="float" office:value="0.00513248254930732">
            <text:p>0.0051324825</text:p>
          </table:table-cell>
          <table:table-cell table:formula="of:=[.B10]-[.B11]" office:value-type="float" office:value="0.000756471626814026">
            <text:p>0.0007564716</text:p>
          </table:table-cell>
          <table:table-cell table:formula="of:=1/[.A11]" office:value-type="float" office:value="2.16617933837551">
            <text:p>2.1661793384</text:p>
          </table:table-cell>
          <table:table-cell table:formula="of:=[.D10]-[.D11]" office:value-type="float" office:value="0.0243540825686068">
            <text:p>0.0243540826</text:p>
          </table:table-cell>
          <table:table-cell table:formula="of:=[.E10]-[.E11]" office:value-type="float" office:value="0.00427297877467892">
            <text:p>0.0042729788</text:p>
          </table:table-cell>
          <table:table-cell table:formula="of:=LN([.D11])" office:value-type="float" office:value="0.772964942185254">
            <text:p>0.7729649422</text:p>
          </table:table-cell>
          <table:table-cell table:formula="of:=[.G10]-[.G11]" office:value-type="float" office:value="0.0111801431918663">
            <text:p>0.0111801432</text:p>
          </table:table-cell>
          <table:table-cell/>
        </table:table-row>
        <table:table-row table:style-name="ro1">
          <table:table-cell office:value-type="float" office:value="0.466174883198782">
            <text:p>0.4661748832</text:p>
          </table:table-cell>
          <table:table-cell table:formula="of:=[.A12]-[.A11]" office:value-type="float" office:value="0.00453258872932621">
            <text:p>0.0045325887</text:p>
          </table:table-cell>
          <table:table-cell table:formula="of:=[.B11]-[.B12]" office:value-type="float" office:value="0.000599893819981101">
            <text:p>0.0005998938</text:p>
          </table:table-cell>
          <table:table-cell table:formula="of:=1/[.A12]" office:value-type="float" office:value="2.14511771448997">
            <text:p>2.1451177145</text:p>
          </table:table-cell>
          <table:table-cell table:formula="of:=[.D11]-[.D12]" office:value-type="float" office:value="0.0210616238855441">
            <text:p>0.0210616239</text:p>
          </table:table-cell>
          <table:table-cell table:formula="of:=[.E11]-[.E12]" office:value-type="float" office:value="0.00329245868306272">
            <text:p>0.0032924587</text:p>
          </table:table-cell>
          <table:table-cell table:formula="of:=LN([.D12])" office:value-type="float" office:value="0.76319442942431">
            <text:p>0.7631944294</text:p>
          </table:table-cell>
          <table:table-cell table:formula="of:=[.G11]-[.G12]" office:value-type="float" office:value="0.00977051276094332">
            <text:p>0.0097705128</text:p>
          </table:table-cell>
          <table:table-cell/>
        </table:table-row>
        <table:table-row table:style-name="ro1">
          <table:table-cell office:value-type="float" office:value="0.47022164720619">
            <text:p>0.4702216472</text:p>
          </table:table-cell>
          <table:table-cell table:formula="of:=[.A13]-[.A12]" office:value-type="float" office:value="0.00404676400740828">
            <text:p>0.004046764</text:p>
          </table:table-cell>
          <table:table-cell table:formula="of:=[.B12]-[.B13]" office:value-type="float" office:value="0.000485824721917938">
            <text:p>0.0004858247</text:p>
          </table:table-cell>
          <table:table-cell table:formula="of:=1/[.A13]" office:value-type="float" office:value="2.12665666487597">
            <text:p>2.1266566649</text:p>
          </table:table-cell>
          <table:table-cell table:formula="of:=[.D12]-[.D13]" office:value-type="float" office:value="0.0184610496140034">
            <text:p>0.0184610496</text:p>
          </table:table-cell>
          <table:table-cell table:formula="of:=[.E12]-[.E13]" office:value-type="float" office:value="0.0026005742715407">
            <text:p>0.0026005743</text:p>
          </table:table-cell>
          <table:table-cell table:formula="of:=LN([.D13])" office:value-type="float" office:value="0.75455110564115">
            <text:p>0.7545511056</text:p>
          </table:table-cell>
          <table:table-cell table:formula="of:=[.G12]-[.G13]" office:value-type="float" office:value="0.00864332378316024">
            <text:p>0.0086433238</text:p>
          </table:table-cell>
          <table:table-cell/>
        </table:table-row>
        <table:table-row table:style-name="ro1">
          <table:table-cell office:value-type="float" office:value="0.473867988911859">
            <text:p>0.4738679889</text:p>
          </table:table-cell>
          <table:table-cell table:formula="of:=[.A14]-[.A13]" office:value-type="float" office:value="0.00364634170566891">
            <text:p>0.0036463417</text:p>
          </table:table-cell>
          <table:table-cell table:formula="of:=[.B13]-[.B14]" office:value-type="float" office:value="0.000400422301739367">
            <text:p>0.0004004223</text:p>
          </table:table-cell>
          <table:table-cell table:formula="of:=1/[.A14]" office:value-type="float" office:value="2.11029236707104">
            <text:p>2.1102923671</text:p>
          </table:table-cell>
          <table:table-cell table:formula="of:=[.D13]-[.D14]" office:value-type="float" office:value="0.0163642978049281">
            <text:p>0.0163642978</text:p>
          </table:table-cell>
          <table:table-cell table:formula="of:=[.E13]-[.E14]" office:value-type="float" office:value="0.00209675180907531">
            <text:p>0.0020967518</text:p>
          </table:table-cell>
          <table:table-cell table:formula="of:=LN([.D14])" office:value-type="float" office:value="0.746826500481975">
            <text:p>0.7468265005</text:p>
          </table:table-cell>
          <table:table-cell table:formula="of:=[.G13]-[.G14]" office:value-type="float" office:value="0.00772460515917517">
            <text:p>0.0077246052</text:p>
          </table:table-cell>
          <table:table-cell>
            <draw:frame table:end-cell-address="Sheet2.M24" table:end-x="0.2638in" table:end-y="0.0031in" draw:z-index="1" draw:style-name="gr2" draw:text-style-name="P1" svg:width="3.7866in" svg:height="1.6213in" svg:x="0.0331in" svg:y="0.1598in">
              <draw:object draw:notify-on-update-of-ranges="Sheet2.E1:Sheet2.E2 Sheet2.E3:Sheet2.E17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0.477179340667915">
            <text:p>0.4771793407</text:p>
          </table:table-cell>
          <table:table-cell table:formula="of:=[.A15]-[.A14]" office:value-type="float" office:value="0.00331135175605568">
            <text:p>0.0033113518</text:p>
          </table:table-cell>
          <table:table-cell table:formula="of:=[.B14]-[.B15]" office:value-type="float" office:value="0.000334989949613229">
            <text:p>0.0003349899</text:p>
          </table:table-cell>
          <table:table-cell table:formula="of:=1/[.A15]" office:value-type="float" office:value="2.09564814478407">
            <text:p>2.0956481448</text:p>
          </table:table-cell>
          <table:table-cell table:formula="of:=[.D14]-[.D15]" office:value-type="float" office:value="0.0146442222869716">
            <text:p>0.0146442223</text:p>
          </table:table-cell>
          <table:table-cell table:formula="of:=[.E14]-[.E15]" office:value-type="float" office:value="0.0017200755179565">
            <text:p>0.0017200755</text:p>
          </table:table-cell>
          <table:table-cell table:formula="of:=LN([.D15])" office:value-type="float" office:value="0.739862882512144">
            <text:p>0.7398628825</text:p>
          </table:table-cell>
          <table:table-cell table:formula="of:=[.G14]-[.G15]" office:value-type="float" office:value="0.00696361796983036">
            <text:p>0.006963618</text:p>
          </table:table-cell>
          <table:table-cell/>
        </table:table-row>
        <table:table-row table:style-name="ro1">
          <table:table-cell office:value-type="float" office:value="0.480206832993252">
            <text:p>0.480206833</text:p>
          </table:table-cell>
          <table:table-cell table:formula="of:=[.A16]-[.A15]" office:value-type="float" office:value="0.00302749232533689">
            <text:p>0.0030274923</text:p>
          </table:table-cell>
          <table:table-cell table:formula="of:=[.B15]-[.B16]" office:value-type="float" office:value="0.000283859430718791">
            <text:p>0.0002838594</text:p>
          </table:table-cell>
          <table:table-cell table:formula="of:=1/[.A16]" office:value-type="float" office:value="2.08243600734863">
            <text:p>2.0824360073</text:p>
          </table:table-cell>
          <table:table-cell table:formula="of:=[.D15]-[.D16]" office:value-type="float" office:value="0.0132121374354317">
            <text:p>0.0132121374</text:p>
          </table:table-cell>
          <table:table-cell table:formula="of:=[.E15]-[.E16]" office:value-type="float" office:value="0.00143208485153989">
            <text:p>0.0014320849</text:p>
          </table:table-cell>
          <table:table-cell table:formula="of:=LN([.D16])" office:value-type="float" office:value="0.733538365822562">
            <text:p>0.7335383658</text:p>
          </table:table-cell>
          <table:table-cell table:formula="of:=[.G15]-[.G16]" office:value-type="float" office:value="0.00632451668958278">
            <text:p>0.0063245167</text:p>
          </table:table-cell>
          <table:table-cell/>
        </table:table-row>
        <table:table-row table:style-name="ro1">
          <table:table-cell office:value-type="float" office:value="0.482991107205033">
            <text:p>0.4829911072</text:p>
          </table:table-cell>
          <table:table-cell table:formula="of:=[.A17]-[.A16]" office:value-type="float" office:value="0.00278427421178123">
            <text:p>0.0027842742</text:p>
          </table:table-cell>
          <table:table-cell table:formula="of:=[.B16]-[.B17]" office:value-type="float" office:value="0.000243218113555654">
            <text:p>0.0002432181</text:p>
          </table:table-cell>
          <table:table-cell table:formula="of:=1/[.A17]" office:value-type="float" office:value="2.07043149466413">
            <text:p>2.0704314947</text:p>
          </table:table-cell>
          <table:table-cell table:formula="of:=[.D16]-[.D17]" office:value-type="float" office:value="0.0120045126845043">
            <text:p>0.0120045127</text:p>
          </table:table-cell>
          <table:table-cell table:formula="of:=[.E16]-[.E17]" office:value-type="float" office:value="0.00120762475092739">
            <text:p>0.0012076248</text:p>
          </table:table-cell>
          <table:table-cell table:formula="of:=LN([.D17])" office:value-type="float" office:value="0.727757037082842">
            <text:p>0.7277570371</text:p>
          </table:table-cell>
          <table:table-cell table:formula="of:=[.G16]-[.G17]" office:value-type="float" office:value="0.00578132873971959">
            <text:p>0.0057813287</text:p>
          </table:table-cell>
          <table:table-cell/>
        </table:table-row>
        <table:table-row table:style-name="ro1">
          <table:table-cell office:value-type="float" office:value="0.485564950848015">
            <text:p>0.4855649508</text:p>
          </table:table-cell>
          <table:table-cell table:formula="of:=[.A18]-[.A17]" office:value-type="float" office:value="0.00257384364298224">
            <text:p>0.0025738436</text:p>
          </table:table-cell>
          <table:table-cell table:formula="of:=[.B17]-[.B18]" office:value-type="float" office:value="0.000210430568798992">
            <text:p>0.0002104306</text:p>
          </table:table-cell>
          <table:table-cell table:formula="of:=1/[.A18]" office:value-type="float" office:value="2.0594567178985">
            <text:p>2.0594567179</text:p>
          </table:table-cell>
          <table:table-cell table:formula="of:=[.D17]-[.D18]" office:value-type="float" office:value="0.0109747767656305">
            <text:p>0.0109747768</text:p>
          </table:table-cell>
          <table:table-cell table:formula="of:=[.E17]-[.E18]" office:value-type="float" office:value="0.00102973591887379">
            <text:p>0.0010297359</text:p>
          </table:table-cell>
          <table:table-cell table:formula="of:=LN([.D18])" office:value-type="float" office:value="0.72244221884335">
            <text:p>0.7224422188</text:p>
          </table:table-cell>
          <table:table-cell table:formula="of:=[.G17]-[.G18]" office:value-type="float" office:value="0.00531481823949243">
            <text:p>0.0053148182</text:p>
          </table:table-cell>
          <table:table-cell/>
        </table:table-row>
        <table:table-row table:style-name="ro1">
          <table:table-cell office:value-type="float" office:value="0.487955163353999">
            <text:p>0.4879551634</text:p>
          </table:table-cell>
          <table:table-cell table:formula="of:=[.A19]-[.A18]" office:value-type="float" office:value="0.00239021250598381">
            <text:p>0.0023902125</text:p>
          </table:table-cell>
          <table:table-cell table:formula="of:=[.B18]-[.B19]" office:value-type="float" office:value="0.00018363113699843">
            <text:p>0.0001836311</text:p>
          </table:table-cell>
          <table:table-cell table:formula="of:=1/[.A19]" office:value-type="float" office:value="2.04936862052329">
            <text:p>2.0493686205</text:p>
          </table:table-cell>
          <table:table-cell table:formula="of:=[.D18]-[.D19]" office:value-type="float" office:value="0.0100880973752138">
            <text:p>0.0100880974</text:p>
          </table:table-cell>
          <table:table-cell table:formula="of:=[.E18]-[.E19]" office:value-type="float" office:value="0.000886679390416756">
            <text:p>0.0008866794</text:p>
          </table:table-cell>
          <table:table-cell table:formula="of:=LN([.D19])" office:value-type="float" office:value="0.717531755723019">
            <text:p>0.7175317557</text:p>
          </table:table-cell>
          <table:table-cell table:formula="of:=[.G18]-[.G19]" office:value-type="float" office:value="0.00491046312033094">
            <text:p>0.0049104631</text:p>
          </table:table-cell>
          <table:table-cell/>
        </table:table-row>
        <table:table-row table:style-name="ro1">
          <table:table-cell office:value-type="float" office:value="0.490183904794171">
            <text:p>0.4901839048</text:p>
          </table:table-cell>
          <table:table-cell table:formula="of:=[.A20]-[.A19]" office:value-type="float" office:value="0.00222874144017154">
            <text:p>0.0022287414</text:p>
          </table:table-cell>
          <table:table-cell table:formula="of:=[.B19]-[.B20]" office:value-type="float" office:value="0.000161471065812269">
            <text:p>0.0001614711</text:p>
          </table:table-cell>
          <table:table-cell table:formula="of:=1/[.A20]" office:value-type="float" office:value="2.04005066306676">
            <text:p>2.0400506631</text:p>
          </table:table-cell>
          <table:table-cell table:formula="of:=[.D19]-[.D20]" office:value-type="float" office:value="0.00931795745652897">
            <text:p>0.0093179575</text:p>
          </table:table-cell>
          <table:table-cell table:formula="of:=[.E19]-[.E20]" office:value-type="float" office:value="0.000770139918684798">
            <text:p>0.0007701399</text:p>
          </table:table-cell>
          <table:table-cell table:formula="of:=LN([.D20])" office:value-type="float" office:value="0.712974642384391">
            <text:p>0.7129746424</text:p>
          </table:table-cell>
          <table:table-cell table:formula="of:=[.G19]-[.G20]" office:value-type="float" office:value="0.00455711333862741">
            <text:p>0.0045571133</text:p>
          </table:table-cell>
          <table:table-cell/>
        </table:table-row>
        <table:table-row table:style-name="ro1">
          <table:table-cell office:value-type="float" office:value="0.492269689268237">
            <text:p>0.4922696893</text:p>
          </table:table-cell>
          <table:table-cell table:formula="of:=[.A21]-[.A20]" office:value-type="float" office:value="0.00208578447406688">
            <text:p>0.0020857845</text:p>
          </table:table-cell>
          <table:table-cell table:formula="of:=[.B20]-[.B21]" office:value-type="float" office:value="0.000142956966104668">
            <text:p>0.000142957</text:p>
          </table:table-cell>
          <table:table-cell table:formula="of:=1/[.A21]" office:value-type="float" office:value="2.03140681175497">
            <text:p>2.0314068118</text:p>
          </table:table-cell>
          <table:table-cell table:formula="of:=[.D20]-[.D21]" office:value-type="float" office:value="0.00864385131178747">
            <text:p>0.0086438513</text:p>
          </table:table-cell>
          <table:table-cell table:formula="of:=[.E20]-[.E21]" office:value-type="float" office:value="0.000674106144741504">
            <text:p>0.0006741061</text:p>
          </table:table-cell>
          <table:table-cell table:formula="of:=LN([.D21])" office:value-type="float" office:value="0.708728563749388">
            <text:p>0.7087285637</text:p>
          </table:table-cell>
          <table:table-cell table:formula="of:=[.G20]-[.G21]" office:value-type="float" office:value="0.00424607863500315">
            <text:p>0.0042460786</text:p>
          </table:table-cell>
          <table:table-cell/>
        </table:table-row>
        <table:table-row table:style-name="ro1">
          <table:table-cell office:value-type="float" office:value="0.49422812882232">
            <text:p>0.4942281288</text:p>
          </table:table-cell>
          <table:table-cell table:formula="of:=[.A22]-[.A21]" office:value-type="float" office:value="0.00195843955408292">
            <text:p>0.0019584396</text:p>
          </table:table-cell>
          <table:table-cell table:formula="of:=[.B21]-[.B22]" office:value-type="float" office:value="0.000127344919983952">
            <text:p>0.0001273449</text:p>
          </table:table-cell>
          <table:table-cell table:formula="of:=1/[.A22]" office:value-type="float" office:value="2.02335711320775">
            <text:p>2.0233571132</text:p>
          </table:table-cell>
          <table:table-cell table:formula="of:=[.D21]-[.D22]" office:value-type="float" office:value="0.00804969854721627">
            <text:p>0.0080496985</text:p>
          </table:table-cell>
          <table:table-cell table:formula="of:=[.E21]-[.E22]" office:value-type="float" office:value="0.000594152764571199">
            <text:p>0.0005941528</text:p>
          </table:table-cell>
          <table:table-cell table:formula="of:=LN([.D22])" office:value-type="float" office:value="0.704758069155199">
            <text:p>0.7047580692</text:p>
          </table:table-cell>
          <table:table-cell table:formula="of:=[.G21]-[.G22]" office:value-type="float" office:value="0.0039704945941893">
            <text:p>0.0039704946</text:p>
          </table:table-cell>
          <table:table-cell/>
        </table:table-row>
        <table:table-row table:style-name="ro1">
          <table:table-cell office:value-type="float" office:value="0.496072498920627">
            <text:p>0.4960724989</text:p>
          </table:table-cell>
          <table:table-cell table:formula="of:=[.A23]-[.A22]" office:value-type="float" office:value="0.00184437009830674">
            <text:p>0.0018443701</text:p>
          </table:table-cell>
          <table:table-cell table:formula="of:=[.B22]-[.B23]" office:value-type="float" office:value="0.000114069455776189">
            <text:p>0.0001140695</text:p>
          </table:table-cell>
          <table:table-cell table:formula="of:=1/[.A23]" office:value-type="float" office:value="2.01583438343354">
            <text:p>2.0158343834</text:p>
          </table:table-cell>
          <table:table-cell table:formula="of:=[.D22]-[.D23]" office:value-type="float" office:value="0.00752272977420931">
            <text:p>0.0075227298</text:p>
          </table:table-cell>
          <table:table-cell table:formula="of:=[.E22]-[.E23]" office:value-type="float" office:value="0.000526968773006953">
            <text:p>0.0005269688</text:p>
          </table:table-cell>
          <table:table-cell table:formula="of:=LN([.D23])" office:value-type="float" office:value="0.701033195759907">
            <text:p>0.7010331958</text:p>
          </table:table-cell>
          <table:table-cell table:formula="of:=[.G22]-[.G23]" office:value-type="float" office:value="0.00372487339529182">
            <text:p>0.0037248734</text:p>
          </table:table-cell>
          <table:table-cell/>
        </table:table-row>
        <table:table-row table:style-name="ro1">
          <table:table-cell office:value-type="float" office:value="0.497814174102873">
            <text:p>0.4978141741</text:p>
          </table:table-cell>
          <table:table-cell table:formula="of:=[.A24]-[.A23]" office:value-type="float" office:value="0.00174167518224594">
            <text:p>0.0017416752</text:p>
          </table:table-cell>
          <table:table-cell table:formula="of:=[.B23]-[.B24]" office:value-type="float" office:value="0.000102694916060797">
            <text:p>0.0001026949</text:p>
          </table:table-cell>
          <table:table-cell table:formula="of:=1/[.A24]" office:value-type="float" office:value="2.00878169409726">
            <text:p>2.0087816941</text:p>
          </table:table-cell>
          <table:table-cell table:formula="of:=[.D23]-[.D24]" office:value-type="float" office:value="0.00705268933627989">
            <text:p>0.0070526893</text:p>
          </table:table-cell>
          <table:table-cell table:formula="of:=[.E23]-[.E24]" office:value-type="float" office:value="0.00047004043792942">
            <text:p>0.0004700404</text:p>
          </table:table-cell>
          <table:table-cell table:formula="of:=LN([.D24])" office:value-type="float" office:value="0.697528415964909">
            <text:p>0.697528416</text:p>
          </table:table-cell>
          <table:table-cell table:formula="of:=[.G23]-[.G24]" office:value-type="float" office:value="0.00350477979499775">
            <text:p>0.0035047798</text:p>
          </table:table-cell>
          <table:table-cell/>
        </table:table-row>
        <table:table-row table:style-name="ro1">
          <table:table-cell office:value-type="float" office:value="0.499462967752769">
            <text:p>0.4994629678</text:p>
          </table:table-cell>
          <table:table-cell table:formula="of:=[.A25]-[.A24]" office:value-type="float" office:value="0.00164879364989612">
            <text:p>0.0016487936</text:p>
          </table:table-cell>
          <table:table-cell table:formula="of:=[.B24]-[.B25]" office:value-type="float" office:value="0.00009288153234982">
            <text:p>9.288153234982E-005</text:p>
          </table:table-cell>
          <table:table-cell table:formula="of:=1/[.A25]" office:value-type="float" office:value="2.00215043869878">
            <text:p>2.0021504387</text:p>
          </table:table-cell>
          <table:table-cell table:formula="of:=[.D24]-[.D25]" office:value-type="float" office:value="0.0066312553984873">
            <text:p>0.0066312554</text:p>
          </table:table-cell>
          <table:table-cell table:formula="of:=[.E24]-[.E25]" office:value-type="float" office:value="0.000421433937792592">
            <text:p>0.0004214339</text:p>
          </table:table-cell>
          <table:table-cell table:formula="of:=LN([.D25])" office:value-type="float" office:value="0.694221822275028">
            <text:p>0.6942218223</text:p>
          </table:table-cell>
          <table:table-cell table:formula="of:=[.G24]-[.G25]" office:value-type="float" office:value="0.0033065936898814">
            <text:p>0.0033065937</text:p>
          </table:table-cell>
          <table:table-cell/>
        </table:table-row>
        <table:table-row table:style-name="ro1">
          <table:table-cell office:value-type="float" office:value="0.501027400047042">
            <text:p>0.5010274</text:p>
          </table:table-cell>
          <table:table-cell table:formula="of:=[.A26]-[.A25]" office:value-type="float" office:value="0.00156443229427272">
            <text:p>0.0015644323</text:p>
          </table:table-cell>
          <table:table-cell table:formula="of:=[.B25]-[.B26]" office:value-type="float" office:value="0.0000843613556233969">
            <text:p>8.43613556233969E-005</text:p>
          </table:table-cell>
          <table:table-cell table:formula="of:=1/[.A26]" office:value-type="float" office:value="1.9958988269027">
            <text:p>1.9958988269</text:p>
          </table:table-cell>
          <table:table-cell table:formula="of:=[.D25]-[.D26]" office:value-type="float" office:value="0.00625161179607869">
            <text:p>0.0062516118</text:p>
          </table:table-cell>
          <table:table-cell table:formula="of:=[.E25]-[.E26]" office:value-type="float" office:value="0.000379643602408608">
            <text:p>0.0003796436</text:p>
          </table:table-cell>
          <table:table-cell table:formula="of:=LN([.D26])" office:value-type="float" office:value="0.691094488680096">
            <text:p>0.6910944887</text:p>
          </table:table-cell>
          <table:table-cell table:formula="of:=[.G25]-[.G26]" office:value-type="float" office:value="0.00312733359493167">
            <text:p>0.0031273336</text:p>
          </table:table-cell>
          <table:table-cell/>
        </table:table-row>
        <table:table-row table:style-name="ro1">
          <table:table-cell office:value-type="float" office:value="0.502514911426869">
            <text:p>0.5025149114</text:p>
          </table:table-cell>
          <table:table-cell table:formula="of:=[.A27]-[.A26]" office:value-type="float" office:value="0.00148751137982728">
            <text:p>0.0014875114</text:p>
          </table:table-cell>
          <table:table-cell table:formula="of:=[.B26]-[.B27]" office:value-type="float" office:value="0.0000769209144454441">
            <text:p>7.69209144454441E-005</text:p>
          </table:table-cell>
          <table:table-cell table:formula="of:=1/[.A27]" office:value-type="float" office:value="1.98999069930192">
            <text:p>1.9899906993</text:p>
          </table:table-cell>
          <table:table-cell table:formula="of:=[.D26]-[.D27]" office:value-type="float" office:value="0.00590812760077419">
            <text:p>0.0059081276</text:p>
          </table:table-cell>
          <table:table-cell table:formula="of:=[.E26]-[.E27]" office:value-type="float" office:value="0.0003434841953045">
            <text:p>0.0003434842</text:p>
          </table:table-cell>
          <table:table-cell table:formula="of:=LN([.D27])" office:value-type="float" office:value="0.688129965007853">
            <text:p>0.688129965</text:p>
          </table:table-cell>
          <table:table-cell table:formula="of:=[.G26]-[.G27]" office:value-type="float" office:value="0.00296452367224309">
            <text:p>0.0029645237</text:p>
          </table:table-cell>
          <table:table-cell/>
        </table:table-row>
        <table:table-row table:style-name="ro1">
          <table:table-cell office:value-type="float" office:value="0.50393203426365">
            <text:p>0.5039320343</text:p>
          </table:table-cell>
          <table:table-cell table:formula="of:=[.A28]-[.A27]" office:value-type="float" office:value="0.00141712283678042">
            <text:p>0.0014171228</text:p>
          </table:table-cell>
          <table:table-cell table:formula="of:=[.B27]-[.B28]" office:value-type="float" office:value="0.000070388543046862">
            <text:p>7.0388543046862E-005</text:p>
          </table:table-cell>
          <table:table-cell table:formula="of:=1/[.A28]" office:value-type="float" office:value="1.98439458499837">
            <text:p>1.984394585</text:p>
          </table:table-cell>
          <table:table-cell table:formula="of:=[.D27]-[.D28]" office:value-type="float" office:value="0.005596114303553">
            <text:p>0.0055961143</text:p>
          </table:table-cell>
          <table:table-cell table:formula="of:=[.E27]-[.E28]" office:value-type="float" office:value="0.000312013297221192">
            <text:p>0.0003120133</text:p>
          </table:table-cell>
          <table:table-cell table:formula="of:=LN([.D28])" office:value-type="float" office:value="0.685313872655694">
            <text:p>0.6853138727</text:p>
          </table:table-cell>
          <table:table-cell table:formula="of:=[.G27]-[.G28]" office:value-type="float" office:value="0.00281609235215952">
            <text:p>0.0028160924</text:p>
          </table:table-cell>
          <table:table-cell/>
        </table:table-row>
        <table:table-row table:style-name="ro1">
          <table:table-cell office:value-type="float" office:value="0.505284532099114">
            <text:p>0.5052845321</text:p>
          </table:table-cell>
          <table:table-cell table:formula="of:=[.A29]-[.A28]" office:value-type="float" office:value="0.00135249783546476">
            <text:p>0.0013524978</text:p>
          </table:table-cell>
          <table:table-cell table:formula="of:=[.B28]-[.B29]" office:value-type="float" office:value="0.0000646250013156546">
            <text:p>0.000064625</text:p>
          </table:table-cell>
          <table:table-cell table:formula="of:=1/[.A29]" office:value-type="float" office:value="1.97908294529753">
            <text:p>1.9790829453</text:p>
          </table:table-cell>
          <table:table-cell table:formula="of:=[.D28]-[.D29]" office:value-type="float" office:value="0.00531163970084059">
            <text:p>0.0053116397</text:p>
          </table:table-cell>
          <table:table-cell table:formula="of:=[.E28]-[.E29]" office:value-type="float" office:value="0.000284474602712415">
            <text:p>0.0002844746</text:p>
          </table:table-cell>
          <table:table-cell table:formula="of:=LN([.D29])" office:value-type="float" office:value="0.682633578474571">
            <text:p>0.6826335785</text:p>
          </table:table-cell>
          <table:table-cell table:formula="of:=[.G28]-[.G29]" office:value-type="float" office:value="0.00268029418112292">
            <text:p>0.0026802942</text:p>
          </table:table-cell>
          <table:table-cell/>
        </table:table-row>
        <table:table-row table:style-name="ro1">
          <table:table-cell office:value-type="float" office:value="0.50657751348624">
            <text:p>0.5065775135</text:p>
          </table:table-cell>
          <table:table-cell table:formula="of:=[.A30]-[.A29]" office:value-type="float" office:value="0.00129298138712575">
            <text:p>0.0012929814</text:p>
          </table:table-cell>
          <table:table-cell table:formula="of:=[.B29]-[.B30]" office:value-type="float" office:value="0.0000595164483390143">
            <text:p>5.95164483390143E-005</text:p>
          </table:table-cell>
          <table:table-cell table:formula="of:=1/[.A30]" office:value-type="float" office:value="1.97403156156311">
            <text:p>1.9740315616</text:p>
          </table:table-cell>
          <table:table-cell table:formula="of:=[.D29]-[.D30]" office:value-type="float" office:value="0.00505138373442082">
            <text:p>0.0050513837</text:p>
          </table:table-cell>
          <table:table-cell table:formula="of:=[.E29]-[.E30]" office:value-type="float" office:value="0.000260255966419765">
            <text:p>0.000260256</text:p>
          </table:table-cell>
          <table:table-cell table:formula="of:=LN([.D30])" office:value-type="float" office:value="0.680077929517267">
            <text:p>0.6800779295</text:p>
          </table:table-cell>
          <table:table-cell table:formula="of:=[.G29]-[.G30]" office:value-type="float" office:value="0.00255564895730342">
            <text:p>0.002555649</text:p>
          </table:table-cell>
          <table:table-cell/>
        </table:table-row>
        <table:table-row table:style-name="ro1">
          <table:table-cell office:value-type="float" office:value="0.507815525752637">
            <text:p>0.5078155258</text:p>
          </table:table-cell>
          <table:table-cell table:formula="of:=[.A31]-[.A30]" office:value-type="float" office:value="0.00123801226639686">
            <text:p>0.0012380123</text:p>
          </table:table-cell>
          <table:table-cell table:formula="of:=[.B30]-[.B31]" office:value-type="float" office:value="0.0000549691207288871">
            <text:p>5.49691207288871E-005</text:p>
          </table:table-cell>
          <table:table-cell table:formula="of:=1/[.A31]" office:value-type="float" office:value="1.96921903582584">
            <text:p>1.9692190358</text:p>
          </table:table-cell>
          <table:table-cell table:formula="of:=[.D30]-[.D31]" office:value-type="float" office:value="0.00481252573726954">
            <text:p>0.0048125257</text:p>
          </table:table-cell>
          <table:table-cell table:formula="of:=[.E30]-[.E31]" office:value-type="float" office:value="0.000238857997151287">
            <text:p>0.000238858</text:p>
          </table:table-cell>
          <table:table-cell table:formula="of:=LN([.D31])" office:value-type="float" office:value="0.677637035636538">
            <text:p>0.6776370356</text:p>
          </table:table-cell>
          <table:table-cell table:formula="of:=[.G30]-[.G31]" office:value-type="float" office:value="0.00244089388072888">
            <text:p>0.0024408939</text:p>
          </table:table-cell>
          <table:table-cell/>
        </table:table-row>
        <table:table-row table:style-name="ro1">
          <table:table-cell office:value-type="float" office:value="0.509002632758237">
            <text:p>0.5090026328</text:p>
          </table:table-cell>
          <table:table-cell table:formula="of:=[.A32]-[.A31]" office:value-type="float" office:value="0.00118710700560032">
            <text:p>0.001187107</text:p>
          </table:table-cell>
          <table:table-cell table:formula="of:=[.B31]-[.B32]" office:value-type="float" office:value="0.000050905260796541">
            <text:p>5.0905260796541E-005</text:p>
          </table:table-cell>
          <table:table-cell table:formula="of:=1/[.A32]" office:value-type="float" office:value="1.96462638038058">
            <text:p>1.9646263804</text:p>
          </table:table-cell>
          <table:table-cell table:formula="of:=[.D31]-[.D32]" office:value-type="float" office:value="0.00459265544526311">
            <text:p>0.0045926554</text:p>
          </table:table-cell>
          <table:table-cell table:formula="of:=[.E31]-[.E32]" office:value-type="float" office:value="0.00021987029200643">
            <text:p>0.0002198703</text:p>
          </table:table-cell>
          <table:table-cell table:formula="of:=LN([.D32])" office:value-type="float" office:value="0.675302090031951">
            <text:p>0.67530209</text:p>
          </table:table-cell>
          <table:table-cell table:formula="of:=[.G31]-[.G32]" office:value-type="float" office:value="0.00233494560458714">
            <text:p>0.0023349456</text:p>
          </table:table-cell>
          <table:table-cell/>
        </table:table-row>
        <table:table-row table:style-name="ro1">
          <table:table-cell office:value-type="float" office:value="0.510142479792475">
            <text:p>0.5101424798</text:p>
          </table:table-cell>
          <table:table-cell table:formula="of:=[.A33]-[.A32]" office:value-type="float" office:value="0.00113984703423775">
            <text:p>0.001139847</text:p>
          </table:table-cell>
          <table:table-cell table:formula="of:=[.B32]-[.B33]" office:value-type="float" office:value="0.0000472599713625677">
            <text:p>0.00004726</text:p>
          </table:table-cell>
          <table:table-cell table:formula="of:=1/[.A33]" office:value-type="float" office:value="1.96023667820566">
            <text:p>1.9602366782</text:p>
          </table:table-cell>
          <table:table-cell table:formula="of:=[.D32]-[.D33]" office:value-type="float" office:value="0.00438970217491597">
            <text:p>0.0043897022</text:p>
          </table:table-cell>
          <table:table-cell table:formula="of:=[.E32]-[.E33]" office:value-type="float" office:value="0.000202953270347139">
            <text:p>0.0002029533</text:p>
          </table:table-cell>
          <table:table-cell table:formula="of:=LN([.D33])" office:value-type="float" office:value="0.673065220138788">
            <text:p>0.6730652201</text:p>
          </table:table-cell>
          <table:table-cell table:formula="of:=[.G32]-[.G33]" office:value-type="float" office:value="0.00223686989316352">
            <text:p>0.0022368699</text:p>
          </table:table-cell>
          <table:table-cell/>
        </table:table-row>
        <table:table-row table:style-name="ro1">
          <table:table-cell office:value-type="float" office:value="0.511238348061919">
            <text:p>0.5112383481</text:p>
          </table:table-cell>
          <table:table-cell table:formula="of:=[.A34]-[.A33]" office:value-type="float" office:value="0.00109586826944352">
            <text:p>0.0010958683</text:p>
          </table:table-cell>
          <table:table-cell table:formula="of:=[.B33]-[.B34]" office:value-type="float" office:value="0.000043978764794228">
            <text:p>4.3978764794228E-005</text:p>
          </table:table-cell>
          <table:table-cell table:formula="of:=1/[.A34]" office:value-type="float" office:value="1.95603480018851">
            <text:p>1.9560348002</text:p>
          </table:table-cell>
          <table:table-cell table:formula="of:=[.D33]-[.D34]" office:value-type="float" office:value="0.00420187801714911">
            <text:p>0.004201878</text:p>
          </table:table-cell>
          <table:table-cell table:formula="of:=[.E33]-[.E34]" office:value-type="float" office:value="0.000187824157766858">
            <text:p>0.0001878242</text:p>
          </table:table-cell>
          <table:table-cell table:formula="of:=LN([.D34])" office:value-type="float" office:value="0.670919362961778">
            <text:p>0.670919363</text:p>
          </table:table-cell>
          <table:table-cell table:formula="of:=[.G33]-[.G34]" office:value-type="float" office:value="0.00214585717700988">
            <text:p>0.0021458572</text:p>
          </table:table-cell>
          <table:table-cell/>
        </table:table-row>
        <table:table-row table:style-name="ro1">
          <table:table-cell office:value-type="float" office:value="0.512293200694157">
            <text:p>0.5122932007</text:p>
          </table:table-cell>
          <table:table-cell table:formula="of:=[.A35]-[.A34]" office:value-type="float" office:value="0.00105485263223881">
            <text:p>0.0010548526</text:p>
          </table:table-cell>
          <table:table-cell table:formula="of:=[.B34]-[.B35]" office:value-type="float" office:value="0.000041015637204711">
            <text:p>4.1015637204711E-005</text:p>
          </table:table-cell>
          <table:table-cell table:formula="of:=1/[.A35]" office:value-type="float" office:value="1.95200716824857">
            <text:p>1.9520071682</text:p>
          </table:table-cell>
          <table:table-cell table:formula="of:=[.D34]-[.D35]" office:value-type="float" office:value="0.00402763193993927">
            <text:p>0.0040276319</text:p>
          </table:table-cell>
          <table:table-cell table:formula="of:=[.E34]-[.E35]" office:value-type="float" office:value="0.000174246077209839">
            <text:p>0.0001742461</text:p>
          </table:table-cell>
          <table:table-cell table:formula="of:=LN([.D35])" office:value-type="float" office:value="0.668858160242648">
            <text:p>0.6688581602</text:p>
          </table:table-cell>
          <table:table-cell table:formula="of:=[.G34]-[.G35]" office:value-type="float" office:value="0.00206120271912968">
            <text:p>0.0020612027</text:p>
          </table:table-cell>
          <table:table-cell/>
        </table:table-row>
        <table:table-row table:style-name="ro1">
          <table:table-cell office:value-type="float" office:value="0.513309721782815">
            <text:p>0.5133097218</text:p>
          </table:table-cell>
          <table:table-cell table:formula="of:=[.A36]-[.A35]" office:value-type="float" office:value="0.00101652108865791">
            <text:p>0.0010165211</text:p>
          </table:table-cell>
          <table:table-cell table:formula="of:=[.B35]-[.B36]" office:value-type="float" office:value="0.0000383315435809051">
            <text:p>3.83315435809051E-005</text:p>
          </table:table-cell>
          <table:table-cell table:formula="of:=1/[.A36]" office:value-type="float" office:value="1.94814155579759">
            <text:p>1.9481415558</text:p>
          </table:table-cell>
          <table:table-cell table:formula="of:=[.D35]-[.D36]" office:value-type="float" office:value="0.0038656124509866">
            <text:p>0.0038656125</text:p>
          </table:table-cell>
          <table:table-cell table:formula="of:=[.E35]-[.E36]" office:value-type="float" office:value="0.000162019488952669">
            <text:p>0.0001620195</text:p>
          </table:table-cell>
          <table:table-cell table:formula="of:=LN([.D36])" office:value-type="float" office:value="0.666875869827428">
            <text:p>0.6668758698</text:p>
          </table:table-cell>
          <table:table-cell table:formula="of:=[.G35]-[.G36]" office:value-type="float" office:value="0.00198229041522047">
            <text:p>0.0019822904</text:p>
          </table:table-cell>
          <table:table-cell/>
        </table:table-row>
        <table:table-row table:style-name="ro1">
          <table:table-cell office:value-type="float" office:value="0.514290349689888">
            <text:p>0.5142903497</text:p>
          </table:table-cell>
          <table:table-cell table:formula="of:=[.A37]-[.A36]" office:value-type="float" office:value="0.000980627907072429">
            <text:p>0.0009806279</text:p>
          </table:table-cell>
          <table:table-cell table:formula="of:=[.B36]-[.B37]" office:value-type="float" office:value="0.0000358931815854779">
            <text:p>3.58931815854779E-005</text:p>
          </table:table-cell>
          <table:table-cell table:formula="of:=1/[.A37]" office:value-type="float" office:value="1.94442691876873">
            <text:p>1.9444269188</text:p>
          </table:table-cell>
          <table:table-cell table:formula="of:=[.D36]-[.D37]" office:value-type="float" office:value="0.00371463702885833">
            <text:p>0.003714637</text:p>
          </table:table-cell>
          <table:table-cell table:formula="of:=[.E36]-[.E37]" office:value-type="float" office:value="0.000150975422128274">
            <text:p>0.0001509754</text:p>
          </table:table-cell>
          <table:table-cell table:formula="of:=LN([.D37])" office:value-type="float" office:value="0.664967290347976">
            <text:p>0.6649672903</text:p>
          </table:table-cell>
          <table:table-cell table:formula="of:=[.G36]-[.G37]" office:value-type="float" office:value="0.00190857947945211">
            <text:p>0.0019085795</text:p>
          </table:table-cell>
          <table:table-cell/>
        </table:table-row>
        <table:table-row table:style-name="ro1">
          <table:table-cell office:value-type="float" office:value="0.515237305582023">
            <text:p>0.5152373056</text:p>
          </table:table-cell>
          <table:table-cell table:formula="of:=[.A38]-[.A37]" office:value-type="float" office:value="0.000946955892135115">
            <text:p>0.0009469559</text:p>
          </table:table-cell>
          <table:table-cell table:formula="of:=[.B37]-[.B38]" office:value-type="float" office:value="0.0000336720149373137">
            <text:p>0.000033672</text:p>
          </table:table-cell>
          <table:table-cell table:formula="of:=1/[.A38]" office:value-type="float" office:value="1.94085325182418">
            <text:p>1.9408532518</text:p>
          </table:table-cell>
          <table:table-cell table:formula="of:=[.D37]-[.D38]" office:value-type="float" office:value="0.00357366694454364">
            <text:p>0.0035736669</text:p>
          </table:table-cell>
          <table:table-cell table:formula="of:=[.E37]-[.E38]" office:value-type="float" office:value="0.000140970084314684">
            <text:p>0.0001409701</text:p>
          </table:table-cell>
          <table:table-cell table:formula="of:=LN([.D38])" office:value-type="float" office:value="0.663127696910469">
            <text:p>0.6631276969</text:p>
          </table:table-cell>
          <table:table-cell table:formula="of:=[.G37]-[.G38]" office:value-type="float" office:value="0.00183959343750661">
            <text:p>0.0018395934</text:p>
          </table:table-cell>
          <table:table-cell/>
        </table:table-row>
        <table:table-row table:style-name="ro1">
          <table:table-cell office:value-type="float" office:value="0.516152617990027">
            <text:p>0.516152618</text:p>
          </table:table-cell>
          <table:table-cell table:formula="of:=[.A39]-[.A38]" office:value-type="float" office:value="0.000915312408004465">
            <text:p>0.0009153124</text:p>
          </table:table-cell>
          <table:table-cell table:formula="of:=[.B38]-[.B39]" office:value-type="float" office:value="0.0000316434841306501">
            <text:p>3.16434841306501E-005</text:p>
          </table:table-cell>
          <table:table-cell table:formula="of:=1/[.A39]" office:value-type="float" office:value="1.93741146541917">
            <text:p>1.9374114654</text:p>
          </table:table-cell>
          <table:table-cell table:formula="of:=[.D38]-[.D39]" office:value-type="float" office:value="0.00344178640501402">
            <text:p>0.0034417864</text:p>
          </table:table-cell>
          <table:table-cell table:formula="of:=[.E38]-[.E39]" office:value-type="float" office:value="0.000131880539529616">
            <text:p>0.0001318805</text:p>
          </table:table-cell>
          <table:table-cell table:formula="of:=LN([.D39])" office:value-type="float" office:value="0.661352785933779">
            <text:p>0.6613527859</text:p>
          </table:table-cell>
          <table:table-cell table:formula="of:=[.G38]-[.G39]" office:value-type="float" office:value="0.00177491097668958">
            <text:p>0.001774911</text:p>
          </table:table-cell>
          <table:table-cell/>
        </table:table-row>
        <table:table-row table:style-name="ro1">
          <table:table-cell office:value-type="float" office:value="0.51703814403334">
            <text:p>0.517038144</text:p>
          </table:table-cell>
          <table:table-cell table:formula="of:=[.A40]-[.A39]" office:value-type="float" office:value="0.000885526043312823">
            <text:p>0.000885526</text:p>
          </table:table-cell>
          <table:table-cell table:formula="of:=[.B39]-[.B40]" office:value-type="float" office:value="0.0000297863646916419">
            <text:p>2.97863646916419E-005</text:p>
          </table:table-cell>
          <table:table-cell table:formula="of:=1/[.A40]" office:value-type="float" office:value="1.93409328023489">
            <text:p>1.9340932802</text:p>
          </table:table-cell>
          <table:table-cell table:formula="of:=[.D39]-[.D40]" office:value-type="float" office:value="0.00331818518428495">
            <text:p>0.0033181852</text:p>
          </table:table-cell>
          <table:table-cell table:formula="of:=[.E39]-[.E40]" office:value-type="float" office:value="0.000123601220729075">
            <text:p>0.0001236012</text:p>
          </table:table-cell>
          <table:table-cell table:formula="of:=LN([.D40])" office:value-type="float" office:value="0.6596386276337">
            <text:p>0.6596386276</text:p>
          </table:table-cell>
          <table:table-cell table:formula="of:=[.G39]-[.G40]" office:value-type="float" office:value="0.00171415830007993">
            <text:p>0.0017141583</text:p>
          </table:table-cell>
          <table:table-cell/>
        </table:table-row>
        <table:table-row table:style-name="ro1">
          <table:table-cell office:value-type="float" office:value="0.517895587834245">
            <text:p>0.5178955878</text:p>
          </table:table-cell>
          <table:table-cell table:formula="of:=[.A41]-[.A40]" office:value-type="float" office:value="0.000857443800905022">
            <text:p>0.0008574438</text:p>
          </table:table-cell>
          <table:table-cell table:formula="of:=[.B40]-[.B41]" office:value-type="float" office:value="0.0000280822424078009">
            <text:p>2.80822424078009E-005</text:p>
          </table:table-cell>
          <table:table-cell table:formula="of:=1/[.A41]" office:value-type="float" office:value="1.93089113614935">
            <text:p>1.9308911361</text:p>
          </table:table-cell>
          <table:table-cell table:formula="of:=[.D40]-[.D41]" office:value-type="float" office:value="0.00320214408553765">
            <text:p>0.0032021441</text:p>
          </table:table-cell>
          <table:table-cell table:formula="of:=[.E40]-[.E41]" office:value-type="float" office:value="0.000116041098747299">
            <text:p>0.0001160411</text:p>
          </table:table-cell>
          <table:table-cell table:formula="of:=LN([.D41])" office:value-type="float" office:value="0.657981624927748">
            <text:p>0.6579816249</text:p>
          </table:table-cell>
          <table:table-cell table:formula="of:=[.G40]-[.G41]" office:value-type="float" office:value="0.00165700270595104">
            <text:p>0.0016570027</text:p>
          </table:table-cell>
          <table:table-cell/>
        </table:table-row>
        <table:table-row table:style-name="ro1">
          <table:table-cell office:value-type="float" office:value="0.518726516553265">
            <text:p>0.5187265166</text:p>
          </table:table-cell>
          <table:table-cell table:formula="of:=[.A42]-[.A41]" office:value-type="float" office:value="0.000830928719019908">
            <text:p>0.0008309287</text:p>
          </table:table-cell>
          <table:table-cell table:formula="of:=[.B41]-[.B42]" office:value-type="float" office:value="0.0000265150818851145">
            <text:p>2.65150818851145E-005</text:p>
          </table:table-cell>
          <table:table-cell table:formula="of:=1/[.A42]" office:value-type="float" office:value="1.92779811343482">
            <text:p>1.9277981134</text:p>
          </table:table-cell>
          <table:table-cell table:formula="of:=[.D41]-[.D42]" office:value-type="float" office:value="0.00309302271452827">
            <text:p>0.0030930227</text:p>
          </table:table-cell>
          <table:table-cell table:formula="of:=[.E41]-[.E42]" office:value-type="float" office:value="0.00010912137100938">
            <text:p>0.0001091214</text:p>
          </table:table-cell>
          <table:table-cell table:formula="of:=LN([.D42])" office:value-type="float" office:value="0.656378477756825">
            <text:p>0.6563784778</text:p>
          </table:table-cell>
          <table:table-cell table:formula="of:=[.G41]-[.G42]" office:value-type="float" office:value="0.00160314717092325">
            <text:p>0.0016031472</text:p>
          </table:table-cell>
          <table:table-cell/>
        </table:table-row>
        <table:table-row table:style-name="ro1">
          <table:table-cell office:value-type="float" office:value="0.519532374402274">
            <text:p>0.5195323744</text:p>
          </table:table-cell>
          <table:table-cell table:formula="of:=[.A43]-[.A42]" office:value-type="float" office:value="0.000805857849008995">
            <text:p>0.0008058578</text:p>
          </table:table-cell>
          <table:table-cell table:formula="of:=[.B42]-[.B43]" office:value-type="float" office:value="0.0000250708700109126">
            <text:p>2.50708700109126E-005</text:p>
          </table:table-cell>
          <table:table-cell table:formula="of:=1/[.A43]" office:value-type="float" office:value="1.9248078642847">
            <text:p>1.9248078643</text:p>
          </table:table-cell>
          <table:table-cell table:formula="of:=[.D42]-[.D43]" office:value-type="float" office:value="0.00299024915011992">
            <text:p>0.0029902492</text:p>
          </table:table-cell>
          <table:table-cell table:formula="of:=[.E42]-[.E43]" office:value-type="float" office:value="0.000102773564408354">
            <text:p>0.0001027736</text:p>
          </table:table-cell>
          <table:table-cell table:formula="of:=LN([.D43])" office:value-type="float" office:value="0.654826151997127">
            <text:p>0.654826152</text:p>
          </table:table-cell>
          <table:table-cell table:formula="of:=[.G42]-[.G43]" office:value-type="float" office:value="0.00155232575969821">
            <text:p>0.0015523258</text:p>
          </table:table-cell>
          <table:table-cell/>
        </table:table-row>
        <table:table-row table:style-name="ro1">
          <table:table-cell office:value-type="float" office:value="0.520314494931396">
            <text:p>0.5203144949</text:p>
          </table:table-cell>
          <table:table-cell table:formula="of:=[.A44]-[.A43]" office:value-type="float" office:value="0.000782120529121633">
            <text:p>0.0007821205</text:p>
          </table:table-cell>
          <table:table-cell table:formula="of:=[.B43]-[.B44]" office:value-type="float" office:value="0.0000237373198873625">
            <text:p>2.37373198873625E-005</text:p>
          </table:table-cell>
          <table:table-cell table:formula="of:=1/[.A44]" office:value-type="float" office:value="1.92191455310476">
            <text:p>1.9219145531</text:p>
          </table:table-cell>
          <table:table-cell table:formula="of:=[.D43]-[.D44]" office:value-type="float" office:value="0.00289331117994385">
            <text:p>0.0028933112</text:p>
          </table:table-cell>
          <table:table-cell table:formula="of:=[.E43]-[.E44]" office:value-type="float" office:value="0.0000969379701760698">
            <text:p>0.000096938</text:p>
          </table:table-cell>
          <table:table-cell table:formula="of:=LN([.D44])" office:value-type="float" office:value="0.653321852278242">
            <text:p>0.6533218523</text:p>
          </table:table-cell>
          <table:table-cell table:formula="of:=[.G43]-[.G44]" office:value-type="float" office:value="0.00150429971888522">
            <text:p>0.0015042997</text:p>
          </table:table-cell>
          <table:table-cell/>
        </table:table-row>
        <table:table-row table:style-name="ro1">
          <table:table-cell office:value-type="float" office:value="0.521074111836679">
            <text:p>0.5210741118</text:p>
          </table:table-cell>
          <table:table-cell table:formula="of:=[.A45]-[.A44]" office:value-type="float" office:value="0.000759616905283034">
            <text:p>0.0007596169</text:p>
          </table:table-cell>
          <table:table-cell table:formula="of:=[.B44]-[.B45]" office:value-type="float" office:value="0.0000225036238385989">
            <text:p>2.25036238385989E-005</text:p>
          </table:table-cell>
          <table:table-cell table:formula="of:=1/[.A45]" office:value-type="float" office:value="1.91911280427117">
            <text:p>1.9191128043</text:p>
          </table:table-cell>
          <table:table-cell table:formula="of:=[.D44]-[.D45]" office:value-type="float" office:value="0.00280174883358142">
            <text:p>0.0028017488</text:p>
          </table:table-cell>
          <table:table-cell table:formula="of:=[.E44]-[.E45]" office:value-type="float" office:value="0.0000915623463624282">
            <text:p>9.15623463624282E-005</text:p>
          </table:table-cell>
          <table:table-cell table:formula="of:=LN([.D45])" office:value-type="float" office:value="0.651862998138552">
            <text:p>0.6518629981</text:p>
          </table:table-cell>
          <table:table-cell table:formula="of:=[.G44]-[.G45]" office:value-type="float" office:value="0.00145885413968971">
            <text:p>0.0014588541</text:p>
          </table:table-cell>
          <table:table-cell/>
        </table:table-row>
        <table:table-row table:style-name="ro1">
          <table:table-cell office:value-type="float" office:value="0.521812368495508">
            <text:p>0.5218123685</text:p>
          </table:table-cell>
          <table:table-cell table:formula="of:=[.A46]-[.A45]" office:value-type="float" office:value="0.000738256658829317">
            <text:p>0.0007382567</text:p>
          </table:table-cell>
          <table:table-cell table:formula="of:=[.B45]-[.B46]" office:value-type="float" office:value="0.0000213602464537166">
            <text:p>2.13602464537166E-005</text:p>
          </table:table-cell>
          <table:table-cell table:formula="of:=1/[.A46]" office:value-type="float" office:value="1.91639765627481">
            <text:p>1.9163976563</text:p>
          </table:table-cell>
          <table:table-cell table:formula="of:=[.D45]-[.D46]" office:value-type="float" office:value="0.00271514799636252">
            <text:p>0.002715148</text:p>
          </table:table-cell>
          <table:table-cell table:formula="of:=[.E45]-[.E46]" office:value-type="float" office:value="0.0000866008372188976">
            <text:p>8.66008372188976E-005</text:p>
          </table:table-cell>
          <table:table-cell table:formula="of:=LN([.D46])" office:value-type="float" office:value="0.650447203042786">
            <text:p>0.650447203</text:p>
          </table:table-cell>
          <table:table-cell table:formula="of:=[.G45]-[.G46]" office:value-type="float" office:value="0.00141579509576584">
            <text:p>0.0014157951</text:p>
          </table:table-cell>
          <table:table-cell/>
        </table:table-row>
        <table:table-row table:style-name="ro1">
          <table:table-cell office:value-type="float" office:value="0.522530326403898">
            <text:p>0.5225303264</text:p>
          </table:table-cell>
          <table:table-cell table:formula="of:=[.A47]-[.A46]" office:value-type="float" office:value="0.000717957908390021">
            <text:p>0.0007179579</text:p>
          </table:table-cell>
          <table:table-cell table:formula="of:=[.B46]-[.B47]" office:value-type="float" office:value="0.000020298750439296">
            <text:p>2.0298750439296E-005</text:p>
          </table:table-cell>
          <table:table-cell table:formula="of:=1/[.A47]" office:value-type="float" office:value="1.91376452134767">
            <text:p>1.9137645213</text:p>
          </table:table-cell>
          <table:table-cell table:formula="of:=[.D46]-[.D47]" office:value-type="float" office:value="0.00263313492713735">
            <text:p>0.0026331349</text:p>
          </table:table-cell>
          <table:table-cell table:formula="of:=[.E46]-[.E47]" office:value-type="float" office:value="0.000082013069225173">
            <text:p>8.2013069225173E-005</text:p>
          </table:table-cell>
          <table:table-cell table:formula="of:=LN([.D47])" office:value-type="float" office:value="0.649072255863084">
            <text:p>0.6490722559</text:p>
          </table:table-cell>
          <table:table-cell table:formula="of:=[.G46]-[.G47]" office:value-type="float" office:value="0.00137494717970188">
            <text:p>0.0013749472</text:p>
          </table:table-cell>
          <table:table-cell/>
        </table:table-row>
        <table:table-row table:style-name="ro1">
          <table:table-cell office:value-type="float" office:value="0.523228972662775">
            <text:p>0.5232289727</text:p>
          </table:table-cell>
          <table:table-cell table:formula="of:=[.A48]-[.A47]" office:value-type="float" office:value="0.000698646258876612">
            <text:p>0.0006986463</text:p>
          </table:table-cell>
          <table:table-cell table:formula="of:=[.B47]-[.B48]" office:value-type="float" office:value="0.0000193116495134094">
            <text:p>1.93116495134094E-005</text:p>
          </table:table-cell>
          <table:table-cell table:formula="of:=1/[.A48]" office:value-type="float" office:value="1.91120914981233">
            <text:p>1.9112091498</text:p>
          </table:table-cell>
          <table:table-cell table:formula="of:=[.D47]-[.D48]" office:value-type="float" office:value="0.00255537153534524">
            <text:p>0.0025553715</text:p>
          </table:table-cell>
          <table:table-cell table:formula="of:=[.E47]-[.E48]" office:value-type="float" office:value="0.0000777633917921072">
            <text:p>7.77633917921072E-005</text:p>
          </table:table-cell>
          <table:table-cell table:formula="of:=LN([.D48])" office:value-type="float" office:value="0.647736104487828">
            <text:p>0.6477361045</text:p>
          </table:table-cell>
          <table:table-cell table:formula="of:=[.G47]-[.G48]" office:value-type="float" office:value="0.00133615137525678">
            <text:p>0.0013361514</text:p>
          </table:table-cell>
          <table:table-cell/>
        </table:table-row>
        <table:table-row table:style-name="ro1">
          <table:table-cell office:value-type="float" office:value="0.523909226638012">
            <text:p>0.5239092266</text:p>
          </table:table-cell>
          <table:table-cell table:formula="of:=[.A49]-[.A48]" office:value-type="float" office:value="0.000680253975237632">
            <text:p>0.000680254</text:p>
          </table:table-cell>
          <table:table-cell table:formula="of:=[.B48]-[.B49]" office:value-type="float" office:value="0.0000183922836389794">
            <text:p>1.83922836389794E-005</text:p>
          </table:table-cell>
          <table:table-cell table:formula="of:=1/[.A49]" office:value-type="float" office:value="1.90872759851381">
            <text:p>1.9087275985</text:p>
          </table:table-cell>
          <table:table-cell table:formula="of:=[.D48]-[.D49]" office:value-type="float" office:value="0.00248155129852035">
            <text:p>0.0024815513</text:p>
          </table:table-cell>
          <table:table-cell table:formula="of:=[.E48]-[.E49]" office:value-type="float" office:value="0.0000738202368248952">
            <text:p>7.38202368248952E-005</text:p>
          </table:table-cell>
          <table:table-cell table:formula="of:=LN([.D49])" office:value-type="float" office:value="0.646436841274269">
            <text:p>0.6464368413</text:p>
          </table:table-cell>
          <table:table-cell table:formula="of:=[.G48]-[.G49]" office:value-type="float" office:value="0.00129926321355811">
            <text:p>0.0012992632</text:p>
          </table:table-cell>
          <table:table-cell/>
        </table:table-row>
        <table:table-row table:style-name="ro1">
          <table:table-cell office:value-type="float" office:value="0.524571945900396">
            <text:p>0.5245719459</text:p>
          </table:table-cell>
          <table:table-cell table:formula="of:=[.A50]-[.A49]" office:value-type="float" office:value="0.000662719262383815">
            <text:p>0.0006627193</text:p>
          </table:table-cell>
          <table:table-cell table:formula="of:=[.B49]-[.B50]" office:value-type="float" office:value="0.0000175347128538172">
            <text:p>1.75347128538172E-005</text:p>
          </table:table-cell>
          <table:table-cell table:formula="of:=1/[.A50]" office:value-type="float" office:value="1.9063162027919">
            <text:p>1.9063162028</text:p>
          </table:table-cell>
          <table:table-cell table:formula="of:=[.D49]-[.D50]" office:value-type="float" office:value="0.00241139572191096">
            <text:p>0.0024113957</text:p>
          </table:table-cell>
          <table:table-cell table:formula="of:=[.E49]-[.E50]" office:value-type="float" office:value="0.0000701555766093875">
            <text:p>7.01555766093875E-005</text:p>
          </table:table-cell>
          <table:table-cell table:formula="of:=LN([.D50])" office:value-type="float" office:value="0.64517269010399">
            <text:p>0.6451726901</text:p>
          </table:table-cell>
          <table:table-cell table:formula="of:=[.G49]-[.G50]" office:value-type="float" office:value="0.00126415117027956">
            <text:p>0.0012641512</text:p>
          </table:table-cell>
          <table:table-cell/>
        </table:table-row>
        <table:table-row table:style-name="ro1">
          <table:table-cell office:value-type="float" office:value="0.525217931536208">
            <text:p>0.5252179315</text:p>
          </table:table-cell>
          <table:table-cell table:formula="of:=[.A51]-[.A50]" office:value-type="float" office:value="0.000645985635812307">
            <text:p>0.0006459856</text:p>
          </table:table-cell>
          <table:table-cell table:formula="of:=[.B50]-[.B51]" office:value-type="float" office:value="0.0000167336265715079">
            <text:p>1.67336265715079E-005</text:p>
          </table:table-cell>
          <table:table-cell table:formula="of:=1/[.A51]" office:value-type="float" office:value="1.9039715515331">
            <text:p>1.9039715515</text:p>
          </table:table-cell>
          <table:table-cell table:formula="of:=[.D50]-[.D51]" office:value-type="float" office:value="0.00234465125879835">
            <text:p>0.0023446513</text:p>
          </table:table-cell>
          <table:table-cell table:formula="of:=[.E50]-[.E51]" office:value-type="float" office:value="0.0000667444631126113">
            <text:p>6.67444631126113E-005</text:p>
          </table:table-cell>
          <table:table-cell table:formula="of:=LN([.D51])" office:value-type="float" office:value="0.643941994835858">
            <text:p>0.6439419948</text:p>
          </table:table-cell>
          <table:table-cell table:formula="of:=[.G50]-[.G51]" office:value-type="float" office:value="0.00123069526813191">
            <text:p>0.0012306953</text:p>
          </table:table-cell>
          <table:table-cell/>
        </table:table-row>
        <table:table-row table:style-name="ro1">
          <table:table-cell office:value-type="float" office:value="0.525847932906147">
            <text:p>0.5258479329</text:p>
          </table:table-cell>
          <table:table-cell table:formula="of:=[.A52]-[.A51]" office:value-type="float" office:value="0.000630001369938849">
            <text:p>0.0006300014</text:p>
          </table:table-cell>
          <table:table-cell table:formula="of:=[.B51]-[.B52]" office:value-type="float" office:value="0.0000159842658734588">
            <text:p>1.59842658734588E-005</text:p>
          </table:table-cell>
          <table:table-cell table:formula="of:=1/[.A52]" office:value-type="float" office:value="1.90169046490952">
            <text:p>1.9016904649</text:p>
          </table:table-cell>
          <table:table-cell table:formula="of:=[.D51]-[.D52]" office:value-type="float" office:value="0.00228108662358206">
            <text:p>0.0022810866</text:p>
          </table:table-cell>
          <table:table-cell table:formula="of:=[.E51]-[.E52]" office:value-type="float" office:value="0.0000635646352162844">
            <text:p>6.35646352162844E-005</text:p>
          </table:table-cell>
          <table:table-cell table:formula="of:=LN([.D52])" office:value-type="float" office:value="0.642743208981043">
            <text:p>0.642743209</text:p>
          </table:table-cell>
          <table:table-cell table:formula="of:=[.G51]-[.G52]" office:value-type="float" office:value="0.00119878585481492">
            <text:p>0.0011987859</text:p>
          </table:table-cell>
          <table:table-cell/>
        </table:table-row>
        <table:table-row table:style-name="ro1">
          <table:table-cell office:value-type="float" office:value="0.526462651919392">
            <text:p>0.5264626519</text:p>
          </table:table-cell>
          <table:table-cell table:formula="of:=[.A53]-[.A52]" office:value-type="float" office:value="0.000614719013245058">
            <text:p>0.000614719</text:p>
          </table:table-cell>
          <table:table-cell table:formula="of:=[.B52]-[.B53]" office:value-type="float" office:value="0.000015282356693791">
            <text:p>1.5282356693791E-005</text:p>
          </table:table-cell>
          <table:table-cell table:formula="of:=1/[.A53]" office:value-type="float" office:value="1.8994699744686">
            <text:p>1.8994699745</text:p>
          </table:table-cell>
          <table:table-cell table:formula="of:=[.D52]-[.D53]" office:value-type="float" office:value="0.00222049044091666">
            <text:p>0.0022204904</text:p>
          </table:table-cell>
          <table:table-cell table:formula="of:=[.E52]-[.E53]" office:value-type="float" office:value="0.0000605961826654067">
            <text:p>6.05961826654067E-005</text:p>
          </table:table-cell>
          <table:table-cell table:formula="of:=LN([.D53])" office:value-type="float" office:value="0.641574886449592">
            <text:p>0.6415748864</text:p>
          </table:table-cell>
          <table:table-cell table:formula="of:=[.G52]-[.G53]" office:value-type="float" office:value="0.00116832253145127">
            <text:p>0.0011683225</text:p>
          </table:table-cell>
          <table:table-cell/>
        </table:table-row>
        <table:table-row table:style-name="ro1">
          <table:table-cell office:value-type="float" office:value="0.527062746880427">
            <text:p>0.5270627469</text:p>
          </table:table-cell>
          <table:table-cell table:formula="of:=[.A54]-[.A53]" office:value-type="float" office:value="0.000600094961034192">
            <text:p>0.000600095</text:p>
          </table:table-cell>
          <table:table-cell table:formula="of:=[.B53]-[.B54]" office:value-type="float" office:value="0.0000146240522108654">
            <text:p>1.46240522108654E-005</text:p>
          </table:table-cell>
          <table:table-cell table:formula="of:=1/[.A54]" office:value-type="float" office:value="1.89730730528536">
            <text:p>1.8973073053</text:p>
          </table:table-cell>
          <table:table-cell table:formula="of:=[.D53]-[.D54]" office:value-type="float" office:value="0.00216266918324437">
            <text:p>0.0021626692</text:p>
          </table:table-cell>
          <table:table-cell table:formula="of:=[.E53]-[.E54]" office:value-type="float" office:value="0.0000578212576722858">
            <text:p>5.78212576722858E-005</text:p>
          </table:table-cell>
          <table:table-cell table:formula="of:=LN([.D54])" office:value-type="float" office:value="0.64043567323913">
            <text:p>0.6404356732</text:p>
          </table:table-cell>
          <table:table-cell table:formula="of:=[.G53]-[.G54]" office:value-type="float" office:value="0.00113921321046162">
            <text:p>0.0011392132</text:p>
          </table:table-cell>
          <table:table-cell/>
        </table:table-row>
        <table:table-row table:style-name="ro1">
          <table:table-cell office:value-type="float" office:value="0.527648835958444">
            <text:p>0.527648836</text:p>
          </table:table-cell>
          <table:table-cell table:formula="of:=[.A55]-[.A54]" office:value-type="float" office:value="0.000586089078017715">
            <text:p>0.0005860891</text:p>
          </table:table-cell>
          <table:table-cell table:formula="of:=[.B54]-[.B55]" office:value-type="float" office:value="0.0000140058830164769">
            <text:p>1.40058830164769E-005</text:p>
          </table:table-cell>
          <table:table-cell table:formula="of:=1/[.A55]" office:value-type="float" office:value="1.89519985992873">
            <text:p>1.8951998599</text:p>
          </table:table-cell>
          <table:table-cell table:formula="of:=[.D54]-[.D55]" office:value-type="float" office:value="0.00210744535662832">
            <text:p>0.0021074454</text:p>
          </table:table-cell>
          <table:table-cell table:formula="of:=[.E54]-[.E55]" office:value-type="float" office:value="0.0000552238266160465">
            <text:p>5.52238266160465E-005</text:p>
          </table:table-cell>
          <table:table-cell table:formula="of:=LN([.D55])" office:value-type="float" office:value="0.639324299953998">
            <text:p>0.6393243</text:p>
          </table:table-cell>
          <table:table-cell table:formula="of:=[.G54]-[.G55]" office:value-type="float" office:value="0.00111137328513244">
            <text:p>0.0011113733</text:p>
          </table:table-cell>
          <table:table-cell/>
        </table:table-row>
        <table:table-row table:style-name="ro1">
          <table:table-cell office:value-type="float" office:value="0.528221500322564">
            <text:p>0.5282215003</text:p>
          </table:table-cell>
          <table:table-cell table:formula="of:=[.A56]-[.A55]" office:value-type="float" office:value="0.000572664364119402">
            <text:p>0.0005726644</text:p>
          </table:table-cell>
          <table:table-cell table:formula="of:=[.B55]-[.B56]" office:value-type="float" office:value="0.0000134247138983135">
            <text:p>1.34247138983135E-005</text:p>
          </table:table-cell>
          <table:table-cell table:formula="of:=1/[.A56]" office:value-type="float" office:value="1.89314520402774">
            <text:p>1.893145204</text:p>
          </table:table-cell>
          <table:table-cell table:formula="of:=[.D55]-[.D56]" office:value-type="float" office:value="0.00205465590098552">
            <text:p>0.0020546559</text:p>
          </table:table-cell>
          <table:table-cell table:formula="of:=[.E55]-[.E56]" office:value-type="float" office:value="0.0000527894556427988">
            <text:p>5.27894556427988E-005</text:p>
          </table:table-cell>
          <table:table-cell table:formula="of:=LN([.D56])" office:value-type="float" office:value="0.63823957505816">
            <text:p>0.6382395751</text:p>
          </table:table-cell>
          <table:table-cell table:formula="of:=[.G55]-[.G56]" office:value-type="float" office:value="0.001084724895838">
            <text:p>0.0010847249</text:p>
          </table:table-cell>
          <table:table-cell/>
        </table:table-row>
        <table:table-row table:style-name="ro1">
          <table:table-cell office:value-type="float" office:value="0.528781286980426">
            <text:p>0.528781287</text:p>
          </table:table-cell>
          <table:table-cell table:formula="of:=[.A57]-[.A56]" office:value-type="float" office:value="0.000559786657861938">
            <text:p>0.0005597867</text:p>
          </table:table-cell>
          <table:table-cell table:formula="of:=[.B56]-[.B57]" office:value-type="float" office:value="0.0000128777062574637">
            <text:p>1.28777062574637E-005</text:p>
          </table:table-cell>
          <table:table-cell table:formula="of:=1/[.A57]" office:value-type="float" office:value="1.89114105325179">
            <text:p>1.8911410533</text:p>
          </table:table-cell>
          <table:table-cell table:formula="of:=[.D56]-[.D57]" office:value-type="float" office:value="0.00200415077595073">
            <text:p>0.0020041508</text:p>
          </table:table-cell>
          <table:table-cell table:formula="of:=[.E56]-[.E57]" office:value-type="float" office:value="0.0000505051250347943">
            <text:p>5.05051250347943E-005</text:p>
          </table:table-cell>
          <table:table-cell table:formula="of:=LN([.D57])" office:value-type="float" office:value="0.637180378778034">
            <text:p>0.6371803788</text:p>
          </table:table-cell>
          <table:table-cell table:formula="of:=[.G56]-[.G57]" office:value-type="float" office:value="0.00105919628012618">
            <text:p>0.0010591963</text:p>
          </table:table-cell>
          <table:table-cell/>
        </table:table-row>
        <table:table-row table:style-name="ro1">
          <table:table-cell office:value-type="float" office:value="0.529328711352955">
            <text:p>0.5293287114</text:p>
          </table:table-cell>
          <table:table-cell table:formula="of:=[.A58]-[.A57]" office:value-type="float" office:value="0.000547424372529304">
            <text:p>0.0005474244</text:p>
          </table:table-cell>
          <table:table-cell table:formula="of:=[.B57]-[.B58]" office:value-type="float" office:value="0.0000123622853326344">
            <text:p>1.23622853326344E-005</text:p>
          </table:table-cell>
          <table:table-cell table:formula="of:=1/[.A58]" office:value-type="float" office:value="1.88918526154385">
            <text:p>1.8891852615</text:p>
          </table:table-cell>
          <table:table-cell table:formula="of:=[.D57]-[.D58]" office:value-type="float" office:value="0.00195579170794402">
            <text:p>0.0019557917</text:p>
          </table:table-cell>
          <table:table-cell table:formula="of:=[.E57]-[.E58]" office:value-type="float" office:value="0.0000483590680067092">
            <text:p>4.83590680067092E-005</text:p>
          </table:table-cell>
          <table:table-cell table:formula="of:=LN([.D58])" office:value-type="float" office:value="0.636145657582254">
            <text:p>0.6361456576</text:p>
          </table:table-cell>
          <table:table-cell table:formula="of:=[.G57]-[.G58]" office:value-type="float" office:value="0.00103472119577952">
            <text:p>0.0010347212</text:p>
          </table:table-cell>
          <table:table-cell/>
        </table:table-row>
        <table:table-row table:style-name="ro1">
          <table:table-cell office:value-type="float" office:value="0.529864259613936">
            <text:p>0.5298642596</text:p>
          </table:table-cell>
          <table:table-cell table:formula="of:=[.A59]-[.A58]" office:value-type="float" office:value="0.000535548260981122">
            <text:p>0.0005355483</text:p>
          </table:table-cell>
          <table:table-cell table:formula="of:=[.B58]-[.B59]" office:value-type="float" office:value="0.0000118761115481814">
            <text:p>1.18761115481814E-005</text:p>
          </table:table-cell>
          <table:table-cell table:formula="of:=1/[.A59]" office:value-type="float" office:value="1.88727581046627">
            <text:p>1.8872758105</text:p>
          </table:table-cell>
          <table:table-cell table:formula="of:=[.D58]-[.D59]" office:value-type="float" office:value="0.00190945107758012">
            <text:p>0.0019094511</text:p>
          </table:table-cell>
          <table:table-cell table:formula="of:=[.E58]-[.E59]" office:value-type="float" office:value="0.0000463406303639058">
            <text:p>4.63406303639058E-005</text:p>
          </table:table-cell>
          <table:table-cell table:formula="of:=LN([.D59])" office:value-type="float" office:value="0.635134419174714">
            <text:p>0.6351344192</text:p>
          </table:table-cell>
          <table:table-cell table:formula="of:=[.G58]-[.G59]" office:value-type="float" office:value="0.00101123840753969">
            <text:p>0.0010112384</text:p>
          </table:table-cell>
          <table:table-cell/>
        </table:table-row>
        <table:table-row table:style-name="ro1">
          <table:table-cell office:value-type="float" office:value="0.530388390819505">
            <text:p>0.5303883908</text:p>
          </table:table-cell>
          <table:table-cell table:formula="of:=[.A60]-[.A59]" office:value-type="float" office:value="0.000524131205569045">
            <text:p>0.0005241312</text:p>
          </table:table-cell>
          <table:table-cell table:formula="of:=[.B59]-[.B60]" office:value-type="float" office:value="0.0000114170554120774">
            <text:p>1.14170554120774E-005</text:p>
          </table:table-cell>
          <table:table-cell table:formula="of:=1/[.A60]" office:value-type="float" office:value="1.88541079953673">
            <text:p>1.8854107995</text:p>
          </table:table-cell>
          <table:table-cell table:formula="of:=[.D59]-[.D60]" office:value-type="float" office:value="0.00186501092954261">
            <text:p>0.0018650109</text:p>
          </table:table-cell>
          <table:table-cell table:formula="of:=[.E59]-[.E60]" office:value-type="float" office:value="0.0000444401480375056">
            <text:p>4.44401480375056E-005</text:p>
          </table:table-cell>
          <table:table-cell table:formula="of:=LN([.D60])" office:value-type="float" office:value="0.634145727945223">
            <text:p>0.6341457279</text:p>
          </table:table-cell>
          <table:table-cell table:formula="of:=[.G59]-[.G60]" office:value-type="float" office:value="0.000988691229491523">
            <text:p>0.0009886912</text:p>
          </table:table-cell>
          <table:table-cell/>
        </table:table-row>
        <table:table-row table:style-name="ro1">
          <table:table-cell office:value-type="float" office:value="0.530901538849615">
            <text:p>0.5309015388</text:p>
          </table:table-cell>
          <table:table-cell table:formula="of:=[.A61]-[.A60]" office:value-type="float" office:value="0.000513148030109711">
            <text:p>0.000513148</text:p>
          </table:table-cell>
          <table:table-cell table:formula="of:=[.B60]-[.B61]" office:value-type="float" office:value="0.0000109831754593337">
            <text:p>1.09831754593337E-005</text:p>
          </table:table-cell>
          <table:table-cell table:formula="of:=1/[.A61]" office:value-type="float" office:value="1.88358843744709">
            <text:p>1.8835884374</text:p>
          </table:table-cell>
          <table:table-cell table:formula="of:=[.D60]-[.D61]" office:value-type="float" office:value="0.00182236208963782">
            <text:p>0.0018223621</text:p>
          </table:table-cell>
          <table:table-cell table:formula="of:=[.E60]-[.E61]" office:value-type="float" office:value="0.0000426488399047909">
            <text:p>4.26488399047909E-005</text:p>
          </table:table-cell>
          <table:table-cell table:formula="of:=LN([.D61])" office:value-type="float" office:value="0.633178700828969">
            <text:p>0.6331787008</text:p>
          </table:table-cell>
          <table:table-cell table:formula="of:=[.G60]-[.G61]" office:value-type="float" office:value="0.000967027116253738">
            <text:p>0.0009670271</text:p>
          </table:table-cell>
          <table:table-cell/>
        </table:table-row>
        <table:table-row table:style-name="ro1">
          <table:table-cell office:value-type="float" office:value="0.531404114180886">
            <text:p>0.5314041142</text:p>
          </table:table-cell>
          <table:table-cell table:formula="of:=[.A62]-[.A61]" office:value-type="float" office:value="0.000502575331270738">
            <text:p>0.0005025753</text:p>
          </table:table-cell>
          <table:table-cell table:formula="of:=[.B61]-[.B62]" office:value-type="float" office:value="0.0000105726988389732">
            <text:p>1.05726988389732E-005</text:p>
          </table:table-cell>
          <table:table-cell table:formula="of:=1/[.A62]" office:value-type="float" office:value="1.88180703407127">
            <text:p>1.8818070341</text:p>
          </table:table-cell>
          <table:table-cell table:formula="of:=[.D61]-[.D62]" office:value-type="float" office:value="0.00178140337582233">
            <text:p>0.0017814034</text:p>
          </table:table-cell>
          <table:table-cell table:formula="of:=[.E61]-[.E62]" office:value-type="float" office:value="0.0000409587138154866">
            <text:p>4.09587138154866E-005</text:p>
          </table:table-cell>
          <table:table-cell table:formula="of:=LN([.D62])" office:value-type="float" office:value="0.632232503531924">
            <text:p>0.6322325035</text:p>
          </table:table-cell>
          <table:table-cell table:formula="of:=[.G61]-[.G62]" office:value-type="float" office:value="0.000946197297045148">
            <text:p>0.0009461973</text:p>
          </table:table-cell>
          <table:table-cell/>
        </table:table-row>
        <table:table-row table:style-name="ro1">
          <table:table-cell office:value-type="float" office:value="0.531896505507971">
            <text:p>0.5318965055</text:p>
          </table:table-cell>
          <table:table-cell table:formula="of:=[.A63]-[.A62]" office:value-type="float" office:value="0.00049239132708534">
            <text:p>0.0004923913</text:p>
          </table:table-cell>
          <table:table-cell table:formula="of:=[.B62]-[.B63]" office:value-type="float" office:value="0.0000101840041853984">
            <text:p>0.000010184</text:p>
          </table:table-cell>
          <table:table-cell table:formula="of:=1/[.A63]" office:value-type="float" office:value="1.88006499317942">
            <text:p>1.8800649932</text:p>
          </table:table-cell>
          <table:table-cell table:formula="of:=[.D62]-[.D63]" office:value-type="float" office:value="0.00174204089184604">
            <text:p>0.0017420409</text:p>
          </table:table-cell>
          <table:table-cell table:formula="of:=[.E62]-[.E63]" office:value-type="float" office:value="0.0000393624839762907">
            <text:p>3.93624839762907E-005</text:p>
          </table:table-cell>
          <table:table-cell table:formula="of:=LN([.D63])" office:value-type="float" office:value="0.631306347084417">
            <text:p>0.6313063471</text:p>
          </table:table-cell>
          <table:table-cell table:formula="of:=[.G62]-[.G63]" office:value-type="float" office:value="0.000926156447507376">
            <text:p>0.0009261564</text:p>
          </table:table-cell>
          <table:table-cell/>
        </table:table-row>
        <table:table-row table:style-name="ro1">
          <table:table-cell office:value-type="float" office:value="0.532379081228583">
            <text:p>0.5323790812</text:p>
          </table:table-cell>
          <table:table-cell table:formula="of:=[.A64]-[.A63]" office:value-type="float" office:value="0.000482575720612499">
            <text:p>0.0004825757</text:p>
          </table:table-cell>
          <table:table-cell table:formula="of:=[.B63]-[.B64]" office:value-type="float" office:value="0.00000981560647284052">
            <text:p>9.81560647284052E-006</text:p>
          </table:table-cell>
          <table:table-cell table:formula="of:=1/[.A64]" office:value-type="float" office:value="1.87836080578575">
            <text:p>1.8783608058</text:p>
          </table:table-cell>
          <table:table-cell table:formula="of:=[.D63]-[.D64]" office:value-type="float" office:value="0.00170418739366718">
            <text:p>0.0017041874</text:p>
          </table:table-cell>
          <table:table-cell table:formula="of:=[.E63]-[.E64]" office:value-type="float" office:value="0.0000378534981788636">
            <text:p>3.78534981788636E-005</text:p>
          </table:table-cell>
          <table:table-cell table:formula="of:=LN([.D64])" office:value-type="float" office:value="0.630399484689565">
            <text:p>0.6303994847</text:p>
          </table:table-cell>
          <table:table-cell table:formula="of:=[.G63]-[.G64]" office:value-type="float" office:value="0.000906862394851604">
            <text:p>0.0009068624</text:p>
          </table:table-cell>
          <table:table-cell/>
        </table:table-row>
        <table:table-row table:style-name="ro1">
          <table:table-cell office:value-type="float" office:value="0.532852190805598">
            <text:p>0.5328521908</text:p>
          </table:table-cell>
          <table:table-cell table:formula="of:=[.A65]-[.A64]" office:value-type="float" office:value="0.000473109577014519">
            <text:p>0.0004731096</text:p>
          </table:table-cell>
          <table:table-cell table:formula="of:=[.B64]-[.B65]" office:value-type="float" office:value="0.00000946614359798037">
            <text:p>9.46614359798037E-006</text:p>
          </table:table-cell>
          <table:table-cell table:formula="of:=1/[.A65]" office:value-type="float" office:value="1.87669304406563">
            <text:p>1.8766930441</text:p>
          </table:table-cell>
          <table:table-cell table:formula="of:=[.D64]-[.D65]" office:value-type="float" office:value="0.00166776172011685">
            <text:p>0.0016677617</text:p>
          </table:table-cell>
          <table:table-cell table:formula="of:=[.E64]-[.E65]" office:value-type="float" office:value="0.0000364256735503332">
            <text:p>3.64256735503332E-005</text:p>
          </table:table-cell>
          <table:table-cell table:formula="of:=LN([.D65])" office:value-type="float" office:value="0.629511208837093">
            <text:p>0.6295112088</text:p>
          </table:table-cell>
          <table:table-cell table:formula="of:=[.G64]-[.G65]" office:value-type="float" office:value="0.000888275852471643">
            <text:p>0.0008882759</text:p>
          </table:table-cell>
          <table:table-cell/>
        </table:table-row>
        <table:table-row table:style-name="ro1">
          <table:table-cell office:value-type="float" office:value="0.533316166018144">
            <text:p>0.533316166</text:p>
          </table:table-cell>
          <table:table-cell table:formula="of:=[.A66]-[.A65]" office:value-type="float" office:value="0.000463975212545709">
            <text:p>0.0004639752</text:p>
          </table:table-cell>
          <table:table-cell table:formula="of:=[.B65]-[.B66]" office:value-type="float" office:value="0.00000913436446881022">
            <text:p>9.13436446881022E-006</text:p>
          </table:table-cell>
          <table:table-cell table:formula="of:=1/[.A66]" office:value-type="float" office:value="1.87506035578524">
            <text:p>1.8750603558</text:p>
          </table:table-cell>
          <table:table-cell table:formula="of:=[.D65]-[.D66]" office:value-type="float" office:value="0.00163268828039564">
            <text:p>0.0016326883</text:p>
          </table:table-cell>
          <table:table-cell table:formula="of:=[.E65]-[.E66]" office:value-type="float" office:value="0.0000350734397212005">
            <text:p>3.50734397212005E-005</text:p>
          </table:table-cell>
          <table:table-cell table:formula="of:=LN([.D66])" office:value-type="float" office:value="0.628640848656423">
            <text:p>0.6286408487</text:p>
          </table:table-cell>
          <table:table-cell table:formula="of:=[.G65]-[.G66]" office:value-type="float" office:value="0.000870360180670549">
            <text:p>0.0008703602</text:p>
          </table:table-cell>
          <table:table-cell/>
        </table:table-row>
        <table:table-row table:style-name="ro1">
          <table:table-cell office:value-type="float" office:value="0.533771322112279">
            <text:p>0.5337713221</text:p>
          </table:table-cell>
          <table:table-cell table:formula="of:=[.A67]-[.A66]" office:value-type="float" office:value="0.000455156094135045">
            <text:p>0.0004551561</text:p>
          </table:table-cell>
          <table:table-cell table:formula="of:=[.B66]-[.B67]" office:value-type="float" office:value="0.00000881911841066341">
            <text:p>8.81911841066341E-006</text:p>
          </table:table-cell>
          <table:table-cell table:formula="of:=1/[.A67]" office:value-type="float" office:value="1.87346145919329">
            <text:p>1.8734614592</text:p>
          </table:table-cell>
          <table:table-cell table:formula="of:=[.D66]-[.D67]" office:value-type="float" office:value="0.00159889659195134">
            <text:p>0.0015988966</text:p>
          </table:table-cell>
          <table:table-cell table:formula="of:=[.E66]-[.E67]" office:value-type="float" office:value="0.0000337916884443068">
            <text:p>3.37916884443068E-005</text:p>
          </table:table-cell>
          <table:table-cell table:formula="of:=LN([.D67])" office:value-type="float" office:value="0.627787767485851">
            <text:p>0.6277877675</text:p>
          </table:table-cell>
          <table:table-cell table:formula="of:=[.G66]-[.G67]" office:value-type="float" office:value="0.00085308117057159">
            <text:p>0.0008530812</text:p>
          </table:table-cell>
          <table:table-cell/>
        </table:table-row>
        <table:table-row table:style-name="ro1">
          <table:table-cell office:value-type="float" office:value="0.534217958860688">
            <text:p>0.5342179589</text:p>
          </table:table-cell>
          <table:table-cell table:formula="of:=[.A68]-[.A67]" office:value-type="float" office:value="0.000446636748409057">
            <text:p>0.0004466367</text:p>
          </table:table-cell>
          <table:table-cell table:formula="of:=[.B67]-[.B68]" office:value-type="float" office:value="0.000008519345725988">
            <text:p>8.519345725988E-006</text:p>
          </table:table-cell>
          <table:table-cell table:formula="of:=1/[.A68]" office:value-type="float" office:value="1.87189513833019">
            <text:p>1.8718951383</text:p>
          </table:table-cell>
          <table:table-cell table:formula="of:=[.D67]-[.D68]" office:value-type="float" office:value="0.00156632086309538">
            <text:p>0.0015663209</text:p>
          </table:table-cell>
          <table:table-cell table:formula="of:=[.E67]-[.E68]" office:value-type="float" office:value="0.0000325757288559547">
            <text:p>3.25757288559547E-005</text:p>
          </table:table-cell>
          <table:table-cell table:formula="of:=LN([.D68])" office:value-type="float" office:value="0.626951360637198">
            <text:p>0.6269513606</text:p>
          </table:table-cell>
          <table:table-cell table:formula="of:=[.G67]-[.G68]" office:value-type="float" office:value="0.000836406848653271">
            <text:p>0.0008364068</text:p>
          </table:table-cell>
          <table:table-cell/>
        </table:table-row>
        <table:table-row table:style-name="ro1">
          <table:table-cell office:value-type="float" office:value="0.534656361539829">
            <text:p>0.5346563615</text:p>
          </table:table-cell>
          <table:table-cell table:formula="of:=[.A69]-[.A68]" office:value-type="float" office:value="0.000438402679141081">
            <text:p>0.0004384027</text:p>
          </table:table-cell>
          <table:table-cell table:formula="of:=[.B68]-[.B69]" office:value-type="float" office:value="0.0000082340692679761">
            <text:p>8.2340692679761E-006</text:p>
          </table:table-cell>
          <table:table-cell table:formula="of:=1/[.A69]" office:value-type="float" office:value="1.87036023871476">
            <text:p>1.8703602387</text:p>
          </table:table-cell>
          <table:table-cell table:formula="of:=[.D68]-[.D69]" office:value-type="float" office:value="0.00153489961543096">
            <text:p>0.0015348996</text:p>
          </table:table-cell>
          <table:table-cell table:formula="of:=[.E68]-[.E69]" office:value-type="float" office:value="0.0000314212476644204">
            <text:p>3.14212476644204E-005</text:p>
          </table:table-cell>
          <table:table-cell table:formula="of:=LN([.D69])" office:value-type="float" office:value="0.626131053337532">
            <text:p>0.6261310533</text:p>
          </table:table-cell>
          <table:table-cell table:formula="of:=[.G68]-[.G69]" office:value-type="float" office:value="0.000820307299665424">
            <text:p>0.0008203073</text:p>
          </table:table-cell>
          <table:table-cell/>
        </table:table-row>
        <table:table-row table:style-name="ro1">
          <table:table-cell office:value-type="float" office:value="0.535086801832065">
            <text:p>0.5350868018</text:p>
          </table:table-cell>
          <table:table-cell table:formula="of:=[.A70]-[.A69]" office:value-type="float" office:value="0.000430440292236045">
            <text:p>0.0004304403</text:p>
          </table:table-cell>
          <table:table-cell table:formula="of:=[.B69]-[.B70]" office:value-type="float" office:value="0.00000796238690503603">
            <text:p>7.96238690503603E-006</text:p>
          </table:table-cell>
          <table:table-cell table:formula="of:=1/[.A70]" office:value-type="float" office:value="1.868855663373">
            <text:p>1.8688556634</text:p>
          </table:table-cell>
          <table:table-cell table:formula="of:=[.D69]-[.D70]" office:value-type="float" office:value="0.0015045753417624">
            <text:p>0.0015045753</text:p>
          </table:table-cell>
          <table:table-cell table:formula="of:=[.E69]-[.E70]" office:value-type="float" office:value="0.0000303242736685583">
            <text:p>3.03242736685583E-005</text:p>
          </table:table-cell>
          <table:table-cell table:formula="of:=LN([.D70])" office:value-type="float" office:value="0.625326298831582">
            <text:p>0.6253262988</text:p>
          </table:table-cell>
          <table:table-cell table:formula="of:=[.G69]-[.G70]" office:value-type="float" office:value="0.0008047545059503">
            <text:p>0.0008047545</text:p>
          </table:table-cell>
          <table:table-cell/>
        </table:table-row>
        <table:table-row table:style-name="ro1">
          <table:table-cell office:value-type="float" office:value="0.53550953865953">
            <text:p>0.5355095387</text:p>
          </table:table-cell>
          <table:table-cell table:formula="of:=[.A71]-[.A70]" office:value-type="float" office:value="0.000422736827465187">
            <text:p>0.0004227368</text:p>
          </table:table-cell>
          <table:table-cell table:formula="of:=[.B70]-[.B71]" office:value-type="float" office:value="0.00000770346477085848">
            <text:p>7.70346477085848E-006</text:p>
          </table:table-cell>
          <table:table-cell table:formula="of:=1/[.A71]" office:value-type="float" office:value="1.8673803691773">
            <text:p>1.8673803692</text:p>
          </table:table-cell>
          <table:table-cell table:formula="of:=[.D70]-[.D71]" office:value-type="float" office:value="0.00147529419569681">
            <text:p>0.0014752942</text:p>
          </table:table-cell>
          <table:table-cell table:formula="of:=[.E70]-[.E71]" office:value-type="float" office:value="0.0000292811460655962">
            <text:p>2.92811460655962E-005</text:p>
          </table:table-cell>
          <table:table-cell table:formula="of:=LN([.D71])" office:value-type="float" office:value="0.624536576630138">
            <text:p>0.6245365766</text:p>
          </table:table-cell>
          <table:table-cell table:formula="of:=[.G70]-[.G71]" office:value-type="float" office:value="0.000789722201444243">
            <text:p>0.0007897222</text:p>
          </table:table-cell>
          <table:table-cell/>
        </table:table-row>
        <table:table-row table:style-name="ro1">
          <table:table-cell office:value-type="float" office:value="0.535924818955785">
            <text:p>0.535924819</text:p>
          </table:table-cell>
          <table:table-cell table:formula="of:=[.A72]-[.A71]" office:value-type="float" office:value="0.00041528029625526">
            <text:p>0.0004152803</text:p>
          </table:table-cell>
          <table:table-cell table:formula="of:=[.B71]-[.B72]" office:value-type="float" office:value="0.00000745653120992618">
            <text:p>7.45653120992618E-006</text:p>
          </table:table-cell>
          <table:table-cell table:formula="of:=1/[.A72]" office:value-type="float" office:value="1.86593336346773">
            <text:p>1.8659333635</text:p>
          </table:table-cell>
          <table:table-cell table:formula="of:=[.D71]-[.D72]" office:value-type="float" office:value="0.00144700570957723">
            <text:p>0.0014470057</text:p>
          </table:table-cell>
          <table:table-cell table:formula="of:=[.E71]-[.E72]" office:value-type="float" office:value="0.0000282884861195765">
            <text:p>2.82884861195765E-005</text:p>
          </table:table-cell>
          <table:table-cell table:formula="of:=LN([.D72])" office:value-type="float" office:value="0.623761390891321">
            <text:p>0.6237613909</text:p>
          </table:table-cell>
          <table:table-cell table:formula="of:=[.G71]-[.G72]" office:value-type="float" office:value="0.000775185738816742">
            <text:p>0.0007751857</text:p>
          </table:table-cell>
          <table:table-cell/>
        </table:table-row>
        <table:table-row table:style-name="ro1">
          <table:table-cell office:value-type="float" office:value="0.536332878380708">
            <text:p>0.5363328784</text:p>
          </table:table-cell>
          <table:table-cell table:formula="of:=[.A73]-[.A72]" office:value-type="float" office:value="0.00040805942492228">
            <text:p>0.0004080594</text:p>
          </table:table-cell>
          <table:table-cell table:formula="of:=[.B72]-[.B73]" office:value-type="float" office:value="0.00000722087133298022">
            <text:p>7.22087133298022E-006</text:p>
          </table:table-cell>
          <table:table-cell table:formula="of:=1/[.A73]" office:value-type="float" office:value="1.8645137009299">
            <text:p>1.8645137009</text:p>
          </table:table-cell>
          <table:table-cell table:formula="of:=[.D72]-[.D73]" office:value-type="float" office:value="0.00141966253782311">
            <text:p>0.0014196625</text:p>
          </table:table-cell>
          <table:table-cell table:formula="of:=[.E72]-[.E73]" office:value-type="float" office:value="0.0000273431717541239">
            <text:p>2.73431717541239E-005</text:p>
          </table:table-cell>
          <table:table-cell table:formula="of:=LN([.D73])" office:value-type="float" office:value="0.623000268922908">
            <text:p>0.6230002689</text:p>
          </table:table-cell>
          <table:table-cell table:formula="of:=[.G72]-[.G73]" office:value-type="float" office:value="0.000761121968413381">
            <text:p>0.000761122</text:p>
          </table:table-cell>
          <table:table-cell/>
        </table:table-row>
        <table:table-row table:style-name="ro1">
          <table:table-cell office:value-type="float" office:value="0.536733941983508">
            <text:p>0.536733942</text:p>
          </table:table-cell>
          <table:table-cell table:formula="of:=[.A74]-[.A73]" office:value-type="float" office:value="0.000401063602800345">
            <text:p>0.0004010636</text:p>
          </table:table-cell>
          <table:table-cell table:formula="of:=[.B73]-[.B74]" office:value-type="float" office:value="0.00000699582212193572">
            <text:p>6.99582212193572E-006</text:p>
          </table:table-cell>
          <table:table-cell table:formula="of:=1/[.A74]" office:value-type="float" office:value="1.86312048070686">
            <text:p>1.8631204807</text:p>
          </table:table-cell>
          <table:table-cell table:formula="of:=[.D73]-[.D74]" office:value-type="float" office:value="0.001393220223044">
            <text:p>0.0013932202</text:p>
          </table:table-cell>
          <table:table-cell table:formula="of:=[.E73]-[.E74]" office:value-type="float" office:value="0.0000264423147791071">
            <text:p>2.64423147791071E-005</text:p>
          </table:table-cell>
          <table:table-cell table:formula="of:=LN([.D74])" office:value-type="float" office:value="0.622252759795118">
            <text:p>0.6222527598</text:p>
          </table:table-cell>
          <table:table-cell table:formula="of:=[.G73]-[.G74]" office:value-type="float" office:value="0.000747509127790202">
            <text:p>0.0007475091</text:p>
          </table:table-cell>
          <table:table-cell/>
        </table:table-row>
        <table:table-row table:style-name="ro1">
          <table:table-cell office:value-type="float" office:value="0.537128224818294">
            <text:p>0.5371282248</text:p>
          </table:table-cell>
          <table:table-cell table:formula="of:=[.A75]-[.A74]" office:value-type="float" office:value="0.000394282834786597">
            <text:p>0.0003942828</text:p>
          </table:table-cell>
          <table:table-cell table:formula="of:=[.B74]-[.B75]" office:value-type="float" office:value="0.00000678076801374772">
            <text:p>6.78076801374772E-006</text:p>
          </table:table-cell>
          <table:table-cell table:formula="of:=1/[.A75]" office:value-type="float" office:value="1.86175284372422">
            <text:p>1.8617528437</text:p>
          </table:table-cell>
          <table:table-cell table:formula="of:=[.D74]-[.D75]" office:value-type="float" office:value="0.00136763698264142">
            <text:p>0.001367637</text:p>
          </table:table-cell>
          <table:table-cell table:formula="of:=[.E74]-[.E75]" office:value-type="float" office:value="0.0000255832404025824">
            <text:p>2.55832404025824E-005</text:p>
          </table:table-cell>
          <table:table-cell table:formula="of:=LN([.D75])" office:value-type="float" office:value="0.621518433054325">
            <text:p>0.6215184331</text:p>
          </table:table-cell>
          <table:table-cell table:formula="of:=[.G74]-[.G75]" office:value-type="float" office:value="0.000734326740792879">
            <text:p>0.0007343267</text:p>
          </table:table-cell>
          <table:table-cell/>
        </table:table-row>
        <table:table-row table:style-name="ro1">
          <table:table-cell office:value-type="float" office:value="0.537515932516166">
            <text:p>0.5375159325</text:p>
          </table:table-cell>
          <table:table-cell table:formula="of:=[.A76]-[.A75]" office:value-type="float" office:value="0.000387707697871553">
            <text:p>0.0003877077</text:p>
          </table:table-cell>
          <table:table-cell table:formula="of:=[.B75]-[.B76]" office:value-type="float" office:value="0.00000657513691504352">
            <text:p>6.57513691504352E-006</text:p>
          </table:table-cell>
          <table:table-cell table:formula="of:=1/[.A76]" office:value-type="float" office:value="1.86040997021037">
            <text:p>1.8604099702</text:p>
          </table:table-cell>
          <table:table-cell table:formula="of:=[.D75]-[.D76]" office:value-type="float" office:value="0.0013428735138461">
            <text:p>0.0013428735</text:p>
          </table:table-cell>
          <table:table-cell table:formula="of:=[.E75]-[.E76]" office:value-type="float" office:value="0.0000247634687953191">
            <text:p>2.47634687953191E-005</text:p>
          </table:table-cell>
          <table:table-cell table:formula="of:=LN([.D76])" office:value-type="float" office:value="0.62079687752909">
            <text:p>0.6207968775</text:p>
          </table:table-cell>
          <table:table-cell table:formula="of:=[.G75]-[.G76]" office:value-type="float" office:value="0.000721555525234896">
            <text:p>0.0007215555</text:p>
          </table:table-cell>
          <table:table-cell/>
        </table:table-row>
        <table:table-row table:style-name="ro1">
          <table:table-cell office:value-type="float" office:value="0.537897261817436">
            <text:p>0.5378972618</text:p>
          </table:table-cell>
          <table:table-cell table:formula="of:=[.A77]-[.A76]" office:value-type="float" office:value="0.000381329301270328">
            <text:p>0.0003813293</text:p>
          </table:table-cell>
          <table:table-cell table:formula="of:=[.B76]-[.B77]" office:value-type="float" office:value="0.00000637839660122541">
            <text:p>6.37839660122541E-006</text:p>
          </table:table-cell>
          <table:table-cell table:formula="of:=1/[.A77]" office:value-type="float" office:value="1.859091077395">
            <text:p>1.8590910774</text:p>
          </table:table-cell>
          <table:table-cell table:formula="of:=[.D76]-[.D77]" office:value-type="float" office:value="0.00131889281536712">
            <text:p>0.0013188928</text:p>
          </table:table-cell>
          <table:table-cell table:formula="of:=[.E76]-[.E77]" office:value-type="float" office:value="0.0000239806984789759">
            <text:p>2.39806984789759E-005</text:p>
          </table:table-cell>
          <table:table-cell table:formula="of:=LN([.D77])" office:value-type="float" office:value="0.620087700220756">
            <text:p>0.6200877002</text:p>
          </table:table-cell>
          <table:table-cell table:formula="of:=[.G76]-[.G77]" office:value-type="float" office:value="0.000709177308334086">
            <text:p>0.0007091773</text:p>
          </table:table-cell>
          <table:table-cell/>
        </table:table-row>
        <table:table-row table:style-name="ro1">
          <table:table-cell office:value-type="float" office:value="0.538272401067253">
            <text:p>0.5382724011</text:p>
          </table:table-cell>
          <table:table-cell table:formula="of:=[.A78]-[.A77]" office:value-type="float" office:value="0.000375139249816803">
            <text:p>0.0003751392</text:p>
          </table:table-cell>
          <table:table-cell table:formula="of:=[.B77]-[.B78]" office:value-type="float" office:value="0.00000619005145352514">
            <text:p>6.19005145352514E-006</text:p>
          </table:table-cell>
          <table:table-cell table:formula="of:=1/[.A78]" office:value-type="float" office:value="1.85779541737095">
            <text:p>1.8577954174</text:p>
          </table:table-cell>
          <table:table-cell table:formula="of:=[.D77]-[.D78]" office:value-type="float" office:value="0.00129566002405523">
            <text:p>0.00129566</text:p>
          </table:table-cell>
          <table:table-cell table:formula="of:=[.E77]-[.E78]" office:value-type="float" office:value="0.000023232791311889">
            <text:p>2.3232791311889E-005</text:p>
          </table:table-cell>
          <table:table-cell table:formula="of:=LN([.D78])" office:value-type="float" office:value="0.619390525271583">
            <text:p>0.6193905253</text:p>
          </table:table-cell>
          <table:table-cell table:formula="of:=[.G77]-[.G78]" office:value-type="float" office:value="0.000697174949172985">
            <text:p>0.0006971749</text:p>
          </table:table-cell>
          <table:table-cell/>
        </table:table-row>
        <table:table-row table:style-name="ro1">
          <table:table-cell office:value-type="float" office:value="0.538641530677565">
            <text:p>0.5386415307</text:p>
          </table:table-cell>
          <table:table-cell table:formula="of:=[.A79]-[.A78]" office:value-type="float" office:value="0.000369129610311769">
            <text:p>0.0003691296</text:p>
          </table:table-cell>
          <table:table-cell table:formula="of:=[.B78]-[.B79]" office:value-type="float" office:value="0.00000600963950503353">
            <text:p>6.00963950503353E-006</text:p>
          </table:table-cell>
          <table:table-cell table:formula="of:=1/[.A79]" office:value-type="float" office:value="1.85652227510583">
            <text:p>1.8565222751</text:p>
          </table:table-cell>
          <table:table-cell table:formula="of:=[.D78]-[.D79]" office:value-type="float" office:value="0.00127314226511732">
            <text:p>0.0012731423</text:p>
          </table:table-cell>
          <table:table-cell table:formula="of:=[.E78]-[.E79]" office:value-type="float" office:value="0.0000225177589379122">
            <text:p>2.25177589379122E-005</text:p>
          </table:table-cell>
          <table:table-cell table:formula="of:=LN([.D79])" office:value-type="float" office:value="0.618704993004079">
            <text:p>0.618704993</text:p>
          </table:table-cell>
          <table:table-cell table:formula="of:=[.G78]-[.G79]" office:value-type="float" office:value="0.00068553226750423">
            <text:p>0.0006855323</text:p>
          </table:table-cell>
          <table:table-cell/>
        </table:table-row>
        <table:table-row table:style-name="ro1">
          <table:table-cell office:value-type="float" office:value="0.53900482355812">
            <text:p>0.5390048236</text:p>
          </table:table-cell>
          <table:table-cell table:formula="of:=[.A80]-[.A79]" office:value-type="float" office:value="0.000363292880555144">
            <text:p>0.0003632929</text:p>
          </table:table-cell>
          <table:table-cell table:formula="of:=[.B79]-[.B80]" office:value-type="float" office:value="0.0000058367297566253">
            <text:p>5.8367297566253E-006</text:p>
          </table:table-cell>
          <table:table-cell table:formula="of:=1/[.A80]" office:value-type="float" office:value="1.85527096659121">
            <text:p>1.8552709666</text:p>
          </table:table-cell>
          <table:table-cell table:formula="of:=[.D79]-[.D80]" office:value-type="float" office:value="0.00125130851461708">
            <text:p>0.0012513085</text:p>
          </table:table-cell>
          <table:table-cell table:formula="of:=[.E79]-[.E80]" office:value-type="float" office:value="0.0000218337505002442">
            <text:p>2.18337505002442E-005</text:p>
          </table:table-cell>
          <table:table-cell table:formula="of:=LN([.D80])" office:value-type="float" office:value="0.618030759025761">
            <text:p>0.618030759</text:p>
          </table:table-cell>
          <table:table-cell table:formula="of:=[.G79]-[.G80]" office:value-type="float" office:value="0.000674233978317118">
            <text:p>0.000674234</text:p>
          </table:table-cell>
          <table:table-cell/>
        </table:table-row>
        <table:table-row table:style-name="ro1">
          <table:table-cell office:value-type="float" office:value="0.539362445518935">
            <text:p>0.5393624455</text:p>
          </table:table-cell>
          <table:table-cell table:formula="of:=[.A81]-[.A80]" office:value-type="float" office:value="0.000357621960814569">
            <text:p>0.000357622</text:p>
          </table:table-cell>
          <table:table-cell table:formula="of:=[.B80]-[.B81]" office:value-type="float" office:value="0.00000567091974057465">
            <text:p>5.67091974057465E-006</text:p>
          </table:table-cell>
          <table:table-cell table:formula="of:=1/[.A81]" office:value-type="float" office:value="1.85404083711812">
            <text:p>1.8540408371</text:p>
          </table:table-cell>
          <table:table-cell table:formula="of:=[.D80]-[.D81]" office:value-type="float" office:value="0.00123012947309742">
            <text:p>0.0012301295</text:p>
          </table:table-cell>
          <table:table-cell table:formula="of:=[.E80]-[.E81]" office:value-type="float" office:value="0.0000211790415196589">
            <text:p>0.000021179</text:p>
          </table:table-cell>
          <table:table-cell table:formula="of:=LN([.D81])" office:value-type="float" office:value="0.617367493394135">
            <text:p>0.6173674934</text:p>
          </table:table-cell>
          <table:table-cell table:formula="of:=[.G80]-[.G81]" office:value-type="float" office:value="0.000663265631626775">
            <text:p>0.0006632656</text:p>
          </table:table-cell>
          <table:table-cell/>
        </table:table-row>
        <table:table-row table:style-name="ro1">
          <table:table-cell office:value-type="float" office:value="0.539714555646448">
            <text:p>0.5397145556</text:p>
          </table:table-cell>
          <table:table-cell table:formula="of:=[.A82]-[.A81]" office:value-type="float" office:value="0.000352110127513794">
            <text:p>0.0003521101</text:p>
          </table:table-cell>
          <table:table-cell table:formula="of:=[.B81]-[.B82]" office:value-type="float" office:value="0.00000551183330077532">
            <text:p>5.51183330077532E-006</text:p>
          </table:table-cell>
          <table:table-cell table:formula="of:=1/[.A82]" office:value-type="float" office:value="1.85283125966881">
            <text:p>1.8528312597</text:p>
          </table:table-cell>
          <table:table-cell table:formula="of:=[.D81]-[.D82]" office:value-type="float" office:value="0.00120957744930839">
            <text:p>0.0012095774</text:p>
          </table:table-cell>
          <table:table-cell table:formula="of:=[.E81]-[.E82]" office:value-type="float" office:value="0.0000205520237890333">
            <text:p>0.000020552</text:p>
          </table:table-cell>
          <table:table-cell table:formula="of:=LN([.D82])" office:value-type="float" office:value="0.616714879837121">
            <text:p>0.6167148798</text:p>
          </table:table-cell>
          <table:table-cell table:formula="of:=[.G81]-[.G82]" office:value-type="float" office:value="0.000652613557013293">
            <text:p>0.0006526136</text:p>
          </table:table-cell>
          <table:table-cell/>
        </table:table-row>
        <table:table-row table:style-name="ro1">
          <table:table-cell office:value-type="float" office:value="0.54006130665539">
            <text:p>0.5400613067</text:p>
          </table:table-cell>
          <table:table-cell table:formula="of:=[.A83]-[.A82]" office:value-type="float" office:value="0.00034675100894177">
            <text:p>0.000346751</text:p>
          </table:table-cell>
          <table:table-cell table:formula="of:=[.B82]-[.B83]" office:value-type="float" office:value="0.00000535911857202365">
            <text:p>5.35911857202365E-006</text:p>
          </table:table-cell>
          <table:table-cell table:formula="of:=1/[.A83]" office:value-type="float" office:value="1.85164163341569">
            <text:p>1.8516416334</text:p>
          </table:table-cell>
          <table:table-cell table:formula="of:=[.D82]-[.D83]" office:value-type="float" office:value="0.00118962625311525">
            <text:p>0.0011896263</text:p>
          </table:table-cell>
          <table:table-cell table:formula="of:=[.E82]-[.E83]" office:value-type="float" office:value="0.0000199511961931353">
            <text:p>1.99511961931353E-005</text:p>
          </table:table-cell>
          <table:table-cell table:formula="of:=LN([.D83])" office:value-type="float" office:value="0.61607261502464">
            <text:p>0.616072615</text:p>
          </table:table-cell>
          <table:table-cell table:formula="of:=[.G82]-[.G83]" office:value-type="float" office:value="0.000642264812481086">
            <text:p>0.0006422648</text:p>
          </table:table-cell>
          <table:table-cell/>
        </table:table-row>
        <table:table-row table:style-name="ro1">
          <table:table-cell office:value-type="float" office:value="0.540402845218193">
            <text:p>0.5404028452</text:p>
          </table:table-cell>
          <table:table-cell table:formula="of:=[.A84]-[.A83]" office:value-type="float" office:value="0.000341538562802612">
            <text:p>0.0003415386</text:p>
          </table:table-cell>
          <table:table-cell table:formula="of:=[.B83]-[.B84]" office:value-type="float" office:value="0.00000521244613915783">
            <text:p>5.21244613915783E-006</text:p>
          </table:table-cell>
          <table:table-cell table:formula="of:=1/[.A84]" office:value-type="float" office:value="1.85047138231894">
            <text:p>1.8504713823</text:p>
          </table:table-cell>
          <table:table-cell table:formula="of:=[.D83]-[.D84]" office:value-type="float" office:value="0.00117025109674795">
            <text:p>0.0011702511</text:p>
          </table:table-cell>
          <table:table-cell table:formula="of:=[.E83]-[.E84]" office:value-type="float" office:value="0.0000193751563672961">
            <text:p>1.93751563672961E-005</text:p>
          </table:table-cell>
          <table:table-cell table:formula="of:=LN([.D84])" office:value-type="float" office:value="0.615440407887391">
            <text:p>0.6154404079</text:p>
          </table:table-cell>
          <table:table-cell table:formula="of:=[.G83]-[.G84]" office:value-type="float" office:value="0.00063220713724943">
            <text:p>0.0006322071</text:p>
          </table:table-cell>
          <table:table-cell/>
        </table:table-row>
        <table:table-row table:style-name="ro1">
          <table:table-cell office:value-type="float" office:value="0.540739312273645">
            <text:p>0.5407393123</text:p>
          </table:table-cell>
          <table:table-cell table:formula="of:=[.A85]-[.A84]" office:value-type="float" office:value="0.000336467055452316">
            <text:p>0.0003364671</text:p>
          </table:table-cell>
          <table:table-cell table:formula="of:=[.B84]-[.B85]" office:value-type="float" office:value="0.00000507150735029605">
            <text:p>5.07150735029605E-006</text:p>
          </table:table-cell>
          <table:table-cell table:formula="of:=1/[.A85]" office:value-type="float" office:value="1.84931995381527">
            <text:p>1.8493199538</text:p>
          </table:table-cell>
          <table:table-cell table:formula="of:=[.D84]-[.D85]" office:value-type="float" office:value="0.00115142850367156">
            <text:p>0.0011514285</text:p>
          </table:table-cell>
          <table:table-cell table:formula="of:=[.E84]-[.E85]" office:value-type="float" office:value="0.0000188225930763952">
            <text:p>1.88225930763952E-005</text:p>
          </table:table-cell>
          <table:table-cell table:formula="of:=LN([.D85])" office:value-type="float" office:value="0.614817978979252">
            <text:p>0.614817979</text:p>
          </table:table-cell>
          <table:table-cell table:formula="of:=[.G84]-[.G85]" office:value-type="float" office:value="0.000622428908138573">
            <text:p>0.0006224289</text:p>
          </table:table-cell>
          <table:table-cell/>
        </table:table-row>
        <table:table-row table:style-name="ro1">
          <table:table-cell office:value-type="float" office:value="0.541070843316315">
            <text:p>0.5410708433</text:p>
          </table:table-cell>
          <table:table-cell table:formula="of:=[.A86]-[.A85]" office:value-type="float" office:value="0.000331531042669919">
            <text:p>0.000331531</text:p>
          </table:table-cell>
          <table:table-cell table:formula="of:=[.B85]-[.B86]" office:value-type="float" office:value="0.00000493601278239719">
            <text:p>0.000004936</text:p>
          </table:table-cell>
          <table:table-cell table:formula="of:=1/[.A86]" office:value-type="float" office:value="1.84818681759089">
            <text:p>1.8481868176</text:p>
          </table:table-cell>
          <table:table-cell table:formula="of:=[.D85]-[.D86]" office:value-type="float" office:value="0.00113313622438205">
            <text:p>0.0011331362</text:p>
          </table:table-cell>
          <table:table-cell table:formula="of:=[.E85]-[.E86]" office:value-type="float" office:value="0.0000182922792895113">
            <text:p>1.82922792895113E-005</text:p>
          </table:table-cell>
          <table:table-cell table:formula="of:=LN([.D86])" office:value-type="float" office:value="0.614205059880027">
            <text:p>0.6142050599</text:p>
          </table:table-cell>
          <table:table-cell table:formula="of:=[.G85]-[.G86]" office:value-type="float" office:value="0.000612919099225784">
            <text:p>0.0006129191</text:p>
          </table:table-cell>
          <table:table-cell/>
        </table:table-row>
        <table:table-row table:style-name="ro1">
          <table:table-cell office:value-type="float" office:value="0.541397568668155">
            <text:p>0.5413975687</text:p>
          </table:table-cell>
          <table:table-cell table:formula="of:=[.A87]-[.A86]" office:value-type="float" office:value="0.000326725351840307">
            <text:p>0.0003267254</text:p>
          </table:table-cell>
          <table:table-cell table:formula="of:=[.B86]-[.B87]" office:value-type="float" office:value="0.00000480569082961235">
            <text:p>4.80569082961235E-006</text:p>
          </table:table-cell>
          <table:table-cell table:formula="of:=1/[.A87]" office:value-type="float" office:value="1.84707146443234">
            <text:p>1.8470714644</text:p>
          </table:table-cell>
          <table:table-cell table:formula="of:=[.D86]-[.D87]" office:value-type="float" office:value="0.00111535315854749">
            <text:p>0.0011153532</text:p>
          </table:table-cell>
          <table:table-cell table:formula="of:=[.E86]-[.E87]" office:value-type="float" office:value="0.0000177830658345535">
            <text:p>1.77830658345535E-005</text:p>
          </table:table-cell>
          <table:table-cell table:formula="of:=LN([.D87])" office:value-type="float" office:value="0.613601392635523">
            <text:p>0.6136013926</text:p>
          </table:table-cell>
          <table:table-cell table:formula="of:=[.G86]-[.G87]" office:value-type="float" office:value="0.000603667244503225">
            <text:p>0.0006036672</text:p>
          </table:table-cell>
          <table:table-cell/>
        </table:table-row>
        <table:table-row table:style-name="ro1">
          <table:table-cell office:value-type="float" office:value="0.541719613733578">
            <text:p>0.5417196137</text:p>
          </table:table-cell>
          <table:table-cell table:formula="of:=[.A88]-[.A87]" office:value-type="float" office:value="0.000322045065422882">
            <text:p>0.0003220451</text:p>
          </table:table-cell>
          <table:table-cell table:formula="of:=[.B87]-[.B88]" office:value-type="float" office:value="0.00000468028641742446">
            <text:p>4.68028641742446E-006</text:p>
          </table:table-cell>
          <table:table-cell table:formula="of:=1/[.A88]" office:value-type="float" office:value="1.84597340514942">
            <text:p>1.8459734051</text:p>
          </table:table-cell>
          <table:table-cell table:formula="of:=[.D87]-[.D88]" office:value-type="float" office:value="0.00109805928292728">
            <text:p>0.0010980593</text:p>
          </table:table-cell>
          <table:table-cell table:formula="of:=[.E87]-[.E88]" office:value-type="float" office:value="0.0000172938756202168">
            <text:p>1.72938756202168E-005</text:p>
          </table:table-cell>
          <table:table-cell table:formula="of:=LN([.D88])" office:value-type="float" office:value="0.613006729232254">
            <text:p>0.6130067292</text:p>
          </table:table-cell>
          <table:table-cell table:formula="of:=[.G87]-[.G88]" office:value-type="float" office:value="0.000594663403269191">
            <text:p>0.0005946634</text:p>
          </table:table-cell>
          <table:table-cell/>
        </table:table-row>
        <table:table-row table:style-name="ro1">
          <table:table-cell office:value-type="float" office:value="0.542037099239186">
            <text:p>0.5420370992</text:p>
          </table:table-cell>
          <table:table-cell table:formula="of:=[.A89]-[.A88]" office:value-type="float" office:value="0.000317485505607284">
            <text:p>0.0003174855</text:p>
          </table:table-cell>
          <table:table-cell table:formula="of:=[.B88]-[.B89]" office:value-type="float" office:value="0.00000455955981559786">
            <text:p>4.55955981559786E-006</text:p>
          </table:table-cell>
          <table:table-cell table:formula="of:=1/[.A89]" office:value-type="float" office:value="1.84489216956482">
            <text:p>1.8448921696</text:p>
          </table:table-cell>
          <table:table-cell table:formula="of:=[.D88]-[.D89]" office:value-type="float" office:value="0.00108123558460127">
            <text:p>0.0010812356</text:p>
          </table:table-cell>
          <table:table-cell table:formula="of:=[.E88]-[.E89]" office:value-type="float" office:value="0.0000168236983260073">
            <text:p>1.68236983260073E-005</text:p>
          </table:table-cell>
          <table:table-cell table:formula="of:=LN([.D89])" office:value-type="float" office:value="0.612420831104217">
            <text:p>0.6124208311</text:p>
          </table:table-cell>
          <table:table-cell table:formula="of:=[.G88]-[.G89]" office:value-type="float" office:value="0.000585898128037443">
            <text:p>0.0005858981</text:p>
          </table:table-cell>
          <table:table-cell/>
        </table:table-row>
        <table:table-row table:style-name="ro1">
          <table:table-cell office:value-type="float" office:value="0.542350141459236">
            <text:p>0.5423501415</text:p>
          </table:table-cell>
          <table:table-cell table:formula="of:=[.A90]-[.A89]" office:value-type="float" office:value="0.000313042220050797">
            <text:p>0.0003130422</text:p>
          </table:table-cell>
          <table:table-cell table:formula="of:=[.B89]-[.B90]" office:value-type="float" office:value="0.00000444328555648799">
            <text:p>4.44328555648799E-006</text:p>
          </table:table-cell>
          <table:table-cell table:formula="of:=1/[.A90]" office:value-type="float" office:value="1.84382730556577">
            <text:p>1.8438273056</text:p>
          </table:table-cell>
          <table:table-cell table:formula="of:=[.D89]-[.D90]" office:value-type="float" office:value="0.00106486399904115">
            <text:p>0.001064864</text:p>
          </table:table-cell>
          <table:table-cell table:formula="of:=[.E89]-[.E90]" office:value-type="float" office:value="0.0000163715855601154">
            <text:p>1.63715855601154E-005</text:p>
          </table:table-cell>
          <table:table-cell table:formula="of:=LN([.D90])" office:value-type="float" office:value="0.611843468669474">
            <text:p>0.6118434687</text:p>
          </table:table-cell>
          <table:table-cell table:formula="of:=[.G89]-[.G90]" office:value-type="float" office:value="0.000577362434742712">
            <text:p>0.0005773624</text:p>
          </table:table-cell>
          <table:table-cell/>
        </table:table-row>
        <table:table-row table:style-name="ro1">
          <table:table-cell office:value-type="float" office:value="0.542658852427853">
            <text:p>0.5426588524</text:p>
          </table:table-cell>
          <table:table-cell table:formula="of:=[.A91]-[.A90]" office:value-type="float" office:value="0.000308710968616732">
            <text:p>0.000308711</text:p>
          </table:table-cell>
          <table:table-cell table:formula="of:=[.B90]-[.B91]" office:value-type="float" office:value="0.00000433125143406432">
            <text:p>4.33125143406432E-006</text:p>
          </table:table-cell>
          <table:table-cell table:formula="of:=1/[.A91]" office:value-type="float" office:value="1.84277837821314">
            <text:p>1.8427783782</text:p>
          </table:table-cell>
          <table:table-cell table:formula="of:=[.D90]-[.D91]" office:value-type="float" office:value="0.00104892735263884">
            <text:p>0.0010489274</text:p>
          </table:table-cell>
          <table:table-cell table:formula="of:=[.E90]-[.E91]" office:value-type="float" office:value="0.0000159366464023147">
            <text:p>1.59366464023147E-005</text:p>
          </table:table-cell>
          <table:table-cell table:formula="of:=LN([.D91])" office:value-type="float" office:value="0.611274420894411">
            <text:p>0.6112744209</text:p>
          </table:table-cell>
          <table:table-cell table:formula="of:=[.G90]-[.G91]" office:value-type="float" office:value="0.000569047775062503">
            <text:p>0.0005690478</text:p>
          </table:table-cell>
          <table:table-cell/>
        </table:table-row>
        <table:table-row table:style-name="ro1">
          <table:table-cell office:value-type="float" office:value="0.542963340138882">
            <text:p>0.5429633401</text:p>
          </table:table-cell>
          <table:table-cell table:formula="of:=[.A92]-[.A91]" office:value-type="float" office:value="0.000304487711028756">
            <text:p>0.0003044877</text:p>
          </table:table-cell>
          <table:table-cell table:formula="of:=[.B91]-[.B92]" office:value-type="float" office:value="0.00000422325758797637">
            <text:p>4.22325758797637E-006</text:p>
          </table:table-cell>
          <table:table-cell table:formula="of:=1/[.A92]" office:value-type="float" office:value="1.84174496890382">
            <text:p>1.8417449689</text:p>
          </table:table-cell>
          <table:table-cell table:formula="of:=[.D91]-[.D92]" office:value-type="float" office:value="0.00103340930931339">
            <text:p>0.0010334093</text:p>
          </table:table-cell>
          <table:table-cell table:formula="of:=[.E91]-[.E92]" office:value-type="float" office:value="0.0000155180433254465">
            <text:p>0.000015518</text:p>
          </table:table-cell>
          <table:table-cell table:formula="of:=LN([.D92])" office:value-type="float" office:value="0.610713474883732">
            <text:p>0.6107134749</text:p>
          </table:table-cell>
          <table:table-cell table:formula="of:=[.G91]-[.G92]" office:value-type="float" office:value="0.000560946010679908">
            <text:p>0.000560946</text:p>
          </table:table-cell>
          <table:table-cell/>
        </table:table-row>
        <table:table-row table:style-name="ro1">
          <table:table-cell office:value-type="float" office:value="0.543263708734252">
            <text:p>0.5432637087</text:p>
          </table:table-cell>
          <table:table-cell table:formula="of:=[.A93]-[.A92]" office:value-type="float" office:value="0.000300368595370415">
            <text:p>0.0003003686</text:p>
          </table:table-cell>
          <table:table-cell table:formula="of:=[.B92]-[.B93]" office:value-type="float" office:value="0.00000411911565834089">
            <text:p>4.11911565834089E-006</text:p>
          </table:table-cell>
          <table:table-cell table:formula="of:=1/[.A93]" office:value-type="float" office:value="1.84072667458295">
            <text:p>1.8407266746</text:p>
          </table:table-cell>
          <table:table-cell table:formula="of:=[.D92]-[.D93]" office:value-type="float" office:value="0.00101829432087253">
            <text:p>0.0010182943</text:p>
          </table:table-cell>
          <table:table-cell table:formula="of:=[.E92]-[.E93]" office:value-type="float" office:value="0.0000151149884408674">
            <text:p>0.000015115</text:p>
          </table:table-cell>
          <table:table-cell table:formula="of:=LN([.D93])" office:value-type="float" office:value="0.610160425494402">
            <text:p>0.6101604255</text:p>
          </table:table-cell>
          <table:table-cell table:formula="of:=[.G92]-[.G93]" office:value-type="float" office:value="0.000553049389329874">
            <text:p>0.0005530494</text:p>
          </table:table-cell>
          <table:table-cell/>
        </table:table-row>
        <table:table-row table:style-name="ro1">
          <table:table-cell office:value-type="float" office:value="0.543560058681617">
            <text:p>0.5435600587</text:p>
          </table:table-cell>
          <table:table-cell table:formula="of:=[.A94]-[.A93]" office:value-type="float" office:value="0.000296349947364383">
            <text:p>0.0002963499</text:p>
          </table:table-cell>
          <table:table-cell table:formula="of:=[.B93]-[.B94]" office:value-type="float" office:value="0.00000401864800603224">
            <text:p>4.01864800603224E-006</text:p>
          </table:table-cell>
          <table:table-cell table:formula="of:=1/[.A94]" office:value-type="float" office:value="1.83972310700212">
            <text:p>1.839723107</text:p>
          </table:table-cell>
          <table:table-cell table:formula="of:=[.D93]-[.D94]" office:value-type="float" office:value="0.0010035675808262">
            <text:p>0.0010035676</text:p>
          </table:table-cell>
          <table:table-cell table:formula="of:=[.E93]-[.E94]" office:value-type="float" office:value="0.0000147267400463225">
            <text:p>1.47267400463225E-005</text:p>
          </table:table-cell>
          <table:table-cell table:formula="of:=LN([.D94])" office:value-type="float" office:value="0.609615074971909">
            <text:p>0.609615075</text:p>
          </table:table-cell>
          <table:table-cell table:formula="of:=[.G93]-[.G94]" office:value-type="float" office:value="0.00054535052249316">
            <text:p>0.0005453505</text:p>
          </table:table-cell>
          <table:table-cell/>
        </table:table-row>
        <table:table-row table:style-name="ro1">
          <table:table-cell office:value-type="float" office:value="0.543852486941984">
            <text:p>0.5438524869</text:p>
          </table:table-cell>
          <table:table-cell table:formula="of:=[.A95]-[.A94]" office:value-type="float" office:value="0.000292428260367572">
            <text:p>0.0002924283</text:p>
          </table:table-cell>
          <table:table-cell table:formula="of:=[.B94]-[.B95]" office:value-type="float" office:value="0.00000392168699681061">
            <text:p>3.92168699681061E-006</text:p>
          </table:table-cell>
          <table:table-cell table:formula="of:=1/[.A95]" office:value-type="float" office:value="1.83873389202075">
            <text:p>1.838733892</text:p>
          </table:table-cell>
          <table:table-cell table:formula="of:=[.D94]-[.D95]" office:value-type="float" office:value="0.000989214981370612">
            <text:p>0.000989215</text:p>
          </table:table-cell>
          <table:table-cell table:formula="of:=[.E94]-[.E95]" office:value-type="float" office:value="0.0000143525994555915">
            <text:p>1.43525994555915E-005</text:p>
          </table:table-cell>
          <table:table-cell table:formula="of:=LN([.D95])" office:value-type="float" office:value="0.609077232607308">
            <text:p>0.6090772326</text:p>
          </table:table-cell>
          <table:table-cell table:formula="of:=[.G94]-[.G95]" office:value-type="float" office:value="0.000537842364599972">
            <text:p>0.0005378424</text:p>
          </table:table-cell>
          <table:table-cell/>
        </table:table-row>
        <table:table-row table:style-name="ro1">
          <table:table-cell office:value-type="float" office:value="0.544141087128017">
            <text:p>0.5441410871</text:p>
          </table:table-cell>
          <table:table-cell table:formula="of:=[.A96]-[.A95]" office:value-type="float" office:value="0.000288600186032606">
            <text:p>0.0002886002</text:p>
          </table:table-cell>
          <table:table-cell table:formula="of:=[.B95]-[.B96]" office:value-type="float" office:value="0.00000382807433496613">
            <text:p>3.82807433496613E-006</text:p>
          </table:table-cell>
          <table:table-cell table:formula="of:=1/[.A96]" office:value-type="float" office:value="1.83775866894745">
            <text:p>1.8377586689</text:p>
          </table:table-cell>
          <table:table-cell table:formula="of:=[.D95]-[.D96]" office:value-type="float" office:value="0.000975223073307108">
            <text:p>0.0009752231</text:p>
          </table:table-cell>
          <table:table-cell table:formula="of:=[.E95]-[.E96]" office:value-type="float" office:value="0.0000139919080635043">
            <text:p>1.39919080635043E-005</text:p>
          </table:table-cell>
          <table:table-cell table:formula="of:=LN([.D96])" office:value-type="float" office:value="0.608546714413673">
            <text:p>0.6085467144</text:p>
          </table:table-cell>
          <table:table-cell table:formula="of:=[.G95]-[.G96]" office:value-type="float" office:value="0.000530518193635698">
            <text:p>0.0005305182</text:p>
          </table:table-cell>
          <table:table-cell/>
        </table:table-row>
        <table:table-row table:style-name="ro1">
          <table:table-cell office:value-type="float" office:value="0.544425949653594">
            <text:p>0.5444259497</text:p>
          </table:table-cell>
          <table:table-cell table:formula="of:=[.A97]-[.A96]" office:value-type="float" office:value="0.000284862525577578">
            <text:p>0.0002848625</text:p>
          </table:table-cell>
          <table:table-cell table:formula="of:=[.B96]-[.B97]" office:value-type="float" office:value="0.00000373766045502766">
            <text:p>3.73766045502766E-006</text:p>
          </table:table-cell>
          <table:table-cell table:formula="of:=1/[.A97]" office:value-type="float" office:value="1.8367970899188">
            <text:p>1.8367970899</text:p>
          </table:table-cell>
          <table:table-cell table:formula="of:=[.D96]-[.D97]" office:value-type="float" office:value="0.000961579028647464">
            <text:p>0.000961579</text:p>
          </table:table-cell>
          <table:table-cell table:formula="of:=[.E96]-[.E97]" office:value-type="float" office:value="0.0000136440446596442">
            <text:p>0.000013644</text:p>
          </table:table-cell>
          <table:table-cell table:formula="of:=LN([.D97])" office:value-type="float" office:value="0.608023342820643">
            <text:p>0.6080233428</text:p>
          </table:table-cell>
          <table:table-cell table:formula="of:=[.G96]-[.G97]" office:value-type="float" office:value="0.00052337159302962">
            <text:p>0.0005233716</text:p>
          </table:table-cell>
          <table:table-cell/>
        </table:table-row>
        <table:table-row table:style-name="ro1">
          <table:table-cell office:value-type="float" office:value="0.544707161875222">
            <text:p>0.5447071619</text:p>
          </table:table-cell>
          <table:table-cell table:formula="of:=[.A98]-[.A97]" office:value-type="float" office:value="0.000281212221627358">
            <text:p>0.0002812122</text:p>
          </table:table-cell>
          <table:table-cell table:formula="of:=[.B97]-[.B98]" office:value-type="float" office:value="0.00000365030395022004">
            <text:p>3.65030395022004E-006</text:p>
          </table:table-cell>
          <table:table-cell table:formula="of:=1/[.A98]" office:value-type="float" office:value="1.83584881931307">
            <text:p>1.8358488193</text:p>
          </table:table-cell>
          <table:table-cell table:formula="of:=[.D97]-[.D98]" office:value-type="float" office:value="0.000948270605725998">
            <text:p>0.0009482706</text:p>
          </table:table-cell>
          <table:table-cell table:formula="of:=[.E97]-[.E98]" office:value-type="float" office:value="0.0000133084229214653">
            <text:p>1.33084229214653E-005</text:p>
          </table:table-cell>
          <table:table-cell table:formula="of:=LN([.D98])" office:value-type="float" office:value="0.607506946385901">
            <text:p>0.6075069464</text:p>
          </table:table-cell>
          <table:table-cell table:formula="of:=[.G97]-[.G98]" office:value-type="float" office:value="0.000516396434741995">
            <text:p>0.0005163964</text:p>
          </table:table-cell>
          <table:table-cell/>
        </table:table-row>
        <table:table-row table:style-name="ro1">
          <table:table-cell office:value-type="float" office:value="0.544984808225796">
            <text:p>0.5449848082</text:p>
          </table:table-cell>
          <table:table-cell table:formula="of:=[.A99]-[.A98]" office:value-type="float" office:value="0.000277646350574368">
            <text:p>0.0002776464</text:p>
          </table:table-cell>
          <table:table-cell table:formula="of:=[.B98]-[.B99]" office:value-type="float" office:value="0.00000356587105299067">
            <text:p>3.56587105299067E-006</text:p>
          </table:table-cell>
          <table:table-cell table:formula="of:=1/[.A99]" office:value-type="float" office:value="1.83491353319648">
            <text:p>1.8349135332</text:p>
          </table:table-cell>
          <table:table-cell table:formula="of:=[.D98]-[.D99]" office:value-type="float" office:value="0.000935286116594769">
            <text:p>0.0009352861</text:p>
          </table:table-cell>
          <table:table-cell table:formula="of:=[.E98]-[.E99]" office:value-type="float" office:value="0.0000129844891312292">
            <text:p>1.29844891312292E-005</text:p>
          </table:table-cell>
          <table:table-cell table:formula="of:=LN([.D99])" office:value-type="float" office:value="0.606997359522456">
            <text:p>0.6069973595</text:p>
          </table:table-cell>
          <table:table-cell table:formula="of:=[.G98]-[.G99]" office:value-type="float" office:value="0.000509586863445377">
            <text:p>0.0005095869</text:p>
          </table:table-cell>
          <table:table-cell/>
        </table:table-row>
        <table:table-row table:style-name="ro1">
          <table:table-cell office:value-type="float" office:value="0.545258970341224">
            <text:p>0.5452589703</text:p>
          </table:table-cell>
          <table:table-cell table:formula="of:=[.A100]-[.A99]" office:value-type="float" office:value="0.000274162115428189">
            <text:p>0.0002741621</text:p>
          </table:table-cell>
          <table:table-cell table:formula="of:=[.B99]-[.B100]" office:value-type="float" office:value="0.00000348423514617835">
            <text:p>3.48423514617835E-006</text:p>
          </table:table-cell>
          <table:table-cell table:formula="of:=1/[.A100]" office:value-type="float" office:value="1.83399091879992">
            <text:p>1.8339909188</text:p>
          </table:table-cell>
          <table:table-cell table:formula="of:=[.D99]-[.D100]" office:value-type="float" office:value="0.000922614396557497">
            <text:p>0.0009226144</text:p>
          </table:table-cell>
          <table:table-cell table:formula="of:=[.E99]-[.E100]" office:value-type="float" office:value="0.0000126717200372717">
            <text:p>1.26717200372717E-005</text:p>
          </table:table-cell>
          <table:table-cell table:formula="of:=LN([.D100])" office:value-type="float" office:value="0.606494422240727">
            <text:p>0.6064944222</text:p>
          </table:table-cell>
          <table:table-cell table:formula="of:=[.G99]-[.G100]" office:value-type="float" office:value="0.000502937281728899">
            <text:p>0.0005029373</text:p>
          </table:table-cell>
          <table:table-cell/>
        </table:table-row>
        <table:table-row table:style-name="ro1">
          <table:table-cell office:value-type="float" office:value="0.545529727180339">
            <text:p>0.5455297272</text:p>
          </table:table-cell>
          <table:table-cell table:formula="of:=[.A101]-[.A100]" office:value-type="float" office:value="0.000270756839114816">
            <text:p>0.0002707568</text:p>
          </table:table-cell>
          <table:table-cell table:formula="of:=[.B100]-[.B101]" office:value-type="float" office:value="0.00000340527631337295">
            <text:p>3.40527631337295E-006</text:p>
          </table:table-cell>
          <table:table-cell table:formula="of:=1/[.A101]" office:value-type="float" office:value="1.83308067402425">
            <text:p>1.833080674</text:p>
          </table:table-cell>
          <table:table-cell table:formula="of:=[.D100]-[.D101]" office:value-type="float" office:value="0.000910244775671698">
            <text:p>0.0009102448</text:p>
          </table:table-cell>
          <table:table-cell table:formula="of:=[.E100]-[.E101]" office:value-type="float" office:value="0.0000123696208857993">
            <text:p>1.23696208857993E-005</text:p>
          </table:table-cell>
          <table:table-cell table:formula="of:=LN([.D101])" office:value-type="float" office:value="0.605997979904478">
            <text:p>0.6059979799</text:p>
          </table:table-cell>
          <table:table-cell table:formula="of:=[.G100]-[.G101]" office:value-type="float" office:value="0.00049644233624857">
            <text:p>0.0004964423</text:p>
          </table:table-cell>
          <table:table-cell/>
        </table:table-row>
        <table:table-row table:style-name="ro1">
          <table:table-cell office:value-type="float" office:value="0.545797155138531">
            <text:p>0.5457971551</text:p>
          </table:table-cell>
          <table:table-cell table:formula="of:=[.A102]-[.A101]" office:value-type="float" office:value="0.00026742795819179">
            <text:p>0.000267428</text:p>
          </table:table-cell>
          <table:table-cell table:formula="of:=[.B101]-[.B102]" office:value-type="float" office:value="0.00000332888092302586">
            <text:p>3.32888092302586E-006</text:p>
          </table:table-cell>
          <table:table-cell table:formula="of:=1/[.A102]" office:value-type="float" office:value="1.83218250697218">
            <text:p>1.832182507</text:p>
          </table:table-cell>
          <table:table-cell table:formula="of:=[.D101]-[.D102]" office:value-type="float" office:value="0.000898167052062915">
            <text:p>0.0008981671</text:p>
          </table:table-cell>
          <table:table-cell table:formula="of:=[.E101]-[.E102]" office:value-type="float" office:value="0.0000120777236087832">
            <text:p>1.20777236087832E-005</text:p>
          </table:table-cell>
          <table:table-cell table:formula="of:=LN([.D102])" office:value-type="float" office:value="0.605507882999733">
            <text:p>0.605507883</text:p>
          </table:table-cell>
          <table:table-cell table:formula="of:=[.G101]-[.G102]" office:value-type="float" office:value="0.000490096904744886">
            <text:p>0.0004900969</text:p>
          </table:table-cell>
          <table:table-cell/>
        </table:table-row>
        <table:table-row table:style-name="ro1">
          <table:table-cell office:value-type="float" office:value="0.546061328155486">
            <text:p>0.5460613282</text:p>
          </table:table-cell>
          <table:table-cell table:formula="of:=[.A103]-[.A102]" office:value-type="float" office:value="0.000264173016954694">
            <text:p>0.000264173</text:p>
          </table:table-cell>
          <table:table-cell table:formula="of:=[.B102]-[.B103]" office:value-type="float" office:value="0.00000325494123709635">
            <text:p>3.25494123709635E-006</text:p>
          </table:table-cell>
          <table:table-cell table:formula="of:=1/[.A103]" office:value-type="float" office:value="1.83129613550524">
            <text:p>1.8312961355</text:p>
          </table:table-cell>
          <table:table-cell table:formula="of:=[.D102]-[.D103]" office:value-type="float" office:value="0.000886371466943814">
            <text:p>0.0008863715</text:p>
          </table:table-cell>
          <table:table-cell table:formula="of:=[.E102]-[.E103]" office:value-type="float" office:value="0.0000117955851191009">
            <text:p>1.17955851191009E-005</text:p>
          </table:table-cell>
          <table:table-cell table:formula="of:=LN([.D103])" office:value-type="float" office:value="0.605023986915852">
            <text:p>0.6050239869</text:p>
          </table:table-cell>
          <table:table-cell table:formula="of:=[.G102]-[.G103]" office:value-type="float" office:value="0.000483896083881663">
            <text:p>0.0004838961</text:p>
          </table:table-cell>
          <table:table-cell/>
        </table:table-row>
        <table:table-row table:style-name="ro1">
          <table:table-cell office:value-type="float" office:value="0.546322317817386">
            <text:p>0.5463223178</text:p>
          </table:table-cell>
          <table:table-cell table:formula="of:=[.A104]-[.A103]" office:value-type="float" office:value="0.000260989661900024">
            <text:p>0.0002609897</text:p>
          </table:table-cell>
          <table:table-cell table:formula="of:=[.B103]-[.B104]" office:value-type="float" office:value="0.00000318335505467004">
            <text:p>3.18335505467004E-006</text:p>
          </table:table-cell>
          <table:table-cell table:formula="of:=1/[.A104]" office:value-type="float" office:value="1.83042128682406">
            <text:p>1.8304212868</text:p>
          </table:table-cell>
          <table:table-cell table:formula="of:=[.D103]-[.D104]" office:value-type="float" office:value="0.000874848681184703">
            <text:p>0.0008748487</text:p>
          </table:table-cell>
          <table:table-cell table:formula="of:=[.E103]-[.E104]" office:value-type="float" office:value="0.0000115227857591105">
            <text:p>1.15227857591105E-005</text:p>
          </table:table-cell>
          <table:table-cell table:formula="of:=LN([.D104])" office:value-type="float" office:value="0.604546151738022">
            <text:p>0.6045461517</text:p>
          </table:table-cell>
          <table:table-cell table:formula="of:=[.G103]-[.G104]" office:value-type="float" office:value="0.000477835177829844">
            <text:p>0.0004778352</text:p>
          </table:table-cell>
          <table:table-cell/>
        </table:table-row>
        <table:table-row table:style-name="ro1">
          <table:table-cell office:value-type="float" office:value="0.546580193453911">
            <text:p>0.5465801935</text:p>
          </table:table-cell>
          <table:table-cell table:formula="of:=[.A105]-[.A104]" office:value-type="float" office:value="0.000257875636525462">
            <text:p>0.0002578756</text:p>
          </table:table-cell>
          <table:table-cell table:formula="of:=[.B104]-[.B105]" office:value-type="float" office:value="0.00000311402537456207">
            <text:p>0.000003114</text:p>
          </table:table-cell>
          <table:table-cell table:formula="of:=1/[.A105]" office:value-type="float" office:value="1.82955769707071">
            <text:p>1.8295576971</text:p>
          </table:table-cell>
          <table:table-cell table:formula="of:=[.D104]-[.D105]" office:value-type="float" office:value="0.000863589753347549">
            <text:p>0.0008635898</text:p>
          </table:table-cell>
          <table:table-cell table:formula="of:=[.E104]-[.E105]" office:value-type="float" office:value="0.0000112589278371544">
            <text:p>1.12589278371544E-005</text:p>
          </table:table-cell>
          <table:table-cell table:formula="of:=LN([.D105])" office:value-type="float" office:value="0.604074242050467">
            <text:p>0.6040742421</text:p>
          </table:table-cell>
          <table:table-cell table:formula="of:=[.G104]-[.G105]" office:value-type="float" office:value="0.000471909687555283">
            <text:p>0.0004719097</text:p>
          </table:table-cell>
          <table:table-cell/>
        </table:table-row>
        <table:table-row table:style-name="ro1">
          <table:table-cell office:value-type="float" office:value="0.546835022230353">
            <text:p>0.5468350222</text:p>
          </table:table-cell>
          <table:table-cell table:formula="of:=[.A106]-[.A105]" office:value-type="float" office:value="0.000254828776442007">
            <text:p>0.0002548288</text:p>
          </table:table-cell>
          <table:table-cell table:formula="of:=[.B105]-[.B106]" office:value-type="float" office:value="0.00000304686008345545">
            <text:p>3.04686008345545E-006</text:p>
          </table:table-cell>
          <table:table-cell table:formula="of:=1/[.A106]" office:value-type="float" office:value="1.82870511095164">
            <text:p>1.828705111</text:p>
          </table:table-cell>
          <table:table-cell table:formula="of:=[.D105]-[.D106]" office:value-type="float" office:value="0.000852586119069354">
            <text:p>0.0008525861</text:p>
          </table:table-cell>
          <table:table-cell table:formula="of:=[.E105]-[.E106]" office:value-type="float" office:value="0.000011003634278195">
            <text:p>1.1003634278195E-005</text:p>
          </table:table-cell>
          <table:table-cell table:formula="of:=LN([.D106])" office:value-type="float" office:value="0.603608126749709">
            <text:p>0.6036081267</text:p>
          </table:table-cell>
          <table:table-cell table:formula="of:=[.G105]-[.G106]" office:value-type="float" office:value="0.000466115300757464">
            <text:p>0.0004661153</text:p>
          </table:table-cell>
          <table:table-cell/>
        </table:table-row>
        <table:table-row table:style-name="ro1">
          <table:table-cell office:value-type="float" office:value="0.547086869235129">
            <text:p>0.5470868692</text:p>
          </table:table-cell>
          <table:table-cell table:formula="of:=[.A107]-[.A106]" office:value-type="float" office:value="0.00025184700477543">
            <text:p>0.000251847</text:p>
          </table:table-cell>
          <table:table-cell table:formula="of:=[.B106]-[.B107]" office:value-type="float" office:value="0.00000298177166657698">
            <text:p>2.98177166657698E-006</text:p>
          </table:table-cell>
          <table:table-cell table:formula="of:=1/[.A107]" office:value-type="float" office:value="1.82786328137994">
            <text:p>1.8278632814</text:p>
          </table:table-cell>
          <table:table-cell table:formula="of:=[.D106]-[.D107]" office:value-type="float" office:value="0.000841829571699648">
            <text:p>0.0008418296</text:p>
          </table:table-cell>
          <table:table-cell table:formula="of:=[.E106]-[.E107]" office:value-type="float" office:value="0.0000107565473697058">
            <text:p>1.07565473697058E-005</text:p>
          </table:table-cell>
          <table:table-cell table:formula="of:=LN([.D107])" office:value-type="float" office:value="0.603147678867297">
            <text:p>0.6031476789</text:p>
          </table:table-cell>
          <table:table-cell table:formula="of:=[.G106]-[.G107]" office:value-type="float" office:value="0.000460447882412507">
            <text:p>0.0004604479</text:p>
          </table:table-cell>
          <table:table-cell/>
        </table:table-row>
        <table:table-row table:style-name="ro1">
          <table:table-cell office:value-type="float" office:value="0.547335797562967">
            <text:p>0.5473357976</text:p>
          </table:table-cell>
          <table:table-cell table:formula="of:=[.A108]-[.A107]" office:value-type="float" office:value="0.000248928327838516">
            <text:p>0.0002489283</text:p>
          </table:table-cell>
          <table:table-cell table:formula="of:=[.B107]-[.B108]" office:value-type="float" office:value="0.00000291867693691383">
            <text:p>2.91867693691383E-006</text:p>
          </table:table-cell>
          <table:table-cell table:formula="of:=1/[.A108]" office:value-type="float" office:value="1.82703196913583">
            <text:p>1.8270319691</text:p>
          </table:table-cell>
          <table:table-cell table:formula="of:=[.D107]-[.D108]" office:value-type="float" office:value="0.000831312244105487">
            <text:p>0.0008313122</text:p>
          </table:table-cell>
          <table:table-cell table:formula="of:=[.E107]-[.E108]" office:value-type="float" office:value="0.0000105173275941617">
            <text:p>1.05173275941617E-005</text:p>
          </table:table-cell>
          <table:table-cell table:formula="of:=LN([.D108])" office:value-type="float" office:value="0.602692775401418">
            <text:p>0.6026927754</text:p>
          </table:table-cell>
          <table:table-cell table:formula="of:=[.G107]-[.G108]" office:value-type="float" office:value="0.000454903465878509">
            <text:p>0.0004549035</text:p>
          </table:table-cell>
          <table:table-cell/>
        </table:table-row>
        <table:table-row table:style-name="ro1">
          <table:table-cell office:value-type="float" office:value="0.547581868394023">
            <text:p>0.5475818684</text:p>
          </table:table-cell>
          <table:table-cell table:formula="of:=[.A109]-[.A108]" office:value-type="float" office:value="0.000246070831055545">
            <text:p>0.0002460708</text:p>
          </table:table-cell>
          <table:table-cell table:formula="of:=[.B108]-[.B109]" office:value-type="float" office:value="0.00000285749678297087">
            <text:p>2.85749678297087E-006</text:p>
          </table:table-cell>
          <table:table-cell table:formula="of:=1/[.A109]" office:value-type="float" office:value="1.82621094254427">
            <text:p>1.8262109425</text:p>
          </table:table-cell>
          <table:table-cell table:formula="of:=[.D108]-[.D109]" office:value-type="float" office:value="0.000821026591564911">
            <text:p>0.0008210266</text:p>
          </table:table-cell>
          <table:table-cell table:formula="of:=[.E108]-[.E109]" office:value-type="float" office:value="0.0000102856525405759">
            <text:p>1.02856525405759E-005</text:p>
          </table:table-cell>
          <table:table-cell table:formula="of:=LN([.D109])" office:value-type="float" office:value="0.60224329715689">
            <text:p>0.6022432972</text:p>
          </table:table-cell>
          <table:table-cell table:formula="of:=[.G108]-[.G109]" office:value-type="float" office:value="0.00044947824452779">
            <text:p>0.0004494782</text:p>
          </table:table-cell>
          <table:table-cell/>
        </table:table-row>
        <table:table-row table:style-name="ro1">
          <table:table-cell office:value-type="float" office:value="0.547825141069145">
            <text:p>0.5478251411</text:p>
          </table:table-cell>
          <table:table-cell table:formula="of:=[.A110]-[.A109]" office:value-type="float" office:value="0.000243272675122808">
            <text:p>0.0002432727</text:p>
          </table:table-cell>
          <table:table-cell table:formula="of:=[.B109]-[.B110]" office:value-type="float" office:value="0.00000279815593273725">
            <text:p>2.79815593273725E-006</text:p>
          </table:table-cell>
          <table:table-cell table:formula="of:=1/[.A110]" office:value-type="float" office:value="1.82539997716859">
            <text:p>1.8253999772</text:p>
          </table:table-cell>
          <table:table-cell table:formula="of:=[.D109]-[.D110]" office:value-type="float" office:value="0.000810965375674932">
            <text:p>0.0008109654</text:p>
          </table:table-cell>
          <table:table-cell table:formula="of:=[.E109]-[.E110]" office:value-type="float" office:value="0.0000100612158899782">
            <text:p>1.00612158899782E-005</text:p>
          </table:table-cell>
          <table:table-cell table:formula="of:=LN([.D110])" office:value-type="float" office:value="0.601799128593022">
            <text:p>0.6017991286</text:p>
          </table:table-cell>
          <table:table-cell table:formula="of:=[.G109]-[.G110]" office:value-type="float" office:value="0.000444168563868419">
            <text:p>0.0004441686</text:p>
          </table:table-cell>
          <table:table-cell/>
        </table:table-row>
        <table:table-row table:style-name="ro1">
          <table:table-cell office:value-type="float" office:value="0.548065673161533">
            <text:p>0.5480656732</text:p>
          </table:table-cell>
          <table:table-cell table:formula="of:=[.A111]-[.A110]" office:value-type="float" office:value="0.00024053209238728">
            <text:p>0.0002405321</text:p>
          </table:table-cell>
          <table:table-cell table:formula="of:=[.B110]-[.B111]" office:value-type="float" office:value="0.00000274058273552757">
            <text:p>2.74058273552757E-006</text:p>
          </table:table-cell>
          <table:table-cell table:formula="of:=1/[.A111]" office:value-type="float" office:value="1.8245988555194">
            <text:p>1.8245988555</text:p>
          </table:table-cell>
          <table:table-cell table:formula="of:=[.D110]-[.D111]" office:value-type="float" office:value="0.0008011216491981">
            <text:p>0.0008011216</text:p>
          </table:table-cell>
          <table:table-cell table:formula="of:=[.E110]-[.E111]" office:value-type="float" office:value="0.00000984372647683252">
            <text:p>9.84372647683252E-006</text:p>
          </table:table-cell>
          <table:table-cell table:formula="of:=LN([.D111])" office:value-type="float" office:value="0.601360157678901">
            <text:p>0.6013601577</text:p>
          </table:table-cell>
          <table:table-cell table:formula="of:=[.G110]-[.G111]" office:value-type="float" office:value="0.000438970914120818">
            <text:p>0.0004389709</text:p>
          </table:table-cell>
          <table:table-cell/>
        </table:table-row>
        <table:table-row table:style-name="ro1">
          <table:table-cell office:value-type="float" office:value="0.548303520544966">
            <text:p>0.5483035205</text:p>
          </table:table-cell>
          <table:table-cell table:formula="of:=[.A112]-[.A111]" office:value-type="float" office:value="0.00023784738343291">
            <text:p>0.0002378474</text:p>
          </table:table-cell>
          <table:table-cell table:formula="of:=[.B111]-[.B112]" office:value-type="float" office:value="0.00000268470895437023">
            <text:p>2.68470895437023E-006</text:p>
          </table:table-cell>
          <table:table-cell table:formula="of:=1/[.A112]" office:value-type="float" office:value="1.8238073667776">
            <text:p>1.8238073668</text:p>
          </table:table-cell>
          <table:table-cell table:formula="of:=[.D111]-[.D112]" office:value-type="float" office:value="0.000791488741798796">
            <text:p>0.0007914887</text:p>
          </table:table-cell>
          <table:table-cell table:formula="of:=[.E111]-[.E112]" office:value-type="float" office:value="0.000009632907399304">
            <text:p>9.632907399304E-006</text:p>
          </table:table-cell>
          <table:table-cell table:formula="of:=LN([.D112])" office:value-type="float" office:value="0.600926275755678">
            <text:p>0.6009262758</text:p>
          </table:table-cell>
          <table:table-cell table:formula="of:=[.G111]-[.G112]" office:value-type="float" office:value="0.000433881923223578">
            <text:p>0.0004338819</text:p>
          </table:table-cell>
          <table:table-cell/>
        </table:table-row>
        <table:table-row table:style-name="ro1">
          <table:table-cell office:value-type="float" office:value="0.548538737458822">
            <text:p>0.5485387375</text:p>
          </table:table-cell>
          <table:table-cell table:formula="of:=[.A113]-[.A112]" office:value-type="float" office:value="0.000235216913856529">
            <text:p>0.0002352169</text:p>
          </table:table-cell>
          <table:table-cell table:formula="of:=[.B112]-[.B113]" office:value-type="float" office:value="0.00000263046957638124">
            <text:p>2.63046957638124E-006</text:p>
          </table:table-cell>
          <table:table-cell table:formula="of:=1/[.A113]" office:value-type="float" office:value="1.82302530653101">
            <text:p>1.8230253065</text:p>
          </table:table-cell>
          <table:table-cell table:formula="of:=[.D112]-[.D113]" office:value-type="float" office:value="0.000782060246591776">
            <text:p>0.0007820602</text:p>
          </table:table-cell>
          <table:table-cell table:formula="of:=[.E112]-[.E113]" office:value-type="float" office:value="0.00000942849520702005">
            <text:p>9.42849520702005E-006</text:p>
          </table:table-cell>
          <table:table-cell table:formula="of:=LN([.D113])" office:value-type="float" office:value="0.600497377405444">
            <text:p>0.6004973774</text:p>
          </table:table-cell>
          <table:table-cell table:formula="of:=[.G112]-[.G113]" office:value-type="float" office:value="0.000428898350233742">
            <text:p>0.0004288984</text:p>
          </table:table-cell>
          <table:table-cell/>
        </table:table-row>
        <table:table-row table:style-name="ro1">
          <table:table-cell office:value-type="float" office:value="0.548771376570046">
            <text:p>0.5487713766</text:p>
          </table:table-cell>
          <table:table-cell table:formula="of:=[.A114]-[.A113]" office:value-type="float" office:value="0.000232639111223509">
            <text:p>0.0002326391</text:p>
          </table:table-cell>
          <table:table-cell table:formula="of:=[.B113]-[.B114]" office:value-type="float" office:value="0.00000257780263301921">
            <text:p>2.57780263301921E-006</text:p>
          </table:table-cell>
          <table:table-cell table:formula="of:=1/[.A114]" office:value-type="float" office:value="1.82225247652354">
            <text:p>1.8222524765</text:p>
          </table:table-cell>
          <table:table-cell table:formula="of:=[.D113]-[.D114]" office:value-type="float" office:value="0.000772830007461645">
            <text:p>0.00077283</text:p>
          </table:table-cell>
          <table:table-cell table:formula="of:=[.E113]-[.E114]" office:value-type="float" office:value="0.00000923023913013132">
            <text:p>9.23023913013132E-006</text:p>
          </table:table-cell>
          <table:table-cell table:formula="of:=LN([.D114])" office:value-type="float" office:value="0.600073360326343">
            <text:p>0.6000733603</text:p>
          </table:table-cell>
          <table:table-cell table:formula="of:=[.G113]-[.G114]" office:value-type="float" office:value="0.000424017079100669">
            <text:p>0.0004240171</text:p>
          </table:table-cell>
          <table:table-cell/>
        </table:table-row>
        <table:table-row table:style-name="ro1">
          <table:table-cell office:value-type="float" office:value="0.549001489032241">
            <text:p>0.549001489</text:p>
          </table:table-cell>
          <table:table-cell table:formula="of:=[.A115]-[.A114]" office:value-type="float" office:value="0.000230112462195398">
            <text:p>0.0002301125</text:p>
          </table:table-cell>
          <table:table-cell table:formula="of:=[.B114]-[.B115]" office:value-type="float" office:value="0.00000252664902811173">
            <text:p>2.52664902811173E-006</text:p>
          </table:table-cell>
          <table:table-cell table:formula="of:=1/[.A115]" office:value-type="float" office:value="1.82148868441643">
            <text:p>1.8214886844</text:p>
          </table:table-cell>
          <table:table-cell table:formula="of:=[.D114]-[.D115]" office:value-type="float" office:value="0.000763792107110195">
            <text:p>0.0007637921</text:p>
          </table:table-cell>
          <table:table-cell table:formula="of:=[.E114]-[.E115]" office:value-type="float" office:value="0.00000903790035144958">
            <text:p>9.03790035144958E-006</text:p>
          </table:table-cell>
          <table:table-cell table:formula="of:=LN([.D115])" office:value-type="float" office:value="0.599654125213551">
            <text:p>0.5996541252</text:p>
          </table:table-cell>
          <table:table-cell table:formula="of:=[.G114]-[.G115]" office:value-type="float" office:value="0.000419235112792626">
            <text:p>0.0004192351</text:p>
          </table:table-cell>
          <table:table-cell/>
        </table:table-row>
        <table:table-row table:style-name="ro1">
          <table:table-cell office:value-type="float" office:value="0.549229124542048">
            <text:p>0.5492291245</text:p>
          </table:table-cell>
          <table:table-cell table:formula="of:=[.A116]-[.A115]" office:value-type="float" office:value="0.000227635509806867">
            <text:p>0.0002276355</text:p>
          </table:table-cell>
          <table:table-cell table:formula="of:=[.B115]-[.B116]" office:value-type="float" office:value="0.00000247695238853041">
            <text:p>0.000002477</text:p>
          </table:table-cell>
          <table:table-cell table:formula="of:=1/[.A116]" office:value-type="float" office:value="1.82073374356068">
            <text:p>1.8207337436</text:p>
          </table:table-cell>
          <table:table-cell table:formula="of:=[.D115]-[.D116]" office:value-type="float" office:value="0.000754940855749897">
            <text:p>0.0007549409</text:p>
          </table:table-cell>
          <table:table-cell table:formula="of:=[.E115]-[.E116]" office:value-type="float" office:value="0.00000885125136029785">
            <text:p>8.85125136029785E-006</text:p>
          </table:table-cell>
          <table:table-cell table:formula="of:=LN([.D116])" office:value-type="float" office:value="0.599239575645813">
            <text:p>0.5992395756</text:p>
          </table:table-cell>
          <table:table-cell table:formula="of:=[.G115]-[.G116]" office:value-type="float" office:value="0.000414549567737788">
            <text:p>0.0004145496</text:p>
          </table:table-cell>
          <table:table-cell/>
        </table:table-row>
        <table:table-row table:style-name="ro1">
          <table:table-cell office:value-type="float" office:value="0.549454331392947">
            <text:p>0.5494543314</text:p>
          </table:table-cell>
          <table:table-cell table:formula="of:=[.A117]-[.A116]" office:value-type="float" office:value="0.000225206850899551">
            <text:p>0.0002252069</text:p>
          </table:table-cell>
          <table:table-cell table:formula="of:=[.B116]-[.B117]" office:value-type="float" office:value="0.00000242865890731636">
            <text:p>2.42865890731636E-006</text:p>
          </table:table-cell>
          <table:table-cell table:formula="of:=1/[.A117]" office:value-type="float" office:value="1.81998747278023">
            <text:p>1.8199874728</text:p>
          </table:table-cell>
          <table:table-cell table:formula="of:=[.D116]-[.D117]" office:value-type="float" office:value="0.000746270780456637">
            <text:p>0.0007462708</text:p>
          </table:table-cell>
          <table:table-cell table:formula="of:=[.E116]-[.E117]" office:value-type="float" office:value="0.00000867007529326003">
            <text:p>8.67007529326003E-006</text:p>
          </table:table-cell>
          <table:table-cell table:formula="of:=LN([.D117])" office:value-type="float" office:value="0.598829617977228">
            <text:p>0.598829618</text:p>
          </table:table-cell>
          <table:table-cell table:formula="of:=[.G116]-[.G117]" office:value-type="float" office:value="0.000409957668584426">
            <text:p>0.0004099577</text:p>
          </table:table-cell>
          <table:table-cell/>
        </table:table-row>
        <table:table-row table:style-name="ro1">
          <table:table-cell office:value-type="float" office:value="0.549677156526634">
            <text:p>0.5496771565</text:p>
          </table:table-cell>
          <table:table-cell table:formula="of:=[.A118]-[.A117]" office:value-type="float" office:value="0.000222825133686211">
            <text:p>0.0002228251</text:p>
          </table:table-cell>
          <table:table-cell table:formula="of:=[.B117]-[.B118]" office:value-type="float" office:value="0.00000238171721334002">
            <text:p>2.38171721334002E-006</text:p>
          </table:table-cell>
          <table:table-cell table:formula="of:=1/[.A118]" office:value-type="float" office:value="1.81924969616515">
            <text:p>1.8192496962</text:p>
          </table:table-cell>
          <table:table-cell table:formula="of:=[.D117]-[.D118]" office:value-type="float" office:value="0.000737776615080676">
            <text:p>0.0007377766</text:p>
          </table:table-cell>
          <table:table-cell table:formula="of:=[.E117]-[.E118]" office:value-type="float" office:value="0.00000849416537596071">
            <text:p>8.49416537596071E-006</text:p>
          </table:table-cell>
          <table:table-cell table:formula="of:=LN([.D118])" office:value-type="float" office:value="0.598424161233995">
            <text:p>0.5984241612</text:p>
          </table:table-cell>
          <table:table-cell table:formula="of:=[.G117]-[.G118]" office:value-type="float" office:value="0.000405456743233779">
            <text:p>0.0004054567</text:p>
          </table:table-cell>
          <table:table-cell/>
        </table:table-row>
        <table:table-row table:style-name="ro1">
          <table:table-cell office:value-type="float" office:value="0.549897645582085">
            <text:p>0.5498976456</text:p>
          </table:table-cell>
          <table:table-cell table:formula="of:=[.A119]-[.A118]" office:value-type="float" office:value="0.000220489055450912">
            <text:p>0.0002204891</text:p>
          </table:table-cell>
          <table:table-cell table:formula="of:=[.B118]-[.B119]" office:value-type="float" office:value="0.0000023360782352988">
            <text:p>2.3360782352988E-006</text:p>
          </table:table-cell>
          <table:table-cell table:formula="of:=1/[.A119]" office:value-type="float" office:value="1.81852024287441">
            <text:p>1.8185202429</text:p>
          </table:table-cell>
          <table:table-cell table:formula="of:=[.D118]-[.D119]" office:value-type="float" office:value="0.000729453290734261">
            <text:p>0.0007294533</text:p>
          </table:table-cell>
          <table:table-cell table:formula="of:=[.E118]-[.E119]" office:value-type="float" office:value="0.00000832332434641536">
            <text:p>8.32332434641536E-006</text:p>
          </table:table-cell>
          <table:table-cell table:formula="of:=LN([.D119])" office:value-type="float" office:value="0.598023117015842">
            <text:p>0.598023117</text:p>
          </table:table-cell>
          <table:table-cell table:formula="of:=[.G118]-[.G119]" office:value-type="float" office:value="0.000401044218152902">
            <text:p>0.0004010442</text:p>
          </table:table-cell>
          <table:table-cell/>
        </table:table-row>
        <table:table-row table:style-name="ro1">
          <table:table-cell office:value-type="float" office:value="0.55011584294245">
            <text:p>0.5501158429</text:p>
          </table:table-cell>
          <table:table-cell table:formula="of:=[.A120]-[.A119]" office:value-type="float" office:value="0.000218197360365213">
            <text:p>0.0002181974</text:p>
          </table:table-cell>
          <table:table-cell table:formula="of:=[.B119]-[.B120]" office:value-type="float" office:value="0.00000229169508569882">
            <text:p>2.29169508569882E-006</text:p>
          </table:table-cell>
          <table:table-cell table:formula="of:=1/[.A120]" office:value-type="float" office:value="1.81779894694764">
            <text:p>1.8177989469</text:p>
          </table:table-cell>
          <table:table-cell table:formula="of:=[.D119]-[.D120]" office:value-type="float" office:value="0.000721295926769727">
            <text:p>0.0007212959</text:p>
          </table:table-cell>
          <table:table-cell table:formula="of:=[.E119]-[.E120]" office:value-type="float" office:value="0.00000815736396453382">
            <text:p>8.15736396453382E-006</text:p>
          </table:table-cell>
          <table:table-cell table:formula="of:=LN([.D120])" office:value-type="float" office:value="0.597626399401916">
            <text:p>0.5976263994</text:p>
          </table:table-cell>
          <table:table-cell table:formula="of:=[.G119]-[.G120]" office:value-type="float" office:value="0.000396717613926012">
            <text:p>0.0003967176</text:p>
          </table:table-cell>
          <table:table-cell/>
        </table:table-row>
        <table:table-row table:style-name="ro1">
          <table:table-cell office:value-type="float" office:value="0.550331791779874">
            <text:p>0.5503317918</text:p>
          </table:table-cell>
          <table:table-cell table:formula="of:=[.A121]-[.A120]" office:value-type="float" office:value="0.000215948837423929">
            <text:p>0.0002159488</text:p>
          </table:table-cell>
          <table:table-cell table:formula="of:=[.B120]-[.B121]" office:value-type="float" office:value="0.00000224852294128386">
            <text:p>2.24852294128386E-006</text:p>
          </table:table-cell>
          <table:table-cell table:formula="of:=1/[.A121]" office:value-type="float" office:value="1.81708564712538">
            <text:p>1.8170856471</text:p>
          </table:table-cell>
          <table:table-cell table:formula="of:=[.D120]-[.D121]" office:value-type="float" office:value="0.000713299822265867">
            <text:p>0.0007132998</text:p>
          </table:table-cell>
          <table:table-cell table:formula="of:=[.E120]-[.E121]" office:value-type="float" office:value="0.00000799610450386012">
            <text:p>7.99610450386012E-006</text:p>
          </table:table-cell>
          <table:table-cell table:formula="of:=LN([.D121])" office:value-type="float" office:value="0.597233924860861">
            <text:p>0.5972339249</text:p>
          </table:table-cell>
          <table:table-cell table:formula="of:=[.G120]-[.G121]" office:value-type="float" office:value="0.000392474541054288">
            <text:p>0.0003924745</text:p>
          </table:table-cell>
          <table:table-cell/>
        </table:table-row>
        <table:table-row table:style-name="ro1">
          <table:table-cell office:value-type="float" office:value="0.550545534098358">
            <text:p>0.5505455341</text:p>
          </table:table-cell>
          <table:table-cell table:formula="of:=[.A122]-[.A121]" office:value-type="float" office:value="0.000213742318484367">
            <text:p>0.0002137423</text:p>
          </table:table-cell>
          <table:table-cell table:formula="of:=[.B121]-[.B122]" office:value-type="float" office:value="0.00000220651893956258">
            <text:p>2.20651893956258E-006</text:p>
          </table:table-cell>
          <table:table-cell table:formula="of:=1/[.A122]" office:value-type="float" office:value="1.81638018667743">
            <text:p>1.8163801867</text:p>
          </table:table-cell>
          <table:table-cell table:formula="of:=[.D121]-[.D122]" office:value-type="float" office:value="0.000705460447948614">
            <text:p>0.0007054604</text:p>
          </table:table-cell>
          <table:table-cell table:formula="of:=[.E121]-[.E122]" office:value-type="float" office:value="0.00000783937431725335">
            <text:p>7.83937431725335E-006</text:p>
          </table:table-cell>
          <table:table-cell table:formula="of:=LN([.D122])" office:value-type="float" office:value="0.596845612164895">
            <text:p>0.5968456122</text:p>
          </table:table-cell>
          <table:table-cell table:formula="of:=[.G121]-[.G122]" office:value-type="float" office:value="0.000388312695966619">
            <text:p>0.0003883127</text:p>
          </table:table-cell>
          <table:table-cell/>
        </table:table-row>
        <table:table-row table:style-name="ro1">
          <table:table-cell office:value-type="float" office:value="0.550757110774768">
            <text:p>0.5507571108</text:p>
          </table:table-cell>
          <table:table-cell table:formula="of:=[.A123]-[.A122]" office:value-type="float" office:value="0.000211576676409586">
            <text:p>0.0002115767</text:p>
          </table:table-cell>
          <table:table-cell table:formula="of:=[.B122]-[.B123]" office:value-type="float" office:value="0.00000216564207478065">
            <text:p>2.16564207478065E-006</text:p>
          </table:table-cell>
          <table:table-cell table:formula="of:=1/[.A123]" office:value-type="float" office:value="1.81568241323887">
            <text:p>1.8156824132</text:p>
          </table:table-cell>
          <table:table-cell table:formula="of:=[.D122]-[.D123]" office:value-type="float" office:value="0.000697773438554261">
            <text:p>0.0006977734</text:p>
          </table:table-cell>
          <table:table-cell table:formula="of:=[.E122]-[.E123]" office:value-type="float" office:value="0.00000768700939435263">
            <text:p>0.000007687</text:p>
          </table:table-cell>
          <table:table-cell table:formula="of:=LN([.D123])" office:value-type="float" office:value="0.596461382307648">
            <text:p>0.5964613823</text:p>
          </table:table-cell>
          <table:table-cell table:formula="of:=[.G122]-[.G123]" office:value-type="float" office:value="0.000384229857246843">
            <text:p>0.0003842299</text:p>
          </table:table-cell>
          <table:table-cell/>
        </table:table-row>
        <table:table-row table:style-name="ro1">
          <table:table-cell office:value-type="float" office:value="0.550966561598072">
            <text:p>0.5509665616</text:p>
          </table:table-cell>
          <table:table-cell table:formula="of:=[.A124]-[.A123]" office:value-type="float" office:value="0.000209450823304702">
            <text:p>0.0002094508</text:p>
          </table:table-cell>
          <table:table-cell table:formula="of:=[.B123]-[.B124]" office:value-type="float" office:value="0.000002125853104884">
            <text:p>2.125853104884E-006</text:p>
          </table:table-cell>
          <table:table-cell table:formula="of:=1/[.A124]" office:value-type="float" office:value="1.81499217865329">
            <text:p>1.8149921787</text:p>
          </table:table-cell>
          <table:table-cell table:formula="of:=[.D123]-[.D124]" office:value-type="float" office:value="0.000690234585579264">
            <text:p>0.0006902346</text:p>
          </table:table-cell>
          <table:table-cell table:formula="of:=[.E123]-[.E124]" office:value-type="float" office:value="0.00000753885297499757">
            <text:p>7.53885297499757E-006</text:p>
          </table:table-cell>
          <table:table-cell table:formula="of:=LN([.D124])" office:value-type="float" office:value="0.596081158425598">
            <text:p>0.5960811584</text:p>
          </table:table-cell>
          <table:table-cell table:formula="of:=[.G123]-[.G124]" office:value-type="float" office:value="0.000380223882050057">
            <text:p>0.0003802239</text:p>
          </table:table-cell>
          <table:table-cell/>
        </table:table-row>
        <table:table-row table:style-name="ro1">
          <table:table-cell office:value-type="float" office:value="0.551173925306916">
            <text:p>0.5511739253</text:p>
          </table:table-cell>
          <table:table-cell table:formula="of:=[.A125]-[.A124]" office:value-type="float" office:value="0.000207363708843222">
            <text:p>0.0002073637</text:p>
          </table:table-cell>
          <table:table-cell table:formula="of:=[.B124]-[.B125]" office:value-type="float" office:value="0.0000020871144614798">
            <text:p>2.0871144614798E-006</text:p>
          </table:table-cell>
          <table:table-cell table:formula="of:=1/[.A125]" office:value-type="float" office:value="1.81430933882288">
            <text:p>1.8143093388</text:p>
          </table:table-cell>
          <table:table-cell table:formula="of:=[.D124]-[.D125]" office:value-type="float" office:value="0.000682839830417281">
            <text:p>0.0006828398</text:p>
          </table:table-cell>
          <table:table-cell table:formula="of:=[.E124]-[.E125]" office:value-type="float" office:value="0.0000073947551619824">
            <text:p>7.3947551619824E-006</text:p>
          </table:table-cell>
          <table:table-cell table:formula="of:=LN([.D125])" office:value-type="float" office:value="0.595704865722891">
            <text:p>0.5957048657</text:p>
          </table:table-cell>
          <table:table-cell table:formula="of:=[.G124]-[.G125]" office:value-type="float" office:value="0.000376292702706782">
            <text:p>0.0003762927</text:p>
          </table:table-cell>
          <table:table-cell/>
        </table:table-row>
        <table:table-row table:style-name="ro1">
          <table:table-cell office:value-type="float" office:value="0.551379239625593">
            <text:p>0.5513792396</text:p>
          </table:table-cell>
          <table:table-cell table:formula="of:=[.A126]-[.A125]" office:value-type="float" office:value="0.000205314318677763">
            <text:p>0.0002053143</text:p>
          </table:table-cell>
          <table:table-cell table:formula="of:=[.B125]-[.B126]" office:value-type="float" office:value="0.00000204939016545946">
            <text:p>2.04939016545946E-006</text:p>
          </table:table-cell>
          <table:table-cell table:formula="of:=1/[.A126]" office:value-type="float" office:value="1.81363375356504">
            <text:p>1.8136337536</text:p>
          </table:table-cell>
          <table:table-cell table:formula="of:=[.D125]-[.D126]" office:value-type="float" office:value="0.000675585257841949">
            <text:p>0.0006755853</text:p>
          </table:table-cell>
          <table:table-cell table:formula="of:=[.E125]-[.E126]" office:value-type="float" office:value="0.00000725457257533257">
            <text:p>7.25457257533257E-006</text:p>
          </table:table-cell>
          <table:table-cell table:formula="of:=LN([.D126])" office:value-type="float" office:value="0.595332431399393">
            <text:p>0.5953324314</text:p>
          </table:table-cell>
          <table:table-cell table:formula="of:=[.G125]-[.G126]" office:value-type="float" office:value="0.000372434323497872">
            <text:p>0.0003724343</text:p>
          </table:table-cell>
          <table:table-cell/>
        </table:table-row>
        <table:table-row table:style-name="ro1">
          <table:table-cell office:value-type="float" office:value="0.551582541298524">
            <text:p>0.5515825413</text:p>
          </table:table-cell>
          <table:table-cell table:formula="of:=[.A127]-[.A126]" office:value-type="float" office:value="0.000203301672931033">
            <text:p>0.0002033017</text:p>
          </table:table-cell>
          <table:table-cell table:formula="of:=[.B126]-[.B127]" office:value-type="float" office:value="0.00000201264574672955">
            <text:p>2.01264574672955E-006</text:p>
          </table:table-cell>
          <table:table-cell table:formula="of:=1/[.A127]" office:value-type="float" office:value="1.8129652864752">
            <text:p>1.8129652865</text:p>
          </table:table-cell>
          <table:table-cell table:formula="of:=[.D126]-[.D127]" office:value-type="float" office:value="0.000668467089832037">
            <text:p>0.0006684671</text:p>
          </table:table-cell>
          <table:table-cell table:formula="of:=[.E126]-[.E127]" office:value-type="float" office:value="0.00000711816800991194">
            <text:p>7.11816800991194E-006</text:p>
          </table:table-cell>
          <table:table-cell table:formula="of:=LN([.D127])" office:value-type="float" office:value="0.594963784581798">
            <text:p>0.5949637846</text:p>
          </table:table-cell>
          <table:table-cell table:formula="of:=[.G126]-[.G127]" office:value-type="float" office:value="0.000368646817595186">
            <text:p>0.0003686468</text:p>
          </table:table-cell>
          <table:table-cell/>
        </table:table-row>
        <table:table-row table:style-name="ro1">
          <table:table-cell office:value-type="float" office:value="0.551783866123284">
            <text:p>0.5517838661</text:p>
          </table:table-cell>
          <table:table-cell table:formula="of:=[.A128]-[.A127]" office:value-type="float" office:value="0.000201324824759541">
            <text:p>0.0002013248</text:p>
          </table:table-cell>
          <table:table-cell table:formula="of:=[.B127]-[.B128]" office:value-type="float" office:value="0.00000197684817149213">
            <text:p>1.97684817149213E-006</text:p>
          </table:table-cell>
          <table:table-cell table:formula="of:=1/[.A128]" office:value-type="float" office:value="1.8123038047955">
            <text:p>1.8123038048</text:p>
          </table:table-cell>
          <table:table-cell table:formula="of:=[.D127]-[.D128]" office:value-type="float" office:value="0.000661481679700149">
            <text:p>0.0006614817</text:p>
          </table:table-cell>
          <table:table-cell table:formula="of:=[.E127]-[.E128]" office:value-type="float" office:value="0.0000069854101318878">
            <text:p>6.9854101318878E-006</text:p>
          </table:table-cell>
          <table:table-cell table:formula="of:=LN([.D128])" office:value-type="float" office:value="0.594598856257645">
            <text:p>0.5945988563</text:p>
          </table:table-cell>
          <table:table-cell table:formula="of:=[.G127]-[.G128]" office:value-type="float" office:value="0.000364928324153357">
            <text:p>0.0003649283</text:p>
          </table:table-cell>
          <table:table-cell/>
        </table:table-row>
        <table:table-row table:style-name="ro1">
          <table:table-cell office:value-type="float" office:value="0.551983248982274">
            <text:p>0.551983249</text:p>
          </table:table-cell>
          <table:table-cell table:formula="of:=[.A129]-[.A128]" office:value-type="float" office:value="0.000199382858989683">
            <text:p>0.0001993829</text:p>
          </table:table-cell>
          <table:table-cell table:formula="of:=[.B128]-[.B129]" office:value-type="float" office:value="0.00000194196576985828">
            <text:p>0.000001942</text:p>
          </table:table-cell>
          <table:table-cell table:formula="of:=1/[.A129]" office:value-type="float" office:value="1.81164917928898">
            <text:p>1.8116491793</text:p>
          </table:table-cell>
          <table:table-cell table:formula="of:=[.D128]-[.D129]" office:value-type="float" office:value="0.000654625506524509">
            <text:p>0.0006546255</text:p>
          </table:table-cell>
          <table:table-cell table:formula="of:=[.E128]-[.E129]" office:value-type="float" office:value="0.00000685617317564002">
            <text:p>6.85617317564002E-006</text:p>
          </table:table-cell>
          <table:table-cell table:formula="of:=LN([.D129])" office:value-type="float" office:value="0.594237579212098">
            <text:p>0.5942375792</text:p>
          </table:table-cell>
          <table:table-cell table:formula="of:=[.G128]-[.G129]" office:value-type="float" office:value="0.000361277045546449">
            <text:p>0.000361277</text:p>
          </table:table-cell>
          <table:table-cell/>
        </table:table-row>
        <table:table-row table:style-name="ro1">
          <table:table-cell office:value-type="float" office:value="0.552180723873093">
            <text:p>0.5521807239</text:p>
          </table:table-cell>
          <table:table-cell table:formula="of:=[.A130]-[.A129]" office:value-type="float" office:value="0.000197474890819116">
            <text:p>0.0001974749</text:p>
          </table:table-cell>
          <table:table-cell table:formula="of:=[.B129]-[.B130]" office:value-type="float" office:value="0.00000190796817056693">
            <text:p>0.000001908</text:p>
          </table:table-cell>
          <table:table-cell table:formula="of:=1/[.A130]" office:value-type="float" office:value="1.81100128411913">
            <text:p>1.8110012841</text:p>
          </table:table-cell>
          <table:table-cell table:formula="of:=[.D129]-[.D130]" office:value-type="float" office:value="0.000647895169851864">
            <text:p>0.0006478952</text:p>
          </table:table-cell>
          <table:table-cell table:formula="of:=[.E129]-[.E130]" office:value-type="float" office:value="0.00000673033667264455">
            <text:p>6.73033667264455E-006</text:p>
          </table:table-cell>
          <table:table-cell table:formula="of:=LN([.D130])" office:value-type="float" office:value="0.593879887967357">
            <text:p>0.593879888</text:p>
          </table:table-cell>
          <table:table-cell table:formula="of:=[.G129]-[.G130]" office:value-type="float" office:value="0.000357691244741387">
            <text:p>0.0003576912</text:p>
          </table:table-cell>
          <table:table-cell/>
        </table:table-row>
        <table:table-row table:style-name="ro1">
          <table:table-cell office:value-type="float" office:value="0.552376323937675">
            <text:p>0.5523763239</text:p>
          </table:table-cell>
          <table:table-cell table:formula="of:=[.A131]-[.A130]" office:value-type="float" office:value="0.000195600064582302">
            <text:p>0.0001956001</text:p>
          </table:table-cell>
          <table:table-cell table:formula="of:=[.B130]-[.B131]" office:value-type="float" office:value="0.00000187482623681401">
            <text:p>1.87482623681401E-006</text:p>
          </table:table-cell>
          <table:table-cell table:formula="of:=1/[.A131]" office:value-type="float" office:value="1.81035999673446">
            <text:p>1.8103599967</text:p>
          </table:table-cell>
          <table:table-cell table:formula="of:=[.D130]-[.D131]" office:value-type="float" office:value="0.000641287384671285">
            <text:p>0.0006412874</text:p>
          </table:table-cell>
          <table:table-cell table:formula="of:=[.E130]-[.E131]" office:value-type="float" office:value="0.00000660778518057903">
            <text:p>6.60778518057903E-006</text:p>
          </table:table-cell>
          <table:table-cell table:formula="of:=LN([.D131])" office:value-type="float" office:value="0.593525718724556">
            <text:p>0.5935257187</text:p>
          </table:table-cell>
          <table:table-cell table:formula="of:=[.G130]-[.G131]" office:value-type="float" office:value="0.000354169242801183">
            <text:p>0.0003541692</text:p>
          </table:table-cell>
          <table:table-cell/>
        </table:table-row>
        <table:table-row table:style-name="ro1">
          <table:table-cell office:value-type="float" office:value="0.552570081490249">
            <text:p>0.5525700815</text:p>
          </table:table-cell>
          <table:table-cell table:formula="of:=[.A132]-[.A131]" office:value-type="float" office:value="0.000193757552574447">
            <text:p>0.0001937576</text:p>
          </table:table-cell>
          <table:table-cell table:formula="of:=[.B131]-[.B132]" office:value-type="float" office:value="0.00000184251200785468">
            <text:p>1.84251200785468E-006</text:p>
          </table:table-cell>
          <table:table-cell table:formula="of:=1/[.A132]" office:value-type="float" office:value="1.80972519775783">
            <text:p>1.8097251978</text:p>
          </table:table-cell>
          <table:table-cell table:formula="of:=[.D131]-[.D132]" office:value-type="float" office:value="0.000634798976629103">
            <text:p>0.000634799</text:p>
          </table:table-cell>
          <table:table-cell table:formula="of:=[.E131]-[.E132]" office:value-type="float" office:value="0.00000648840804218231">
            <text:p>6.48840804218231E-006</text:p>
          </table:table-cell>
          <table:table-cell table:formula="of:=LN([.D132])" office:value-type="float" office:value="0.593175009308047">
            <text:p>0.5931750093</text:p>
          </table:table-cell>
          <table:table-cell table:formula="of:=[.G131]-[.G132]" office:value-type="float" office:value="0.000350709416508388">
            <text:p>0.0003507094</text:p>
          </table:table-cell>
          <table:table-cell/>
        </table:table-row>
        <table:table-row table:style-name="ro1">
          <table:table-cell office:value-type="float" office:value="0.552762028044181">
            <text:p>0.552762028</text:p>
          </table:table-cell>
          <table:table-cell table:formula="of:=[.A133]-[.A132]" office:value-type="float" office:value="0.000191946553931177">
            <text:p>0.0001919466</text:p>
          </table:table-cell>
          <table:table-cell table:formula="of:=[.B132]-[.B133]" office:value-type="float" office:value="0.00000181099864327017">
            <text:p>0.000001811</text:p>
          </table:table-cell>
          <table:table-cell table:formula="of:=1/[.A133]" office:value-type="float" office:value="1.80909677088035">
            <text:p>1.8090967709</text:p>
          </table:table-cell>
          <table:table-cell table:formula="of:=[.D132]-[.D133]" office:value-type="float" office:value="0.000628426877477661">
            <text:p>0.0006284269</text:p>
          </table:table-cell>
          <table:table-cell table:formula="of:=[.E132]-[.E133]" office:value-type="float" office:value="0.00000637209915144155">
            <text:p>6.37209915144155E-006</text:p>
          </table:table-cell>
          <table:table-cell table:formula="of:=LN([.D133])" office:value-type="float" office:value="0.592827699111944">
            <text:p>0.5928276991</text:p>
          </table:table-cell>
          <table:table-cell table:formula="of:=[.G132]-[.G133]" office:value-type="float" office:value="0.000347310196102901">
            <text:p>0.0003473102</text:p>
          </table:table-cell>
          <table:table-cell/>
        </table:table-row>
        <table:table-row table:style-name="ro1">
          <table:table-cell office:value-type="float" office:value="0.552952194337742">
            <text:p>0.5529521943</text:p>
          </table:table-cell>
          <table:table-cell table:formula="of:=[.A134]-[.A133]" office:value-type="float" office:value="0.000190166293561722">
            <text:p>0.0001901663</text:p>
          </table:table-cell>
          <table:table-cell table:formula="of:=[.B133]-[.B134]" office:value-type="float" office:value="0.000001780260369455">
            <text:p>1.780260369455E-006</text:p>
          </table:table-cell>
          <table:table-cell table:formula="of:=1/[.A134]" office:value-type="float" office:value="1.8084746027596">
            <text:p>1.8084746028</text:p>
          </table:table-cell>
          <table:table-cell table:formula="of:=[.D133]-[.D134]" office:value-type="float" office:value="0.000622168120744782">
            <text:p>0.0006221681</text:p>
          </table:table-cell>
          <table:table-cell table:formula="of:=[.E133]-[.E134]" office:value-type="float" office:value="0.00000625875673287979">
            <text:p>6.25875673287979E-006</text:p>
          </table:table-cell>
          <table:table-cell table:formula="of:=LN([.D134])" office:value-type="float" office:value="0.592483729048817">
            <text:p>0.592483729</text:p>
          </table:table-cell>
          <table:table-cell table:formula="of:=[.G133]-[.G134]" office:value-type="float" office:value="0.000343970063127252">
            <text:p>0.0003439701</text:p>
          </table:table-cell>
          <table:table-cell/>
        </table:table-row>
        <table:table-row table:style-name="ro1">
          <table:table-cell office:value-type="float" office:value="0.553140610358875">
            <text:p>0.5531406104</text:p>
          </table:table-cell>
          <table:table-cell table:formula="of:=[.A135]-[.A134]" office:value-type="float" office:value="0.000188416021132842">
            <text:p>0.000188416</text:p>
          </table:table-cell>
          <table:table-cell table:formula="of:=[.B134]-[.B135]" office:value-type="float" office:value="0.00000175027242887982">
            <text:p>1.75027242887982E-006</text:p>
          </table:table-cell>
          <table:table-cell table:formula="of:=1/[.A135]" office:value-type="float" office:value="1.80785858292199">
            <text:p>1.8078585829</text:p>
          </table:table-cell>
          <table:table-cell table:formula="of:=[.D134]-[.D135]" office:value-type="float" office:value="0.0006160198376155">
            <text:p>0.0006160198</text:p>
          </table:table-cell>
          <table:table-cell table:formula="of:=[.E134]-[.E135]" office:value-type="float" office:value="0.0000061482831292814">
            <text:p>6.1482831292814E-006</text:p>
          </table:table-cell>
          <table:table-cell table:formula="of:=LN([.D135])" office:value-type="float" office:value="0.592143041500439">
            <text:p>0.5921430415</text:p>
          </table:table-cell>
          <table:table-cell table:formula="of:=[.G134]-[.G135]" office:value-type="float" office:value="0.000340687548378016">
            <text:p>0.0003406875</text:p>
          </table:table-cell>
          <table:table-cell/>
        </table:table-row>
        <table:table-row table:style-name="ro1">
          <table:table-cell office:value-type="float" office:value="0.553327305368974">
            <text:p>0.5533273054</text:p>
          </table:table-cell>
          <table:table-cell table:formula="of:=[.A136]-[.A135]" office:value-type="float" office:value="0.000186695010098825">
            <text:p>0.000186695</text:p>
          </table:table-cell>
          <table:table-cell table:formula="of:=[.B135]-[.B136]" office:value-type="float" office:value="0.00000172101103401712">
            <text:p>0.000001721</text:p>
          </table:table-cell>
          <table:table-cell table:formula="of:=1/[.A136]" office:value-type="float" office:value="1.80724860366898">
            <text:p>1.8072486037</text:p>
          </table:table-cell>
          <table:table-cell table:formula="of:=[.D135]-[.D136]" office:value-type="float" office:value="0.000609979253004322">
            <text:p>0.0006099793</text:p>
          </table:table-cell>
          <table:table-cell table:formula="of:=[.E135]-[.E136]" office:value-type="float" office:value="0.00000604058461117774">
            <text:p>6.04058461117774E-006</text:p>
          </table:table-cell>
          <table:table-cell table:formula="of:=LN([.D136])" office:value-type="float" office:value="0.59180558027049">
            <text:p>0.5918055803</text:p>
          </table:table-cell>
          <table:table-cell table:formula="of:=[.G135]-[.G136]" office:value-type="float" office:value="0.000337461229949376">
            <text:p>0.0003374612</text:p>
          </table:table-cell>
          <table:table-cell/>
        </table:table-row>
        <table:table-row table:style-name="ro1">
          <table:table-cell office:value-type="float" office:value="0.553512307925751">
            <text:p>0.5535123079</text:p>
          </table:table-cell>
          <table:table-cell table:formula="of:=[.A137]-[.A136]" office:value-type="float" office:value="0.000185002556776781">
            <text:p>0.0001850026</text:p>
          </table:table-cell>
          <table:table-cell table:formula="of:=[.B136]-[.B137]" office:value-type="float" office:value="0.00000169245332204415">
            <text:p>1.69245332204415E-006</text:p>
          </table:table-cell>
          <table:table-cell table:formula="of:=1/[.A137]" office:value-type="float" office:value="1.80664455998717">
            <text:p>1.80664456</text:p>
          </table:table-cell>
          <table:table-cell table:formula="of:=[.D136]-[.D137]" office:value-type="float" office:value="0.000604043681816213">
            <text:p>0.0006040437</text:p>
          </table:table-cell>
          <table:table-cell table:formula="of:=[.E136]-[.E137]" office:value-type="float" office:value="0.00000593557118810928">
            <text:p>5.93557118810928E-006</text:p>
          </table:table-cell>
          <table:table-cell table:formula="of:=LN([.D137])" office:value-type="float" office:value="0.591471290539119">
            <text:p>0.5914712905</text:p>
          </table:table-cell>
          <table:table-cell table:formula="of:=[.G136]-[.G137]" office:value-type="float" office:value="0.000334289731371173">
            <text:p>0.0003342897</text:p>
          </table:table-cell>
          <table:table-cell/>
        </table:table-row>
        <table:table-row table:style-name="ro1">
          <table:table-cell office:value-type="float" office:value="0.553695645905216">
            <text:p>0.5536956459</text:p>
          </table:table-cell>
          <table:table-cell table:formula="of:=[.A138]-[.A137]" office:value-type="float" office:value="0.000183337979465015">
            <text:p>0.000183338</text:p>
          </table:table-cell>
          <table:table-cell table:formula="of:=[.B137]-[.B138]" office:value-type="float" office:value="0.00000166457731176628">
            <text:p>1.66457731176628E-006</text:p>
          </table:table-cell>
          <table:table-cell table:formula="of:=1/[.A138]" office:value-type="float" office:value="1.80604634946178">
            <text:p>1.8060463495</text:p>
          </table:table-cell>
          <table:table-cell table:formula="of:=[.D137]-[.D138]" office:value-type="float" office:value="0.000598210525383447">
            <text:p>0.0005982105</text:p>
          </table:table-cell>
          <table:table-cell table:formula="of:=[.E137]-[.E138]" office:value-type="float" office:value="0.00000583315643276627">
            <text:p>5.83315643276627E-006</text:p>
          </table:table-cell>
          <table:table-cell table:formula="of:=LN([.D138])" office:value-type="float" office:value="0.591140118819287">
            <text:p>0.5911401188</text:p>
          </table:table-cell>
          <table:table-cell table:formula="of:=[.G137]-[.G138]" office:value-type="float" office:value="0.000331171719831436">
            <text:p>0.0003311717</text:p>
          </table:table-cell>
          <table:table-cell/>
        </table:table-row>
        <table:table-row table:style-name="ro1">
          <table:table-cell office:value-type="float" office:value="0.553877346522817">
            <text:p>0.5538773465</text:p>
          </table:table-cell>
          <table:table-cell table:formula="of:=[.A139]-[.A138]" office:value-type="float" office:value="0.000181700617600811">
            <text:p>0.0001817006</text:p>
          </table:table-cell>
          <table:table-cell table:formula="of:=[.B138]-[.B139]" office:value-type="float" office:value="0.00000163736186420405">
            <text:p>1.63736186420405E-006</text:p>
          </table:table-cell>
          <table:table-cell table:formula="of:=1/[.A139]" office:value-type="float" office:value="1.80545387219372">
            <text:p>1.8054538722</text:p>
          </table:table-cell>
          <table:table-cell table:formula="of:=[.D138]-[.D139]" office:value-type="float" office:value="0.000592477268068548">
            <text:p>0.0005924773</text:p>
          </table:table-cell>
          <table:table-cell table:formula="of:=[.E138]-[.E139]" office:value-type="float" office:value="0.00000573325731489938">
            <text:p>5.73325731489938E-006</text:p>
          </table:table-cell>
          <table:table-cell table:formula="of:=LN([.D139])" office:value-type="float" office:value="0.590812012914804">
            <text:p>0.5908120129</text:p>
          </table:table-cell>
          <table:table-cell table:formula="of:=[.G138]-[.G139]" office:value-type="float" office:value="0.000328105904483178">
            <text:p>0.0003281059</text:p>
          </table:table-cell>
          <table:table-cell/>
        </table:table-row>
        <table:table-row table:style-name="ro1">
          <table:table-cell office:value-type="float" office:value="0.554057436353773">
            <text:p>0.5540574364</text:p>
          </table:table-cell>
          <table:table-cell table:formula="of:=[.A140]-[.A139]" office:value-type="float" office:value="0.000180089830956409">
            <text:p>0.0001800898</text:p>
          </table:table-cell>
          <table:table-cell table:formula="of:=[.B139]-[.B140]" office:value-type="float" office:value="0.00000161078664440151">
            <text:p>1.61078664440151E-006</text:p>
          </table:table-cell>
          <table:table-cell table:formula="of:=1/[.A140]" office:value-type="float" office:value="1.80486703071969">
            <text:p>1.8048670307</text:p>
          </table:table-cell>
          <table:table-cell table:formula="of:=[.D139]-[.D140]" office:value-type="float" office:value="0.000586841474022437">
            <text:p>0.0005868415</text:p>
          </table:table-cell>
          <table:table-cell table:formula="of:=[.E139]-[.E140]" office:value-type="float" office:value="0.00000563579404611048">
            <text:p>5.63579404611048E-006</text:p>
          </table:table-cell>
          <table:table-cell table:formula="of:=LN([.D140])" office:value-type="float" office:value="0.590486921879978">
            <text:p>0.5904869219</text:p>
          </table:table-cell>
          <table:table-cell table:formula="of:=[.G139]-[.G140]" office:value-type="float" office:value="0.000325091034825919">
            <text:p>0.000325091</text:p>
          </table:table-cell>
          <table:table-cell/>
        </table:table-row>
        <table:table-row table:style-name="ro1">
          <table:table-cell office:value-type="float" office:value="0.554235941352645">
            <text:p>0.5542359414</text:p>
          </table:table-cell>
          <table:table-cell table:formula="of:=[.A141]-[.A140]" office:value-type="float" office:value="0.000178504998872286">
            <text:p>0.000178505</text:p>
          </table:table-cell>
          <table:table-cell table:formula="of:=[.B140]-[.B141]" office:value-type="float" office:value="0.00000158483208412274">
            <text:p>1.58483208412274E-006</text:p>
          </table:table-cell>
          <table:table-cell table:formula="of:=1/[.A141]" office:value-type="float" office:value="1.8042857299356">
            <text:p>1.8042857299</text:p>
          </table:table-cell>
          <table:table-cell table:formula="of:=[.D140]-[.D141]" office:value-type="float" office:value="0.000581300784097349">
            <text:p>0.0005813008</text:p>
          </table:table-cell>
          <table:table-cell table:formula="of:=[.E140]-[.E141]" office:value-type="float" office:value="0.00000554068992508761">
            <text:p>5.54068992508761E-006</text:p>
          </table:table-cell>
          <table:table-cell table:formula="of:=LN([.D141])" office:value-type="float" office:value="0.590164795980814">
            <text:p>0.590164796</text:p>
          </table:table-cell>
          <table:table-cell table:formula="of:=[.G140]-[.G141]" office:value-type="float" office:value="0.000322125899164361">
            <text:p>0.0003221259</text:p>
          </table:table-cell>
          <table:table-cell/>
        </table:table-row>
        <table:table-row table:style-name="ro1">
          <table:table-cell office:value-type="float" office:value="0.554412886872167">
            <text:p>0.5544128869</text:p>
          </table:table-cell>
          <table:table-cell table:formula="of:=[.A142]-[.A141]" office:value-type="float" office:value="0.000176945519521965">
            <text:p>0.0001769455</text:p>
          </table:table-cell>
          <table:table-cell table:formula="of:=[.B141]-[.B142]" office:value-type="float" office:value="0.00000155947935032152">
            <text:p>1.55947935032152E-006</text:p>
          </table:table-cell>
          <table:table-cell table:formula="of:=1/[.A142]" office:value-type="float" office:value="1.80370987702271">
            <text:p>1.803709877</text:p>
          </table:table-cell>
          <table:table-cell table:formula="of:=[.D141]-[.D142]" office:value-type="float" office:value="0.000575852912890751">
            <text:p>0.0005758529</text:p>
          </table:table-cell>
          <table:table-cell table:formula="of:=[.E141]-[.E142]" office:value-type="float" office:value="0.00000544787120659862">
            <text:p>5.44787120659862E-006</text:p>
          </table:table-cell>
          <table:table-cell table:formula="of:=LN([.D142])" office:value-type="float" office:value="0.589845586657681">
            <text:p>0.5898455867</text:p>
          </table:table-cell>
          <table:table-cell table:formula="of:=[.G141]-[.G142]" office:value-type="float" office:value="0.00031920932313223">
            <text:p>0.0003192093</text:p>
          </table:table-cell>
          <table:table-cell/>
        </table:table-row>
        <table:table-row table:style-name="ro1">
          <table:table-cell office:value-type="float" office:value="0.55458829768138">
            <text:p>0.5545882977</text:p>
          </table:table-cell>
          <table:table-cell table:formula="of:=[.A143]-[.A142]" office:value-type="float" office:value="0.000175410809213017">
            <text:p>0.0001754108</text:p>
          </table:table-cell>
          <table:table-cell table:formula="of:=[.B142]-[.B143]" office:value-type="float" office:value="0.00000153471030894803">
            <text:p>1.53471030894803E-006</text:p>
          </table:table-cell>
          <table:table-cell table:formula="of:=1/[.A143]" office:value-type="float" office:value="1.80313938137677">
            <text:p>1.8031393814</text:p>
          </table:table-cell>
          <table:table-cell table:formula="of:=[.D142]-[.D143]" office:value-type="float" office:value="0.000570495645935587">
            <text:p>0.0005704956</text:p>
          </table:table-cell>
          <table:table-cell table:formula="of:=[.E142]-[.E143]" office:value-type="float" office:value="0.00000535726695516381">
            <text:p>5.35726695516381E-006</text:p>
          </table:table-cell>
          <table:table-cell table:formula="of:=LN([.D143])" office:value-type="float" office:value="0.589529246489395">
            <text:p>0.5895292465</text:p>
          </table:table-cell>
          <table:table-cell table:formula="of:=[.G142]-[.G143]" office:value-type="float" office:value="0.000316340168286411">
            <text:p>0.0003163402</text:p>
          </table:table-cell>
          <table:table-cell/>
        </table:table-row>
        <table:table-row table:style-name="ro1">
          <table:table-cell office:value-type="float" office:value="0.554762197983096">
            <text:p>0.554762198</text:p>
          </table:table-cell>
          <table:table-cell table:formula="of:=[.A144]-[.A143]" office:value-type="float" office:value="0.000173900301715269">
            <text:p>0.0001739003</text:p>
          </table:table-cell>
          <table:table-cell table:formula="of:=[.B143]-[.B144]" office:value-type="float" office:value="0.00000151050749774839">
            <text:p>1.51050749774839E-006</text:p>
          </table:table-cell>
          <table:table-cell table:formula="of:=1/[.A144]" office:value-type="float" office:value="1.80257415453976">
            <text:p>1.8025741545</text:p>
          </table:table-cell>
          <table:table-cell table:formula="of:=[.D143]-[.D144]" office:value-type="float" office:value="0.000565226837005328">
            <text:p>0.0005652268</text:p>
          </table:table-cell>
          <table:table-cell table:formula="of:=[.E143]-[.E144]" office:value-type="float" office:value="0.00000526880893025883">
            <text:p>5.26880893025883E-006</text:p>
          </table:table-cell>
          <table:table-cell table:formula="of:=LN([.D144])" office:value-type="float" office:value="0.589215729158634">
            <text:p>0.5892157292</text:p>
          </table:table-cell>
          <table:table-cell table:formula="of:=[.G143]-[.G144]" office:value-type="float" office:value="0.000313517330761348">
            <text:p>0.0003135173</text:p>
          </table:table-cell>
          <table:table-cell/>
        </table:table-row>
        <table:table-row table:style-name="ro1">
          <table:table-cell office:value-type="float" office:value="0.554934611430717">
            <text:p>0.5549346114</text:p>
          </table:table-cell>
          <table:table-cell table:formula="of:=[.A145]-[.A144]" office:value-type="float" office:value="0.000172413447620978">
            <text:p>0.0001724134</text:p>
          </table:table-cell>
          <table:table-cell table:formula="of:=[.B144]-[.B145]" office:value-type="float" office:value="0.00000148685409429028">
            <text:p>1.48685409429028E-006</text:p>
          </table:table-cell>
          <table:table-cell table:formula="of:=1/[.A145]" office:value-type="float" office:value="1.80201411013422">
            <text:p>1.8020141101</text:p>
          </table:table-cell>
          <table:table-cell table:formula="of:=[.D144]-[.D145]" office:value-type="float" office:value="0.000560044405548021">
            <text:p>0.0005600444</text:p>
          </table:table-cell>
          <table:table-cell table:formula="of:=[.E144]-[.E145]" office:value-type="float" office:value="0.00000518243145730679">
            <text:p>5.18243145730679E-006</text:p>
          </table:table-cell>
          <table:table-cell table:formula="of:=LN([.D145])" office:value-type="float" office:value="0.588904989418651">
            <text:p>0.5889049894</text:p>
          </table:table-cell>
          <table:table-cell table:formula="of:=[.G144]-[.G145]" office:value-type="float" office:value="0.000310739739982524">
            <text:p>0.0003107397</text:p>
          </table:table-cell>
          <table:table-cell/>
        </table:table-row>
        <table:table-row table:style-name="ro1">
          <table:table-cell office:value-type="float" office:value="0.555105561144448">
            <text:p>0.5551055611</text:p>
          </table:table-cell>
          <table:table-cell table:formula="of:=[.A146]-[.A145]" office:value-type="float" office:value="0.00017094971373155">
            <text:p>0.0001709497</text:p>
          </table:table-cell>
          <table:table-cell table:formula="of:=[.B145]-[.B146]" office:value-type="float" office:value="0.00000146373388942855">
            <text:p>1.46373388942855E-006</text:p>
          </table:table-cell>
          <table:table-cell table:formula="of:=1/[.A146]" office:value-type="float" office:value="1.80145916379999">
            <text:p>1.8014591638</text:p>
          </table:table-cell>
          <table:table-cell table:formula="of:=[.D145]-[.D146]" office:value-type="float" office:value="0.000554946334229589">
            <text:p>0.0005549463</text:p>
          </table:table-cell>
          <table:table-cell table:formula="of:=[.E145]-[.E146]" office:value-type="float" office:value="0.00000509807131843232">
            <text:p>5.09807131843232E-006</text:p>
          </table:table-cell>
          <table:table-cell table:formula="of:=LN([.D146])" office:value-type="float" office:value="0.588596983061212">
            <text:p>0.5885969831</text:p>
          </table:table-cell>
          <table:table-cell table:formula="of:=[.G145]-[.G146]" office:value-type="float" office:value="0.000308006357439106">
            <text:p>0.0003080064</text:p>
          </table:table-cell>
          <table:table-cell/>
        </table:table-row>
        <table:table-row table:style-name="ro1">
          <table:table-cell office:value-type="float" office:value="0.555275069726919">
            <text:p>0.5552750697</text:p>
          </table:table-cell>
          <table:table-cell table:formula="of:=[.A147]-[.A146]" office:value-type="float" office:value="0.000169508582470779">
            <text:p>0.0001695086</text:p>
          </table:table-cell>
          <table:table-cell table:formula="of:=[.B146]-[.B147]" office:value-type="float" office:value="0.00000144113126077094">
            <text:p>1.44113126077094E-006</text:p>
          </table:table-cell>
          <table:table-cell table:formula="of:=1/[.A147]" office:value-type="float" office:value="1.8009092331334">
            <text:p>1.8009092331</text:p>
          </table:table-cell>
          <table:table-cell table:formula="of:=[.D146]-[.D147]" office:value-type="float" office:value="0.000549930666588372">
            <text:p>0.0005499307</text:p>
          </table:table-cell>
          <table:table-cell table:formula="of:=[.E146]-[.E147]" office:value-type="float" office:value="0.00000501566764121719">
            <text:p>5.01566764121719E-006</text:p>
          </table:table-cell>
          <table:table-cell table:formula="of:=LN([.D147])" office:value-type="float" office:value="0.588291666885705">
            <text:p>0.5882916669</text:p>
          </table:table-cell>
          <table:table-cell table:formula="of:=[.G146]-[.G147]" office:value-type="float" office:value="0.000305316175507442">
            <text:p>0.0003053162</text:p>
          </table:table-cell>
          <table:table-cell/>
        </table:table-row>
        <table:table-row table:style-name="ro1">
          <table:table-cell office:value-type="float" office:value="0.555443159278242">
            <text:p>0.5554431593</text:p>
          </table:table-cell>
          <table:table-cell table:formula="of:=[.A148]-[.A147]" office:value-type="float" office:value="0.000168089551322748">
            <text:p>0.0001680896</text:p>
          </table:table-cell>
          <table:table-cell table:formula="of:=[.B147]-[.B148]" office:value-type="float" office:value="0.0000014190311480311">
            <text:p>0.000001419</text:p>
          </table:table-cell>
          <table:table-cell table:formula="of:=1/[.A148]" office:value-type="float" office:value="1.80036423762861">
            <text:p>1.8003642376</text:p>
          </table:table-cell>
          <table:table-cell table:formula="of:=[.D147]-[.D148]" office:value-type="float" office:value="0.000544995504785151">
            <text:p>0.0005449955</text:p>
          </table:table-cell>
          <table:table-cell table:formula="of:=[.E147]-[.E148]" office:value-type="float" office:value="0.00000493516180322118">
            <text:p>4.93516180322118E-006</text:p>
          </table:table-cell>
          <table:table-cell table:formula="of:=LN([.D148])" office:value-type="float" office:value="0.58798899866938">
            <text:p>0.5879889987</text:p>
          </table:table-cell>
          <table:table-cell table:formula="of:=[.G147]-[.G148]" office:value-type="float" office:value="0.000302668216324187">
            <text:p>0.0003026682</text:p>
          </table:table-cell>
          <table:table-cell/>
        </table:table-row>
        <table:table-row table:style-name="ro1">
          <table:table-cell office:value-type="float" office:value="0.555609851410537">
            <text:p>0.5556098514</text:p>
          </table:table-cell>
          <table:table-cell table:formula="of:=[.A149]-[.A148]" office:value-type="float" office:value="0.000166692132294921">
            <text:p>0.0001666921</text:p>
          </table:table-cell>
          <table:table-cell table:formula="of:=[.B148]-[.B149]" office:value-type="float" office:value="0.00000139741902782653">
            <text:p>1.39741902782653E-006</text:p>
          </table:table-cell>
          <table:table-cell table:formula="of:=1/[.A149]" office:value-type="float" office:value="1.79982409862115">
            <text:p>1.7998240986</text:p>
          </table:table-cell>
          <table:table-cell table:formula="of:=[.D148]-[.D149]" office:value-type="float" office:value="0.000540139007463525">
            <text:p>0.000540139</text:p>
          </table:table-cell>
          <table:table-cell table:formula="of:=[.E148]-[.E149]" office:value-type="float" office:value="0.00000485649732162585">
            <text:p>4.85649732162585E-006</text:p>
          </table:table-cell>
          <table:table-cell table:formula="of:=LN([.D149])" office:value-type="float" office:value="0.587688937138667">
            <text:p>0.5876889371</text:p>
          </table:table-cell>
          <table:table-cell table:formula="of:=[.G148]-[.G149]" office:value-type="float" office:value="0.000300061530713713">
            <text:p>0.0003000615</text:p>
          </table:table-cell>
          <table:table-cell/>
        </table:table-row>
        <table:table-row table:style-name="ro1">
          <table:table-cell office:value-type="float" office:value="0.55577516726194">
            <text:p>0.5557751673</text:p>
          </table:table-cell>
          <table:table-cell table:formula="of:=[.A150]-[.A149]" office:value-type="float" office:value="0.000165315851403225">
            <text:p>0.0001653159</text:p>
          </table:table-cell>
          <table:table-cell table:formula="of:=[.B149]-[.B150]" office:value-type="float" office:value="0.00000137628089169617">
            <text:p>1.37628089169617E-006</text:p>
          </table:table-cell>
          <table:table-cell table:formula="of:=1/[.A150]" office:value-type="float" office:value="1.79928873923346">
            <text:p>1.7992887392</text:p>
          </table:table-cell>
          <table:table-cell table:formula="of:=[.D149]-[.D150]" office:value-type="float" office:value="0.000535359387691781">
            <text:p>0.0005353594</text:p>
          </table:table-cell>
          <table:table-cell table:formula="of:=[.E149]-[.E150]" office:value-type="float" office:value="0.00000477961977174424">
            <text:p>4.77961977174424E-006</text:p>
          </table:table-cell>
          <table:table-cell table:formula="of:=LN([.D150])" office:value-type="float" office:value="0.587391441941512">
            <text:p>0.5873914419</text:p>
          </table:table-cell>
          <table:table-cell table:formula="of:=[.G149]-[.G150]" office:value-type="float" office:value="0.00029749519715494">
            <text:p>0.0002974952</text:p>
          </table:table-cell>
          <table:table-cell/>
        </table:table-row>
        <table:table-row table:style-name="ro1">
          <table:table-cell office:value-type="float" office:value="0.555939127510117">
            <text:p>0.5559391275</text:p>
          </table:table-cell>
          <table:table-cell table:formula="of:=[.A151]-[.A150]" office:value-type="float" office:value="0.000163960248177553">
            <text:p>0.0001639602</text:p>
          </table:table-cell>
          <table:table-cell table:formula="of:=[.B150]-[.B151]" office:value-type="float" office:value="0.0000013556032256723">
            <text:p>1.3556032256723E-006</text:p>
          </table:table-cell>
          <table:table-cell table:formula="of:=1/[.A151]" office:value-type="float" office:value="1.79875808432246">
            <text:p>1.7987580843</text:p>
          </table:table-cell>
          <table:table-cell table:formula="of:=[.D150]-[.D151]" office:value-type="float" office:value="0.000530654910995354">
            <text:p>0.0005306549</text:p>
          </table:table-cell>
          <table:table-cell table:formula="of:=[.E150]-[.E151]" office:value-type="float" office:value="0.0000047044766964266">
            <text:p>4.7044766964266E-006</text:p>
          </table:table-cell>
          <table:table-cell table:formula="of:=LN([.D151])" office:value-type="float" office:value="0.587096473620717">
            <text:p>0.5870964736</text:p>
          </table:table-cell>
          <table:table-cell table:formula="of:=[.G150]-[.G151]" office:value-type="float" office:value="0.000294968320794897">
            <text:p>0.0002949683</text:p>
          </table:table-cell>
          <table:table-cell/>
        </table:table-row>
        <table:table-row table:style-name="ro1">
          <table:table-cell office:value-type="float" office:value="0.556101752385308">
            <text:p>0.5561017524</text:p>
          </table:table-cell>
          <table:table-cell table:formula="of:=[.A152]-[.A151]" office:value-type="float" office:value="0.000162624875190365">
            <text:p>0.0001626249</text:p>
          </table:table-cell>
          <table:table-cell table:formula="of:=[.B151]-[.B152]" office:value-type="float" office:value="0.00000133537298718789">
            <text:p>1.33537298718789E-006</text:p>
          </table:table-cell>
          <table:table-cell table:formula="of:=1/[.A152]" office:value-type="float" office:value="1.79823206042898">
            <text:p>1.7982320604</text:p>
          </table:table-cell>
          <table:table-cell table:formula="of:=[.D151]-[.D152]" office:value-type="float" office:value="0.000526023893479666">
            <text:p>0.0005260239</text:p>
          </table:table-cell>
          <table:table-cell table:formula="of:=[.E151]-[.E152]" office:value-type="float" office:value="0.00000463101751568829">
            <text:p>0.000004631</text:p>
          </table:table-cell>
          <table:table-cell table:formula="of:=LN([.D152])" office:value-type="float" office:value="0.586803993588211">
            <text:p>0.5868039936</text:p>
          </table:table-cell>
          <table:table-cell table:formula="of:=[.G151]-[.G152]" office:value-type="float" office:value="0.000292480032505482">
            <text:p>0.00029248</text:p>
          </table:table-cell>
          <table:table-cell/>
        </table:table-row>
        <table:table-row table:style-name="ro1">
          <table:table-cell office:value-type="float" office:value="0.55626306168291">
            <text:p>0.5562630617</text:p>
          </table:table-cell>
          <table:table-cell table:formula="of:=[.A153]-[.A152]" office:value-type="float" office:value="0.000161309297602052">
            <text:p>0.0001613093</text:p>
          </table:table-cell>
          <table:table-cell table:formula="of:=[.B152]-[.B153]" office:value-type="float" office:value="0.00000131557758831224">
            <text:p>1.31557758831224E-006</text:p>
          </table:table-cell>
          <table:table-cell table:formula="of:=1/[.A153]" office:value-type="float" office:value="1.79771059572896">
            <text:p>1.7977105957</text:p>
          </table:table-cell>
          <table:table-cell table:formula="of:=[.D152]-[.D153]" office:value-type="float" office:value="0.000521464700021124">
            <text:p>0.0005214647</text:p>
          </table:table-cell>
          <table:table-cell table:formula="of:=[.E152]-[.E153]" office:value-type="float" office:value="0.00000455919345854205">
            <text:p>4.55919345854205E-006</text:p>
          </table:table-cell>
          <table:table-cell table:formula="of:=LN([.D153])" office:value-type="float" office:value="0.586513964100236">
            <text:p>0.5865139641</text:p>
          </table:table-cell>
          <table:table-cell table:formula="of:=[.G152]-[.G153]" office:value-type="float" office:value="0.000290029487975074">
            <text:p>0.0002900295</text:p>
          </table:table-cell>
          <table:table-cell/>
        </table:table-row>
        <table:table-row table:style-name="ro1">
          <table:table-cell office:value-type="float" office:value="0.556423074775637">
            <text:p>0.5564230748</text:p>
          </table:table-cell>
          <table:table-cell table:formula="of:=[.A154]-[.A153]" office:value-type="float" office:value="0.000160013092726841">
            <text:p>0.0001600131</text:p>
          </table:table-cell>
          <table:table-cell table:formula="of:=[.B153]-[.B154]" office:value-type="float" office:value="0.00000129620487521187">
            <text:p>1.29620487521187E-006</text:p>
          </table:table-cell>
          <table:table-cell table:formula="of:=1/[.A154]" office:value-type="float" office:value="1.79719361998642">
            <text:p>1.79719362</text:p>
          </table:table-cell>
          <table:table-cell table:formula="of:=[.D153]-[.D154]" office:value-type="float" office:value="0.000516975742543391">
            <text:p>0.0005169757</text:p>
          </table:table-cell>
          <table:table-cell table:formula="of:=[.E153]-[.E154]" office:value-type="float" office:value="0.00000448895747773292">
            <text:p>0.000004489</text:p>
          </table:table-cell>
          <table:table-cell table:formula="of:=LN([.D154])" office:value-type="float" office:value="0.586226348233395">
            <text:p>0.5862263482</text:p>
          </table:table-cell>
          <table:table-cell table:formula="of:=[.G153]-[.G154]" office:value-type="float" office:value="0.000287615866841229">
            <text:p>0.0002876159</text:p>
          </table:table-cell>
          <table:table-cell/>
        </table:table-row>
        <table:table-row table:style-name="ro1">
          <table:table-cell office:value-type="float" office:value="0.556581810625253">
            <text:p>0.5565818106</text:p>
          </table:table-cell>
          <table:table-cell table:formula="of:=[.A155]-[.A154]" office:value-type="float" office:value="0.00015873584961601">
            <text:p>0.0001587358</text:p>
          </table:table-cell>
          <table:table-cell table:formula="of:=[.B154]-[.B155]" office:value-type="float" office:value="0.00000127724311083099">
            <text:p>1.27724311083099E-006</text:p>
          </table:table-cell>
          <table:table-cell table:formula="of:=1/[.A155]" office:value-type="float" office:value="1.79668106450806">
            <text:p>1.7966810645</text:p>
          </table:table-cell>
          <table:table-cell table:formula="of:=[.D154]-[.D155]" office:value-type="float" office:value="0.000512555478362708">
            <text:p>0.0005125555</text:p>
          </table:table-cell>
          <table:table-cell table:formula="of:=[.E154]-[.E155]" office:value-type="float" office:value="0.00000442026418068231">
            <text:p>4.42026418068231E-006</text:p>
          </table:table-cell>
          <table:table-cell table:formula="of:=LN([.D155])" office:value-type="float" office:value="0.585941109861535">
            <text:p>0.5859411099</text:p>
          </table:table-cell>
          <table:table-cell table:formula="of:=[.G154]-[.G155]" office:value-type="float" office:value="0.000285238371860452">
            <text:p>0.0002852384</text:p>
          </table:table-cell>
          <table:table-cell/>
        </table:table-row>
        <table:table-row table:style-name="ro1">
          <table:table-cell office:value-type="float" office:value="0.556739287793911">
            <text:p>0.5567392878</text:p>
          </table:table-cell>
          <table:table-cell table:formula="of:=[.A156]-[.A155]" office:value-type="float" office:value="0.000157477168657993">
            <text:p>0.0001574772</text:p>
          </table:table-cell>
          <table:table-cell table:formula="of:=[.B155]-[.B156]" office:value-type="float" office:value="0.00000125868095801618">
            <text:p>1.25868095801618E-006</text:p>
          </table:table-cell>
          <table:table-cell table:formula="of:=1/[.A156]" office:value-type="float" office:value="1.79617286209945">
            <text:p>1.7961728621</text:p>
          </table:table-cell>
          <table:table-cell table:formula="of:=[.D155]-[.D156]" office:value-type="float" office:value="0.000508202408601832">
            <text:p>0.0005082024</text:p>
          </table:table-cell>
          <table:table-cell table:formula="of:=[.E155]-[.E156]" office:value-type="float" office:value="0.00000435306976087624">
            <text:p>4.35306976087624E-006</text:p>
          </table:table-cell>
          <table:table-cell table:formula="of:=LN([.D156])" office:value-type="float" office:value="0.585658213633426">
            <text:p>0.5856582136</text:p>
          </table:table-cell>
          <table:table-cell table:formula="of:=[.G155]-[.G156]" office:value-type="float" office:value="0.00028289622810862">
            <text:p>0.0002828962</text:p>
          </table:table-cell>
          <table:table-cell/>
        </table:table-row>
        <table:table-row table:style-name="ro1">
          <table:table-cell office:value-type="float" office:value="0.556895524455104">
            <text:p>0.5568955245</text:p>
          </table:table-cell>
          <table:table-cell table:formula="of:=[.A157]-[.A156]" office:value-type="float" office:value="0.000156236661193576">
            <text:p>0.0001562367</text:p>
          </table:table-cell>
          <table:table-cell table:formula="of:=[.B156]-[.B157]" office:value-type="float" office:value="0.00000124050746441728">
            <text:p>1.24050746441728E-006</text:p>
          </table:table-cell>
          <table:table-cell table:formula="of:=1/[.A157]" office:value-type="float" office:value="1.79566894702279">
            <text:p>1.795668947</text:p>
          </table:table-cell>
          <table:table-cell table:formula="of:=[.D156]-[.D157]" office:value-type="float" office:value="0.000503915076666361">
            <text:p>0.0005039151</text:p>
          </table:table-cell>
          <table:table-cell table:formula="of:=[.E156]-[.E157]" office:value-type="float" office:value="0.00000428733193547082">
            <text:p>4.28733193547082E-006</text:p>
          </table:table-cell>
          <table:table-cell table:formula="of:=LN([.D157])" office:value-type="float" office:value="0.585377624951211">
            <text:p>0.585377625</text:p>
          </table:table-cell>
          <table:table-cell table:formula="of:=[.G156]-[.G157]" office:value-type="float" office:value="0.000280588682214589">
            <text:p>0.0002805887</text:p>
          </table:table-cell>
          <table:table-cell/>
        </table:table-row>
        <table:table-row table:style-name="ro1">
          <table:table-cell office:value-type="float" office:value="0.557050538404252">
            <text:p>0.5570505384</text:p>
          </table:table-cell>
          <table:table-cell table:formula="of:=[.A158]-[.A157]" office:value-type="float" office:value="0.000155013949148186">
            <text:p>0.0001550139</text:p>
          </table:table-cell>
          <table:table-cell table:formula="of:=[.B157]-[.B158]" office:value-type="float" office:value="0.00000122271204539004">
            <text:p>1.22271204539004E-006</text:p>
          </table:table-cell>
          <table:table-cell table:formula="of:=1/[.A158]" office:value-type="float" office:value="1.795169254956">
            <text:p>1.795169255</text:p>
          </table:table-cell>
          <table:table-cell table:formula="of:=[.D157]-[.D158]" office:value-type="float" office:value="0.000499692066788349">
            <text:p>0.0004996921</text:p>
          </table:table-cell>
          <table:table-cell table:formula="of:=[.E157]-[.E158]" office:value-type="float" office:value="0.00000422300987801272">
            <text:p>0.000004223</text:p>
          </table:table-cell>
          <table:table-cell table:formula="of:=LN([.D158])" office:value-type="float" office:value="0.585099309949584">
            <text:p>0.5850993099</text:p>
          </table:table-cell>
          <table:table-cell table:formula="of:=[.G157]-[.G158]" office:value-type="float" office:value="0.000278315001627449">
            <text:p>0.000278315</text:p>
          </table:table-cell>
          <table:table-cell/>
        </table:table-row>
        <table:table-row table:style-name="ro1">
          <table:table-cell office:value-type="float" office:value="0.557204347068931">
            <text:p>0.5572043471</text:p>
          </table:table-cell>
          <table:table-cell table:formula="of:=[.A159]-[.A158]" office:value-type="float" office:value="0.00015380866467829">
            <text:p>0.0001538087</text:p>
          </table:table-cell>
          <table:table-cell table:formula="of:=[.B158]-[.B159]" office:value-type="float" office:value="0.00000120528446989621">
            <text:p>1.20528446989621E-006</text:p>
          </table:table-cell>
          <table:table-cell table:formula="of:=1/[.A159]" office:value-type="float" office:value="1.79467372295337">
            <text:p>1.794673723</text:p>
          </table:table-cell>
          <table:table-cell table:formula="of:=[.D158]-[.D159]" office:value-type="float" office:value="0.000495532002628307">
            <text:p>0.000495532</text:p>
          </table:table-cell>
          <table:table-cell table:formula="of:=[.E158]-[.E159]" office:value-type="float" office:value="0.00000416006416004144">
            <text:p>4.16006416004144E-006</text:p>
          </table:table-cell>
          <table:table-cell table:formula="of:=LN([.D159])" office:value-type="float" office:value="0.584823235475672">
            <text:p>0.5848232355</text:p>
          </table:table-cell>
          <table:table-cell table:formula="of:=[.G158]-[.G159]" office:value-type="float" office:value="0.000276074473911536">
            <text:p>0.0002760745</text:p>
          </table:table-cell>
          <table:table-cell/>
        </table:table-row>
        <table:table-row table:style-name="ro1">
          <table:table-cell office:value-type="float" office:value="0.557356967518761">
            <text:p>0.5573569675</text:p>
          </table:table-cell>
          <table:table-cell table:formula="of:=[.A160]-[.A159]" office:value-type="float" office:value="0.000152620449830443">
            <text:p>0.0001526204</text:p>
          </table:table-cell>
          <table:table-cell table:formula="of:=[.B159]-[.B160]" office:value-type="float" office:value="0.00000118821484784704">
            <text:p>1.18821484784704E-006</text:p>
          </table:table-cell>
          <table:table-cell table:formula="of:=1/[.A160]" office:value-type="float" office:value="1.79418228940744">
            <text:p>1.7941822894</text:p>
          </table:table-cell>
          <table:table-cell table:formula="of:=[.D159]-[.D160]" office:value-type="float" office:value="0.000491433545929176">
            <text:p>0.0004914335</text:p>
          </table:table-cell>
          <table:table-cell table:formula="of:=[.E159]-[.E160]" office:value-type="float" office:value="0.00000409845669913089">
            <text:p>4.09845669913089E-006</text:p>
          </table:table-cell>
          <table:table-cell table:formula="of:=LN([.D160])" office:value-type="float" office:value="0.584549369069604">
            <text:p>0.5845493691</text:p>
          </table:table-cell>
          <table:table-cell table:formula="of:=[.G159]-[.G160]" office:value-type="float" office:value="0.000273866406068191">
            <text:p>0.0002738664</text:p>
          </table:table-cell>
          <table:table-cell/>
        </table:table-row>
        <table:table-row table:style-name="ro1">
          <table:table-cell office:value-type="float" office:value="0.557508416474977">
            <text:p>0.5575084165</text:p>
          </table:table-cell>
          <table:table-cell table:formula="of:=[.A161]-[.A160]" office:value-type="float" office:value="0.000151448956215994">
            <text:p>0.000151449</text:p>
          </table:table-cell>
          <table:table-cell table:formula="of:=[.B160]-[.B161]" office:value-type="float" office:value="0.00000117149361444913">
            <text:p>1.17149361444913E-006</text:p>
          </table:table-cell>
          <table:table-cell table:formula="of:=1/[.A161]" office:value-type="float" office:value="1.79369489401221">
            <text:p>1.793694894</text:p>
          </table:table-cell>
          <table:table-cell table:formula="of:=[.D160]-[.D161]" office:value-type="float" office:value="0.000487395395230239">
            <text:p>0.0004873954</text:p>
          </table:table-cell>
          <table:table-cell table:formula="of:=[.E160]-[.E161]" office:value-type="float" office:value="0.00000403815069893732">
            <text:p>4.03815069893732E-006</text:p>
          </table:table-cell>
          <table:table-cell table:formula="of:=LN([.D161])" office:value-type="float" office:value="0.584277678945717">
            <text:p>0.5842776789</text:p>
          </table:table-cell>
          <table:table-cell table:formula="of:=[.G160]-[.G161]" office:value-type="float" office:value="0.000271690123887613">
            <text:p>0.0002716901</text:p>
          </table:table-cell>
          <table:table-cell/>
        </table:table-row>
        <table:table-row table:style-name="ro1">
          <table:table-cell office:value-type="float" office:value="0.557658710319673">
            <text:p>0.5576587103</text:p>
          </table:table-cell>
          <table:table-cell table:formula="of:=[.A162]-[.A161]" office:value-type="float" office:value="0.000150293844696003">
            <text:p>0.0001502938</text:p>
          </table:table-cell>
          <table:table-cell table:formula="of:=[.B161]-[.B162]" office:value-type="float" office:value="0.00000115511151999037">
            <text:p>1.15511151999037E-006</text:p>
          </table:table-cell>
          <table:table-cell table:formula="of:=1/[.A162]" office:value-type="float" office:value="1.79321147772758">
            <text:p>1.7932114777</text:p>
          </table:table-cell>
          <table:table-cell table:formula="of:=[.D161]-[.D162]" office:value-type="float" office:value="0.000483416284627003">
            <text:p>0.0004834163</text:p>
          </table:table-cell>
          <table:table-cell table:formula="of:=[.E161]-[.E162]" office:value-type="float" office:value="0.00000397911060323608">
            <text:p>3.97911060323608E-006</text:p>
          </table:table-cell>
          <table:table-cell table:formula="of:=LN([.D162])" office:value-type="float" office:value="0.584008133974394">
            <text:p>0.584008134</text:p>
          </table:table-cell>
          <table:table-cell table:formula="of:=[.G161]-[.G162]" office:value-type="float" office:value="0.000269544971322588">
            <text:p>0.000269545</text:p>
          </table:table-cell>
          <table:table-cell/>
        </table:table-row>
        <table:table-row table:style-name="ro1">
          <table:table-cell office:value-type="float" office:value="0.557807865104754">
            <text:p>0.5578078651</text:p>
          </table:table-cell>
          <table:table-cell table:formula="of:=[.A163]-[.A162]" office:value-type="float" office:value="0.000149154785081151">
            <text:p>0.0001491548</text:p>
          </table:table-cell>
          <table:table-cell table:formula="of:=[.B162]-[.B163]" office:value-type="float" office:value="0.00000113905961485195">
            <text:p>1.13905961485195E-006</text:p>
          </table:table-cell>
          <table:table-cell table:formula="of:=1/[.A163]" office:value-type="float" office:value="1.792731982745">
            <text:p>1.7927319827</text:p>
          </table:table-cell>
          <table:table-cell table:formula="of:=[.D162]-[.D163]" office:value-type="float" office:value="0.000479494982587481">
            <text:p>0.000479495</text:p>
          </table:table-cell>
          <table:table-cell table:formula="of:=[.E162]-[.E163]" office:value-type="float" office:value="0.00000392130203952235">
            <text:p>3.92130203952235E-006</text:p>
          </table:table-cell>
          <table:table-cell table:formula="of:=LN([.D163])" office:value-type="float" office:value="0.583740703664502">
            <text:p>0.5837407037</text:p>
          </table:table-cell>
          <table:table-cell table:formula="of:=[.G162]-[.G163]" office:value-type="float" office:value="0.000267430309892402">
            <text:p>0.0002674303</text:p>
          </table:table-cell>
          <table:table-cell/>
        </table:table-row>
        <table:table-row table:style-name="ro1">
          <table:table-cell office:value-type="float" office:value="0.557955896560595">
            <text:p>0.5579558966</text:p>
          </table:table-cell>
          <table:table-cell table:formula="of:=[.A164]-[.A163]" office:value-type="float" office:value="0.00014803145584108">
            <text:p>0.0001480315</text:p>
          </table:table-cell>
          <table:table-cell table:formula="of:=[.B163]-[.B164]" office:value-type="float" office:value="0.00000112332924007141">
            <text:p>1.12332924007141E-006</text:p>
          </table:table-cell>
          <table:table-cell table:formula="of:=1/[.A164]" office:value-type="float" office:value="1.79225635245419">
            <text:p>1.7922563525</text:p>
          </table:table-cell>
          <table:table-cell table:formula="of:=[.D163]-[.D164]" office:value-type="float" office:value="0.000475630290806883">
            <text:p>0.0004756303</text:p>
          </table:table-cell>
          <table:table-cell table:formula="of:=[.E163]-[.E164]" office:value-type="float" office:value="0.00000386469178059734">
            <text:p>3.86469178059734E-006</text:p>
          </table:table-cell>
          <table:table-cell table:formula="of:=LN([.D164])" office:value-type="float" office:value="0.583475358146399">
            <text:p>0.5834753581</text:p>
          </table:table-cell>
          <table:table-cell table:formula="of:=[.G163]-[.G164]" office:value-type="float" office:value="0.000265345518102533">
            <text:p>0.0002653455</text:p>
          </table:table-cell>
          <table:table-cell/>
        </table:table-row>
        <table:table-row table:style-name="ro1">
          <table:table-cell office:value-type="float" office:value="0.55810282010442">
            <text:p>0.5581028201</text:p>
          </table:table-cell>
          <table:table-cell table:formula="of:=[.A165]-[.A164]" office:value-type="float" office:value="0.000146923543824506">
            <text:p>0.0001469235</text:p>
          </table:table-cell>
          <table:table-cell table:formula="of:=[.B164]-[.B165]" office:value-type="float" office:value="0.00000110791201657356">
            <text:p>1.10791201657356E-006</text:p>
          </table:table-cell>
          <table:table-cell table:formula="of:=1/[.A165]" office:value-type="float" office:value="1.79178453141108">
            <text:p>1.7917845314</text:p>
          </table:table-cell>
          <table:table-cell table:formula="of:=[.D164]-[.D165]" office:value-type="float" office:value="0.000471821043110499">
            <text:p>0.000471821</text:p>
          </table:table-cell>
          <table:table-cell table:formula="of:=[.E164]-[.E165]" office:value-type="float" office:value="0.00000380924769638469">
            <text:p>3.80924769638469E-006</text:p>
          </table:table-cell>
          <table:table-cell table:formula="of:=LN([.D165])" office:value-type="float" office:value="0.583212068155506">
            <text:p>0.5832120682</text:p>
          </table:table-cell>
          <table:table-cell table:formula="of:=[.G164]-[.G165]" office:value-type="float" office:value="0.000263289990892757">
            <text:p>0.00026329</text:p>
          </table:table-cell>
          <table:table-cell/>
        </table:table-row>
        <table:table-row table:style-name="ro1">
          <table:table-cell office:value-type="float" office:value="0.558248650848413">
            <text:p>0.5582486508</text:p>
          </table:table-cell>
          <table:table-cell table:formula="of:=[.A166]-[.A165]" office:value-type="float" office:value="0.000145830743993325">
            <text:p>0.0001458307</text:p>
          </table:table-cell>
          <table:table-cell table:formula="of:=[.B165]-[.B166]" office:value-type="float" office:value="0.0000010927998311816">
            <text:p>1.0927998311816E-006</text:p>
          </table:table-cell>
          <table:table-cell table:formula="of:=1/[.A166]" office:value-type="float" office:value="1.79131646530668">
            <text:p>1.7913164653</text:p>
          </table:table-cell>
          <table:table-cell table:formula="of:=[.D165]-[.D166]" office:value-type="float" office:value="0.000468066104404086">
            <text:p>0.0004680661</text:p>
          </table:table-cell>
          <table:table-cell table:formula="of:=[.E165]-[.E166]" office:value-type="float" office:value="0.00000375493870641286">
            <text:p>3.75493870641286E-006</text:p>
          </table:table-cell>
          <table:table-cell table:formula="of:=LN([.D166])" office:value-type="float" office:value="0.582950805016401">
            <text:p>0.582950805</text:p>
          </table:table-cell>
          <table:table-cell table:formula="of:=[.G165]-[.G166]" office:value-type="float" office:value="0.000261263139105128">
            <text:p>0.0002612631</text:p>
          </table:table-cell>
          <table:table-cell/>
        </table:table-row>
        <table:table-row table:style-name="ro1">
          <table:table-cell office:value-type="float" office:value="0.558393403607575">
            <text:p>0.5583934036</text:p>
          </table:table-cell>
          <table:table-cell table:formula="of:=[.A167]-[.A166]" office:value-type="float" office:value="0.000144752759162037">
            <text:p>0.0001447528</text:p>
          </table:table-cell>
          <table:table-cell table:formula="of:=[.B166]-[.B167]" office:value-type="float" office:value="0.00000107798483128807">
            <text:p>0.000001078</text:p>
          </table:table-cell>
          <table:table-cell table:formula="of:=1/[.A167]" office:value-type="float" office:value="1.79085210093702">
            <text:p>1.7908521009</text:p>
          </table:table-cell>
          <table:table-cell table:formula="of:=[.D166]-[.D167]" office:value-type="float" office:value="0.000464364369654691">
            <text:p>0.0004643644</text:p>
          </table:table-cell>
          <table:table-cell table:formula="of:=[.E166]-[.E167]" office:value-type="float" office:value="0.00000370173474939506">
            <text:p>3.70173474939506E-006</text:p>
          </table:table-cell>
          <table:table-cell table:formula="of:=LN([.D167])" office:value-type="float" office:value="0.582691540627432">
            <text:p>0.5826915406</text:p>
          </table:table-cell>
          <table:table-cell table:formula="of:=[.G166]-[.G167]" office:value-type="float" office:value="0.000259264388969171">
            <text:p>0.0002592644</text:p>
          </table:table-cell>
          <table:table-cell/>
        </table:table-row>
        <table:table-row table:style-name="ro1">
          <table:table-cell office:value-type="float" office:value="0.558537092907327">
            <text:p>0.5585370929</text:p>
          </table:table-cell>
          <table:table-cell table:formula="of:=[.A168]-[.A167]" office:value-type="float" office:value="0.000143689299751393">
            <text:p>0.0001436893</text:p>
          </table:table-cell>
          <table:table-cell table:formula="of:=[.B167]-[.B168]" office:value-type="float" office:value="0.00000106345941064401">
            <text:p>1.06345941064401E-006</text:p>
          </table:table-cell>
          <table:table-cell table:formula="of:=1/[.A168]" office:value-type="float" office:value="1.7903913861741">
            <text:p>1.7903913862</text:p>
          </table:table-cell>
          <table:table-cell table:formula="of:=[.D167]-[.D168]" office:value-type="float" office:value="0.000460714762921866">
            <text:p>0.0004607148</text:p>
          </table:table-cell>
          <table:table-cell table:formula="of:=[.E167]-[.E168]" office:value-type="float" office:value="0.00000364960673282511">
            <text:p>3.64960673282511E-006</text:p>
          </table:table-cell>
          <table:table-cell table:formula="of:=LN([.D168])" office:value-type="float" office:value="0.58243424744582">
            <text:p>0.5824342474</text:p>
          </table:table-cell>
          <table:table-cell table:formula="of:=[.G167]-[.G168]" office:value-type="float" office:value="0.000257293181612162">
            <text:p>0.0002572932</text:p>
          </table:table-cell>
          <table:table-cell/>
        </table:table-row>
        <table:table-row table:style-name="ro1">
          <table:table-cell office:value-type="float" office:value="0.558679732990875">
            <text:p>0.558679733</text:p>
          </table:table-cell>
          <table:table-cell table:formula="of:=[.A169]-[.A168]" office:value-type="float" office:value="0.000142640083548251">
            <text:p>0.0001426401</text:p>
          </table:table-cell>
          <table:table-cell table:formula="of:=[.B168]-[.B169]" office:value-type="float" office:value="0.00000104921620314169">
            <text:p>1.04921620314169E-006</text:p>
          </table:table-cell>
          <table:table-cell table:formula="of:=1/[.A169]" office:value-type="float" office:value="1.78993426993768">
            <text:p>1.7899342699</text:p>
          </table:table-cell>
          <table:table-cell table:formula="of:=[.D168]-[.D169]" office:value-type="float" office:value="0.00045711623641842">
            <text:p>0.0004571162</text:p>
          </table:table-cell>
          <table:table-cell table:formula="of:=[.E168]-[.E169]" office:value-type="float" office:value="0.0000035985265034455">
            <text:p>3.5985265034455E-006</text:p>
          </table:table-cell>
          <table:table-cell table:formula="of:=LN([.D169])" office:value-type="float" office:value="0.582178898473236">
            <text:p>0.5821788985</text:p>
          </table:table-cell>
          <table:table-cell table:formula="of:=[.G168]-[.G169]" office:value-type="float" office:value="0.000255348972584057">
            <text:p>0.000255349</text:p>
          </table:table-cell>
          <table:table-cell/>
        </table:table-row>
        <table:table-row table:style-name="ro1">
          <table:table-cell office:value-type="float" office:value="0.558821337826351">
            <text:p>0.5588213378</text:p>
          </table:table-cell>
          <table:table-cell table:formula="of:=[.A170]-[.A169]" office:value-type="float" office:value="0.000141604835475984">
            <text:p>0.0001416048</text:p>
          </table:table-cell>
          <table:table-cell table:formula="of:=[.B169]-[.B170]" office:value-type="float" office:value="0.00000103524807226751">
            <text:p>1.03524807226751E-006</text:p>
          </table:table-cell>
          <table:table-cell table:formula="of:=1/[.A170]" office:value-type="float" office:value="1.78948070216807">
            <text:p>1.7894807022</text:p>
          </table:table-cell>
          <table:table-cell table:formula="of:=[.D169]-[.D170]" office:value-type="float" office:value="0.000453567769608032">
            <text:p>0.0004535678</text:p>
          </table:table-cell>
          <table:table-cell table:formula="of:=[.E169]-[.E170]" office:value-type="float" office:value="0.00000354846681038801">
            <text:p>3.54846681038801E-006</text:p>
          </table:table-cell>
          <table:table-cell table:formula="of:=LN([.D170])" office:value-type="float" office:value="0.581925467241836">
            <text:p>0.5819254672</text:p>
          </table:table-cell>
          <table:table-cell table:formula="of:=[.G169]-[.G170]" office:value-type="float" office:value="0.000253431231399759">
            <text:p>0.0002534312</text:p>
          </table:table-cell>
          <table:table-cell/>
        </table:table-row>
        <table:table-row table:style-name="ro1">
          <table:table-cell office:value-type="float" office:value="0.558961921113723">
            <text:p>0.5589619211</text:p>
          </table:table-cell>
          <table:table-cell table:formula="of:=[.A171]-[.A170]" office:value-type="float" office:value="0.000140583287371987">
            <text:p>0.0001405833</text:p>
          </table:table-cell>
          <table:table-cell table:formula="of:=[.B170]-[.B171]" office:value-type="float" office:value="0.00000102154810399657">
            <text:p>1.02154810399657E-006</text:p>
          </table:table-cell>
          <table:table-cell table:formula="of:=1/[.A171]" office:value-type="float" office:value="1.78903063379973">
            <text:p>1.7890306338</text:p>
          </table:table-cell>
          <table:table-cell table:formula="of:=[.D170]-[.D171]" office:value-type="float" office:value="0.000450068368339496">
            <text:p>0.0004500684</text:p>
          </table:table-cell>
          <table:table-cell table:formula="of:=[.E170]-[.E171]" office:value-type="float" office:value="0.00000349940126853632">
            <text:p>3.49940126853632E-006</text:p>
          </table:table-cell>
          <table:table-cell table:formula="of:=LN([.D171])" office:value-type="float" office:value="0.581673927800734">
            <text:p>0.5816739278</text:p>
          </table:table-cell>
          <table:table-cell table:formula="of:=[.G170]-[.G171]" office:value-type="float" office:value="0.000251539441101567">
            <text:p>0.0002515394</text:p>
          </table:table-cell>
          <table:table-cell/>
        </table:table-row>
        <table:table-row table:style-name="ro1">
          <table:table-cell office:value-type="float" office:value="0.559101496291498">
            <text:p>0.5591014963</text:p>
          </table:table-cell>
          <table:table-cell table:formula="of:=[.A172]-[.A171]" office:value-type="float" office:value="0.000139575177775297">
            <text:p>0.0001395752</text:p>
          </table:table-cell>
          <table:table-cell table:formula="of:=[.B171]-[.B172]" office:value-type="float" office:value="0.00000100810959668962">
            <text:p>1.00810959668962E-006</text:p>
          </table:table-cell>
          <table:table-cell table:formula="of:=1/[.A172]" office:value-type="float" office:value="1.78858401673572">
            <text:p>1.7885840167</text:p>
          </table:table-cell>
          <table:table-cell table:formula="of:=[.D171]-[.D172]" office:value-type="float" office:value="0.00044661706401139">
            <text:p>0.0004466171</text:p>
          </table:table-cell>
          <table:table-cell table:formula="of:=[.E171]-[.E172]" office:value-type="float" office:value="0.00000345130432810592">
            <text:p>3.45130432810592E-006</text:p>
          </table:table-cell>
          <table:table-cell table:formula="of:=LN([.D172])" office:value-type="float" office:value="0.581424254702898">
            <text:p>0.5814242547</text:p>
          </table:table-cell>
          <table:table-cell table:formula="of:=[.G171]-[.G172]" office:value-type="float" office:value="0.000249673097836078">
            <text:p>0.000249673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11/01/2014</text:date>, <text:time>19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Martel</meta:initial-creator>
    <meta:creation-date>2014-11-01T18:18:59.09</meta:creation-date>
    <dc:date>2014-11-01T19:49:29.31</dc:date>
    <dc:creator>Philip Martel</dc:creator>
    <meta:editing-duration>PT48M50S</meta:editing-duration>
    <meta:editing-cycles>3</meta:editing-cycles>
    <meta:generator>OpenOffice/4.1.0$Win32 OpenOffice.org_project/410m18$Build-9764</meta:generator>
    <meta:document-statistic meta:table-count="3" meta:cell-count="15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51cm" svg:y="4.191cm" style:legend-expansion="high" chart:style-name="ch2"/>
        <chart:plot-area chart:style-name="ch3" table:cell-range-address="Sheet1.A2:Sheet1.A51" svg:x="0.77cm" svg:y="0.855cm" svg:width="11.741cm" svg:height="7.552cm">
          <chartooo:coordinate-region svg:x="1.497cm" svg:y="1.068cm" svg:width="10.828cm" svg:height="6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333333333333">
                <text:p>0.333333333333333</text:p>
                <draw:g>
                  <svg:desc>Sheet1.A2:Sheet1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2093023255814">
                <text:p>0.372093023255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6131528046422">
                <text:p>0.396131528046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2944853311826">
                <text:p>0.41294485331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5590222646496">
                <text:p>0.425590222646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5579374641003">
                <text:p>0.435579374641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3753338662299">
                <text:p>0.443753338662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620857744027">
                <text:p>0.450620857744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6509811920149">
                <text:p>0.456509811920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1642294469456">
                <text:p>0.461642294469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6174883198782">
                <text:p>0.466174883198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22164720619">
                <text:p>0.47022164720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3867988911859">
                <text:p>0.473867988911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7179340667915">
                <text:p>0.477179340667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0206832993252">
                <text:p>0.480206832993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2991107205033">
                <text:p>0.482991107205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5564950848015">
                <text:p>0.485564950848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7955163353999">
                <text:p>0.487955163353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0183904794171">
                <text:p>0.490183904794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2269689268237">
                <text:p>0.492269689268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422812882232">
                <text:p>0.49422812882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6072498920627">
                <text:p>0.4960724989206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7814174102873">
                <text:p>0.497814174102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2967752769">
                <text:p>0.499462967752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1027400047042">
                <text:p>0.501027400047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2514911426869">
                <text:p>0.502514911426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393203426365">
                <text:p>0.50393203426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5284532099114">
                <text:p>0.505284532099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657751348624">
                <text:p>0.50657751348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7815525752637">
                <text:p>0.507815525752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9002632758237">
                <text:p>0.509002632758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0142479792475">
                <text:p>0.510142479792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1238348061919">
                <text:p>0.511238348061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2293200694157">
                <text:p>0.512293200694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3309721782815">
                <text:p>0.513309721782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4290349689888">
                <text:p>0.514290349689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5237305582023">
                <text:p>0.515237305582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6152617990027">
                <text:p>0.51615261799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703814403334">
                <text:p>0.5170381440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7895587834245">
                <text:p>0.517895587834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8726516553265">
                <text:p>0.518726516553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9532374402274">
                <text:p>0.519532374402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0314494931396">
                <text:p>0.520314494931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1074111836679">
                <text:p>0.521074111836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1812368495508">
                <text:p>0.521812368495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2530326403898">
                <text:p>0.522530326403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23228972662775">
                <text:p>0.523228972662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3909226638012">
                <text:p>0.523909226638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4571945900396">
                <text:p>0.524571945900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5217931536208">
                <text:p>0.525217931536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188cm" style:legend-expansion="high" chart:style-name="ch2"/>
        <chart:plot-area chart:style-name="ch3" chart:data-source-has-labels="both" svg:x="0.77cm" svg:y="0.855cm" svg:width="11.738cm" svg:height="7.545cm">
          <chartooo:coordinate-region svg:x="1.868cm" svg:y="1.067cm" svg:width="10.454cm" svg:height="6.236cm"/>
          <chart:axis chart:dimension="x" chart:name="primary-x" chart:style-name="ch4" chartooo:axis-type="text">
            <chart:categories table:cell-range-address="local-table.$A$2:.$A$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0" chart:label-cell-address="local-table.$B$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7596899224807">
                <text:p>0.03875968992248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0385047906077">
                <text:p>0.0240385047906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133252654041">
                <text:p>0.0168133252654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6453693346705">
                <text:p>0.0126453693346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98915199450656">
                <text:p>0.00998915199450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173964021296">
                <text:p>0.00817396402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86751908172834">
                <text:p>0.0068675190817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88895417612134">
                <text:p>0.00588895417612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3248254930732">
                <text:p>0.00513248254930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53258872932621">
                <text:p>0.00453258872932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04676400740828">
                <text:p>0.00404676400740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64634170566891">
                <text:p>0.00364634170566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1135175605568">
                <text:p>0.00331135175605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02749232533689">
                <text:p>0.00302749232533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78427421178123">
                <text:p>0.00278427421178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57384364298224">
                <text:p>0.00257384364298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39021250598381">
                <text:p>0.00239021250598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874144017154">
                <text:p>0.00222874144017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08578447406688">
                <text:p>0.00208578447406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5843955408292">
                <text:p>0.00195843955408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84437009830674">
                <text:p>0.00184437009830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74167518224594">
                <text:p>0.00174167518224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4879364989612">
                <text:p>0.00164879364989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56443229427272">
                <text:p>0.00156443229427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48751137982728">
                <text:p>0.00148751137982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1712283678042">
                <text:p>0.00141712283678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5249783546476">
                <text:p>0.00135249783546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29298138712575">
                <text:p>0.00129298138712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3801226639686">
                <text:p>0.00123801226639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18710700560032">
                <text:p>0.00118710700560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13984703423775">
                <text:p>0.00113984703423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9586826944352">
                <text:p>0.00109586826944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5485263223881">
                <text:p>0.00105485263223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1652108865791">
                <text:p>0.001016521088657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80627907072429">
                <text:p>0.000980627907072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46955892135115">
                <text:p>0.000946955892135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15312408004465">
                <text:p>0.000915312408004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885526043312823">
                <text:p>0.000885526043312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857443800905022">
                <text:p>0.000857443800905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830928719019908">
                <text:p>0.000830928719019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805857849008995">
                <text:p>0.000805857849008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82120529121633">
                <text:p>0.000782120529121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59616905283034">
                <text:p>0.000759616905283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38256658829317">
                <text:p>0.000738256658829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17957908390021">
                <text:p>0.000717957908390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98646258876612">
                <text:p>0.000698646258876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80253975237632">
                <text:p>0.000680253975237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62719262383815">
                <text:p>0.000662719262383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45985635812307">
                <text:p>0.000645985635812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4.188cm" style:legend-expansion="high" chart:style-name="ch2"/>
        <chart:plot-area chart:style-name="ch3" table:cell-range-address="Sheet1.D1:Sheet1.D51" chart:data-source-has-labels="row" svg:x="0.77cm" svg:y="0.855cm" svg:width="12.32cm" svg:height="7.545cm">
          <chartooo:coordinate-region svg:x="1.312cm" svg:y="1.067cm" svg:width="11.591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51" chart:label-cell-address="Sheet1.D1:Sheet1.D2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n(dif)</text:p>
                <text:list>
                  <text:list-item>
                    <text:p>ln(dif)</text:p>
                  </text:list-item>
                  <text:list-item>
                    <text:p/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25037449192756">
                <text:p>-3.25037449192756</text:p>
                <draw:g>
                  <svg:desc>Sheet1.D3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72809836797954">
                <text:p>-3.72809836797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0855835364067">
                <text:p>-4.0855835364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3704641913255">
                <text:p>-4.3704641913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0625557535938">
                <text:p>-4.60625557535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80680129545287">
                <text:p>-4.80680129545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8095236144348">
                <text:p>-4.98095236144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13467685631641">
                <text:p>-5.13467685631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27216580911457">
                <text:p>-5.2721658091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9646203928287">
                <text:p>-5.39646203928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50983772775929">
                <text:p>-5.50983772775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61403088641803">
                <text:p>-5.61403088641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71039878744442">
                <text:p>-5.71039878744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80002061752389">
                <text:p>-5.80002061752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88376804574936">
                <text:p>-5.88376804574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96235491641547">
                <text:p>-5.96235491641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03637300235374">
                <text:p>-6.03637300235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10631822943502">
                <text:p>-6.10631822943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1726102479399">
                <text:p>-6.1726102479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23560726870821">
                <text:p>-6.23560726870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29561746991502">
                <text:p>-6.29561746991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5290788048348">
                <text:p>-6.35290788048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4077113797443">
                <text:p>-6.4077113797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46023227206343">
                <text:p>-6.46023227206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51065077026992">
                <text:p>-6.51065077026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55912663411195">
                <text:p>-6.5591266341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60580214764115">
                <text:p>-6.60580214764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5080457440355">
                <text:p>-6.65080457440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69424819653217">
                <text:p>-6.69424819653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73623601948163">
                <text:p>-6.73623601948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77686120607175">
                <text:p>-6.77686120607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1620828979313">
                <text:p>-6.81620828979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5435420689341">
                <text:p>-6.85435420689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89136917876772">
                <text:p>-6.89136917876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927317469971">
                <text:p>-6.927317469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9622580422779">
                <text:p>-6.9622580422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99624512145008">
                <text:p>-6.9962451214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02932869031781">
                <text:p>-7.02932869031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06155491937509">
                <text:p>-7.06155491937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09296654414048">
                <text:p>-7.09296654414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12360319700576">
                <text:p>-7.12360319700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15350169998369">
                <text:p>-7.15350169998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.1826963237669">
                <text:p>-7.18269632376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.21121901763289">
                <text:p>-7.21121901763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.2390996140467">
                <text:p>-7.2390996140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.26636601124075">
                <text:p>-7.26636601124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.29304433652957">
                <text:p>-7.29304433652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31915909277082">
                <text:p>-7.31915909277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.34473329001407">
                <text:p>-7.34473329001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27cm" svg:height="5.552cm" xlink:href="." xlink:type="simple" chart:class="chart:line" chart:style-name="ch1">
        <chart:legend chart:legend-position="end" svg:x="7.354cm" svg:y="2.464cm" style:legend-expansion="high" chart:style-name="ch2"/>
        <chart:plot-area chart:style-name="ch3" chart:data-source-has-labels="both" svg:x="0.634cm" svg:y="0.579cm" svg:width="6.352cm" svg:height="4.442cm">
          <chartooo:coordinate-region svg:x="1.361cm" svg:y="0.792cm" svg:width="5.597cm" svg:height="3.132cm"/>
          <chart:axis chart:dimension="x" chart:name="primary-x" chart:style-name="ch4" chartooo:axis-type="text">
            <chart:categories table:cell-range-address="local-table.$A$2:.$A$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2" chart:label-cell-address="local-table.$B$1" chart:class="chart:line"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44140625">
                <text:p>2.5244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21630859375">
                <text:p>2.421630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967803955078">
                <text:p>2.34967803955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579281806946">
                <text:p>2.29579281806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350417196751">
                <text:p>2.2535041719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916048228741">
                <text:p>2.21916048228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053342094412">
                <text:p>2.19053342094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617933837551">
                <text:p>2.16617933837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4511771448997">
                <text:p>2.14511771448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2665666487597">
                <text:p>2.12665666487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029236707104">
                <text:p>2.11029236707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9564814478407">
                <text:p>2.09564814478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8243600734863">
                <text:p>2.08243600734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043149466413">
                <text:p>2.07043149466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594567178985">
                <text:p>2.0594567178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936862052329">
                <text:p>2.04936862052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005066306676">
                <text:p>2.04005066306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140681175497">
                <text:p>2.03140681175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335711320775">
                <text:p>2.02335711320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583438343354">
                <text:p>2.0158343834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0878169409726">
                <text:p>2.00878169409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215043869878">
                <text:p>2.00215043869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58988269027">
                <text:p>1.9958988269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8999069930192">
                <text:p>1.98999069930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8439458499837">
                <text:p>1.98439458499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7908294529753">
                <text:p>1.97908294529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403156156311">
                <text:p>1.97403156156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6921903582584">
                <text:p>1.96921903582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462638038058">
                <text:p>1.96462638038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023667820566">
                <text:p>1.96023667820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5603480018851">
                <text:p>1.95603480018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5200716824857">
                <text:p>1.95200716824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4814155579759">
                <text:p>1.94814155579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4442691876873">
                <text:p>1.94442691876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4085325182418">
                <text:p>1.94085325182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741146541917">
                <text:p>1.93741146541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3409328023489">
                <text:p>1.93409328023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3089113614935">
                <text:p>1.93089113614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2779811343482">
                <text:p>1.92779811343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48078642847">
                <text:p>1.9248078642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191455310476">
                <text:p>1.92191455310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1911280427117">
                <text:p>1.91911280427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639765627481">
                <text:p>1.91639765627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1376452134767">
                <text:p>1.91376452134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120914981233">
                <text:p>1.91120914981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872759851381">
                <text:p>1.90872759851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063162027919">
                <text:p>1.9063162027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039715515331">
                <text:p>1.9039715515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169046490952">
                <text:p>1.90169046490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994699744686">
                <text:p>1.8994699744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9730730528536">
                <text:p>1.89730730528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9519985992873">
                <text:p>1.89519985992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9314520402774">
                <text:p>1.89314520402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9114105325179">
                <text:p>1.891141053251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8918526154385">
                <text:p>1.889185261543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8727581046627">
                <text:p>1.88727581046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8541079953673">
                <text:p>1.88541079953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8358843744709">
                <text:p>1.88358843744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180703407127">
                <text:p>1.88180703407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8006499317942">
                <text:p>1.880064993179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7836080578575">
                <text:p>1.87836080578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7669304406563">
                <text:p>1.87669304406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506035578524">
                <text:p>1.87506035578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346145919329">
                <text:p>1.87346145919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189513833019">
                <text:p>1.87189513833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7036023871476">
                <text:p>1.87036023871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68855663373">
                <text:p>1.868855663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673803691773">
                <text:p>1.86738036917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6593336346773">
                <text:p>1.865933363467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645137009299">
                <text:p>1.8645137009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6312048070686">
                <text:p>1.86312048070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6175284372422">
                <text:p>1.86175284372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6040997021037">
                <text:p>1.86040997021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9091077395">
                <text:p>1.859091077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779541737095">
                <text:p>1.85779541737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5652227510583">
                <text:p>1.85652227510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5527096659121">
                <text:p>1.85527096659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5404083711812">
                <text:p>1.854040837118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5283125966881">
                <text:p>1.85283125966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5164163341569">
                <text:p>1.85164163341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5047138231894">
                <text:p>1.850471382318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4931995381527">
                <text:p>1.84931995381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4818681759089">
                <text:p>1.84818681759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707146443234">
                <text:p>1.84707146443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597340514942">
                <text:p>1.845973405149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4489216956482">
                <text:p>1.84489216956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4382730556577">
                <text:p>1.84382730556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4277837821314">
                <text:p>1.84277837821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4174496890382">
                <text:p>1.841744968903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072667458295">
                <text:p>1.84072667458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972310700212">
                <text:p>1.83972310700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3873389202075">
                <text:p>1.83873389202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775866894745">
                <text:p>1.837758668947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367970899188">
                <text:p>1.8367970899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3584881931307">
                <text:p>1.83584881931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3491353319648">
                <text:p>1.83491353319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399091879992">
                <text:p>1.83399091879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3308067402425">
                <text:p>1.83308067402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3218250697218">
                <text:p>1.832182506972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3129613550524">
                <text:p>1.831296135505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3042128682406">
                <text:p>1.83042128682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2955769707071">
                <text:p>1.82955769707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2870511095164">
                <text:p>1.82870511095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2786328137994">
                <text:p>1.82786328137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2703196913583">
                <text:p>1.827031969135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2621094254427">
                <text:p>1.82621094254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2539997716859">
                <text:p>1.82539997716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245988555194">
                <text:p>1.8245988555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38073667776">
                <text:p>1.8238073667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2302530653101">
                <text:p>1.82302530653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2225247652354">
                <text:p>1.822252476523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2148868441643">
                <text:p>1.82148868441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2073374356068">
                <text:p>1.82073374356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1998747278023">
                <text:p>1.819987472780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1924969616515">
                <text:p>1.819249696165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1852024287441">
                <text:p>1.81852024287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1779894694764">
                <text:p>1.81779894694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1708564712538">
                <text:p>1.81708564712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1638018667743">
                <text:p>1.816380186677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1568241323887">
                <text:p>1.81568241323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1499217865329">
                <text:p>1.814992178653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1430933882288">
                <text:p>1.81430933882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1363375356504">
                <text:p>1.81363375356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129652864752">
                <text:p>1.8129652864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23038047955">
                <text:p>1.8123038047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1164917928898">
                <text:p>1.811649179288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1100128411913">
                <text:p>1.811001284119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1035999673446">
                <text:p>1.81035999673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0972519775783">
                <text:p>1.809725197757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0909677088035">
                <text:p>1.80909677088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084746027596">
                <text:p>1.80847460275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0785858292199">
                <text:p>1.807858582921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0724860366898">
                <text:p>1.80724860366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0664455998717">
                <text:p>1.806644559987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0604634946178">
                <text:p>1.806046349461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0545387219372">
                <text:p>1.805453872193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0486703071969">
                <text:p>1.804867030719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042857299356">
                <text:p>1.8042857299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0370987702271">
                <text:p>1.80370987702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0313938137677">
                <text:p>1.803139381376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0257415453976">
                <text:p>1.80257415453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0201411013422">
                <text:p>1.80201411013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0145916379999">
                <text:p>1.8014591637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009092331334">
                <text:p>1.8009092331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0036423762861">
                <text:p>1.80036423762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9982409862115">
                <text:p>1.79982409862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9928873923346">
                <text:p>1.799288739233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9875808432246">
                <text:p>1.79875808432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9823206042898">
                <text:p>1.798232060428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9771059572896">
                <text:p>1.79771059572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9719361998642">
                <text:p>1.797193619986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9668106450806">
                <text:p>1.79668106450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9617286209945">
                <text:p>1.796172862099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9566894702279">
                <text:p>1.795668947022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95169254956">
                <text:p>1.795169254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9467372295337">
                <text:p>1.79467372295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9418228940744">
                <text:p>1.794182289407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9369489401221">
                <text:p>1.79369489401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9321147772758">
                <text:p>1.793211477727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92731982745">
                <text:p>1.7927319827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9225635245419">
                <text:p>1.792256352454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9178453141108">
                <text:p>1.79178453141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9131646530668">
                <text:p>1.79131646530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9085210093702">
                <text:p>1.79085210093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903913861741">
                <text:p>1.79039138617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8993426993768">
                <text:p>1.78993426993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948070216807">
                <text:p>1.789480702168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8903063379973">
                <text:p>1.789030633799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8858401673572">
                <text:p>1.788584016735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19cm" svg:height="4.119cm" xlink:href=".." xlink:type="simple" chart:class="chart:line" chart:style-name="ch1">
        <chart:legend chart:legend-position="end" svg:x="7.137cm" svg:y="1.747cm" style:legend-expansion="high" chart:style-name="ch2"/>
        <chart:plot-area chart:style-name="ch3" table:cell-range-address="Sheet2.E1:Sheet2.E172" chart:data-source-has-labels="row" svg:x="0.808cm" svg:y="0.474cm" svg:width="6.148cm" svg:height="3.563cm">
          <chartooo:coordinate-region svg:x="1.535cm" svg:y="0.686cm" svg:width="5.364cm" svg:height="2.2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:Sheet2.E172" chart:label-cell-address="Sheet2.E1:Sheet2.E2" chart:class="chart:line">
            <chart:data-point chart:repeated="1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 1/R</text:p>
                <text:list>
                  <text:list-item>
                    <text:p>Dif 1/R</text:p>
                  </text:list-item>
                  <text:list-item>
                    <text:p/>
                  </text:list-item>
                </text:list>
                <draw:g>
                  <svg:desc>Sheet2.E1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25">
                <text:p>0.3125</text:p>
                <draw:g>
                  <svg:desc>Sheet2.E3:Sheet2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2783203125">
                <text:p>0.102783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9528198242183">
                <text:p>0.0719528198242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8852214813237">
                <text:p>0.053885221481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288646101952">
                <text:p>0.04228864610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3436896800995">
                <text:p>0.0343436896800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270613432857">
                <text:p>0.028627061343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3540825686068">
                <text:p>0.0243540825686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0616238855441">
                <text:p>0.0210616238855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4610496140034">
                <text:p>0.0184610496140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3642978049281">
                <text:p>0.0163642978049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6442222869716">
                <text:p>0.0146442222869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2121374354317">
                <text:p>0.0132121374354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0045126845043">
                <text:p>0.0120045126845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9747767656305">
                <text:p>0.0109747767656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880973752138">
                <text:p>0.0100880973752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31795745652897">
                <text:p>0.00931795745652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64385131178747">
                <text:p>0.00864385131178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04969854721627">
                <text:p>0.00804969854721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52272977420931">
                <text:p>0.00752272977420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05268933627989">
                <text:p>0.00705268933627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6312553984873">
                <text:p>0.0066312553984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25161179607869">
                <text:p>0.00625161179607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90812760077419">
                <text:p>0.00590812760077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596114303553">
                <text:p>0.005596114303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31163970084059">
                <text:p>0.00531163970084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5138373442082">
                <text:p>0.00505138373442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81252573726954">
                <text:p>0.0048125257372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59265544526311">
                <text:p>0.00459265544526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38970217491597">
                <text:p>0.00438970217491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0187801714911">
                <text:p>0.00420187801714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02763193993927">
                <text:p>0.00402763193993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8656124509866">
                <text:p>0.0038656124509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71463702885833">
                <text:p>0.00371463702885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7366694454364">
                <text:p>0.00357366694454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44178640501402">
                <text:p>0.00344178640501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31818518428495">
                <text:p>0.00331818518428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20214408553765">
                <text:p>0.00320214408553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09302271452827">
                <text:p>0.00309302271452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99024915011992">
                <text:p>0.00299024915011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9331117994385">
                <text:p>0.00289331117994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80174883358142">
                <text:p>0.00280174883358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1514799636252">
                <text:p>0.00271514799636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63313492713735">
                <text:p>0.00263313492713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5537153534524">
                <text:p>0.00255537153534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8155129852035">
                <text:p>0.00248155129852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41139572191096">
                <text:p>0.0024113957219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4465125879835">
                <text:p>0.002344651258798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28108662358206">
                <text:p>0.00228108662358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22049044091666">
                <text:p>0.00222049044091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16266918324437">
                <text:p>0.00216266918324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10744535662832">
                <text:p>0.00210744535662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05465590098552">
                <text:p>0.00205465590098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00415077595073">
                <text:p>0.00200415077595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5579170794402">
                <text:p>0.001955791707944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0945107758012">
                <text:p>0.00190945107758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86501092954261">
                <text:p>0.00186501092954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82236208963782">
                <text:p>0.00182236208963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78140337582233">
                <text:p>0.00178140337582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4204089184604">
                <text:p>0.00174204089184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70418739366718">
                <text:p>0.00170418739366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6776172011685">
                <text:p>0.00166776172011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63268828039564">
                <text:p>0.00163268828039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59889659195134">
                <text:p>0.00159889659195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56632086309538">
                <text:p>0.00156632086309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53489961543096">
                <text:p>0.00153489961543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5045753417624">
                <text:p>0.0015045753417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7529419569681">
                <text:p>0.00147529419569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44700570957723">
                <text:p>0.00144700570957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41966253782311">
                <text:p>0.00141966253782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393220223044">
                <text:p>0.001393220223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36763698264142">
                <text:p>0.00136763698264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3428735138461">
                <text:p>0.0013428735138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1889281536712">
                <text:p>0.00131889281536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9566002405523">
                <text:p>0.00129566002405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7314226511732">
                <text:p>0.00127314226511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5130851461708">
                <text:p>0.00125130851461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3012947309742">
                <text:p>0.00123012947309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20957744930839">
                <text:p>0.00120957744930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18962625311525">
                <text:p>0.0011896262531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17025109674795">
                <text:p>0.001170251096747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5142850367156">
                <text:p>0.00115142850367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13313622438205">
                <text:p>0.00113313622438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1535315854749">
                <text:p>0.00111535315854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9805928292728">
                <text:p>0.00109805928292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8123558460127">
                <text:p>0.00108123558460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6486399904115">
                <text:p>0.00106486399904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4892735263884">
                <text:p>0.001048927352638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03340930931339">
                <text:p>0.00103340930931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1829432087253">
                <text:p>0.00101829432087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035675808262">
                <text:p>0.00100356758082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989214981370612">
                <text:p>0.000989214981370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75223073307108">
                <text:p>0.000975223073307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61579028647464">
                <text:p>0.000961579028647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948270605725998">
                <text:p>0.000948270605725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35286116594769">
                <text:p>0.000935286116594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922614396557497">
                <text:p>0.000922614396557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10244775671698">
                <text:p>0.000910244775671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8167052062915">
                <text:p>0.0008981670520629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86371466943814">
                <text:p>0.0008863714669438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74848681184703">
                <text:p>0.000874848681184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63589753347549">
                <text:p>0.0008635897533475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52586119069354">
                <text:p>0.000852586119069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41829571699648">
                <text:p>0.000841829571699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31312244105487">
                <text:p>0.000831312244105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21026591564911">
                <text:p>0.0008210265915649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10965375674932">
                <text:p>0.000810965375674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8011216491981">
                <text:p>0.0008011216491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791488741798796">
                <text:p>0.000791488741798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782060246591776">
                <text:p>0.000782060246591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772830007461645">
                <text:p>0.000772830007461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763792107110195">
                <text:p>0.000763792107110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54940855749897">
                <text:p>0.000754940855749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746270780456637">
                <text:p>0.0007462707804566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737776615080676">
                <text:p>0.000737776615080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729453290734261">
                <text:p>0.0007294532907342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721295926769727">
                <text:p>0.000721295926769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713299822265867">
                <text:p>0.000713299822265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05460447948614">
                <text:p>0.000705460447948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97773438554261">
                <text:p>0.000697773438554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690234585579264">
                <text:p>0.000690234585579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682839830417281">
                <text:p>0.000682839830417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675585257841949">
                <text:p>0.000675585257841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668467089832037">
                <text:p>0.000668467089832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661481679700149">
                <text:p>0.000661481679700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654625506524509">
                <text:p>0.000654625506524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47895169851864">
                <text:p>0.000647895169851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641287384671285">
                <text:p>0.0006412873846712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634798976629103">
                <text:p>0.000634798976629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28426877477661">
                <text:p>0.000628426877477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622168120744782">
                <text:p>0.0006221681207447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6160198376155">
                <text:p>0.00061601983761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609979253004322">
                <text:p>0.000609979253004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604043681816213">
                <text:p>0.0006040436818162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98210525383447">
                <text:p>0.000598210525383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92477268068548">
                <text:p>0.000592477268068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86841474022437">
                <text:p>0.000586841474022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81300784097349">
                <text:p>0.000581300784097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75852912890751">
                <text:p>0.000575852912890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70495645935587">
                <text:p>0.000570495645935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565226837005328">
                <text:p>0.000565226837005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60044405548021">
                <text:p>0.000560044405548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54946334229589">
                <text:p>0.000554946334229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49930666588372">
                <text:p>0.000549930666588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544995504785151">
                <text:p>0.000544995504785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540139007463525">
                <text:p>0.000540139007463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35359387691781">
                <text:p>0.000535359387691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30654910995354">
                <text:p>0.000530654910995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26023893479666">
                <text:p>0.000526023893479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521464700021124">
                <text:p>0.000521464700021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16975742543391">
                <text:p>0.0005169757425433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512555478362708">
                <text:p>0.0005125554783627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508202408601832">
                <text:p>0.000508202408601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03915076666361">
                <text:p>0.000503915076666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99692066788349">
                <text:p>0.000499692066788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95532002628307">
                <text:p>0.000495532002628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491433545929176">
                <text:p>0.000491433545929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487395395230239">
                <text:p>0.0004873953952302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483416284627003">
                <text:p>0.000483416284627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479494982587481">
                <text:p>0.000479494982587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475630290806883">
                <text:p>0.0004756302908068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71821043110499">
                <text:p>0.0004718210431104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68066104404086">
                <text:p>0.000468066104404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64364369654691">
                <text:p>0.0004643643696546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60714762921866">
                <text:p>0.0004607147629218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5711623641842">
                <text:p>0.00045711623641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53567769608032">
                <text:p>0.0004535677696080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50068368339496">
                <text:p>0.0004500683683394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661706401139">
                <text:p>0.000446617064011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